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XU A15" table:style-name="ta1">
        <table:table-column table:style-name="co1" table:number-columns-repeated="14" table:default-cell-style-name="ce1"/>
        <table:table-row table:style-name="ro1">
          <table:table-cell office:value-type="string">
            <text:p>#Name</text:p>
          </table:table-cell>
          <table:table-cell office:value-type="string">
            <text:p>Start(s)</text:p>
          </table:table-cell>
          <table:table-cell office:value-type="string">
            <text:p>End(s)</text:p>
          </table:table-cell>
          <table:table-cell office:value-type="string">
            <text:p>Runtime(s)</text:p>
          </table:table-cell>
          <table:table-cell office:value-type="string">
            <text:p>Average Power(CPU)</text:p>
          </table:table-cell>
          <table:table-cell office:value-type="string">
            <text:p>Average CPU Frequency(MHz)</text:p>
          </table:table-cell>
          <table:table-cell office:value-type="string">
            <text:p>Energy Used(CPU)</text:p>
          </table:table-cell>
          <table:table-cell office:value-type="string">
            <text:p>Cycles</text:p>
          </table:table-cell>
          <table:table-cell office:value-type="string">
            <text:p>Instructions</text:p>
          </table:table-cell>
          <table:table-cell office:value-type="string">
            <text:p>CPI</text:p>
          </table:table-cell>
          <table:table-cell office:value-type="string">
            <text:p>ICP</text:p>
          </table:table-cell>
          <table:table-cell office:value-type="string">
            <text:p>Cache References</text:p>
          </table:table-cell>
          <table:table-cell office:value-type="string">
            <text:p>Cache Misses</text:p>
          </table:table-cell>
          <table:table-cell office:value-type="string">
            <text:p>Bus Cycles</text:p>
          </table:table-cell>
        </table:table-row>
        <table:table-row table:style-name="ro2">
          <table:table-cell office:value-type="string">
            <text:p>automotive_bitcount</text:p>
          </table:table-cell>
          <table:table-cell office:value-type="string">
            <text:p>0,00</text:p>
          </table:table-cell>
          <table:table-cell office:value-type="string">
            <text:p>18,68652</text:p>
          </table:table-cell>
          <table:table-cell office:value-type="string">
            <text:p>18,69</text:p>
          </table:table-cell>
          <table:table-cell office:value-type="string">
            <text:p>2,84875</text:p>
          </table:table-cell>
          <table:table-cell office:value-type="float" office:value="1600">
            <text:p>1600</text:p>
          </table:table-cell>
          <table:table-cell office:value-type="string">
            <text:p>53,23322385</text:p>
          </table:table-cell>
          <table:table-cell office:value-type="float" office:value="29755239548">
            <text:p>29755239548</text:p>
          </table:table-cell>
          <table:table-cell office:value-type="float" office:value="46128174757">
            <text:p>46128174757</text:p>
          </table:table-cell>
          <table:table-cell office:value-type="string">
            <text:p>0,6450556456</text:p>
          </table:table-cell>
          <table:table-cell office:value-type="string">
            <text:p>1,550253853</text:p>
          </table:table-cell>
          <table:table-cell office:value-type="float" office:value="3198309164">
            <text:p>3198309164</text:p>
          </table:table-cell>
          <table:table-cell office:value-type="float" office:value="156008">
            <text:p>156008</text:p>
          </table:table-cell>
          <table:table-cell office:value-type="float" office:value="9876182846">
            <text:p>9876182846</text:p>
          </table:table-cell>
        </table:table-row>
        <table:table-row table:style-name="ro2">
          <table:table-cell office:value-type="string">
            <text:p>automotive_qsort1</text:p>
          </table:table-cell>
          <table:table-cell office:value-type="string">
            <text:p>18,74</text:p>
          </table:table-cell>
          <table:table-cell office:value-type="string">
            <text:p>38,53016</text:p>
          </table:table-cell>
          <table:table-cell office:value-type="string">
            <text:p>19,79</text:p>
          </table:table-cell>
          <table:table-cell office:value-type="string">
            <text:p>2,978356</text:p>
          </table:table-cell>
          <table:table-cell office:value-type="float" office:value="1600">
            <text:p>1600</text:p>
          </table:table-cell>
          <table:table-cell office:value-type="string">
            <text:p>58,94214178</text:p>
          </table:table-cell>
          <table:table-cell office:value-type="float" office:value="31599018273">
            <text:p>31599018273</text:p>
          </table:table-cell>
          <table:table-cell office:value-type="float" office:value="32218615036">
            <text:p>32218615036</text:p>
          </table:table-cell>
          <table:table-cell office:value-type="string">
            <text:p>0,9807689821</text:p>
          </table:table-cell>
          <table:table-cell office:value-type="string">
            <text:p>1,019608102</text:p>
          </table:table-cell>
          <table:table-cell office:value-type="float" office:value="9731780663">
            <text:p>9731780663</text:p>
          </table:table-cell>
          <table:table-cell office:value-type="string">
            <text:p>33126486,2</text:p>
          </table:table-cell>
          <table:table-cell office:value-type="float" office:value="10533224565">
            <text:p>10533224565</text:p>
          </table:table-cell>
        </table:table-row>
        <table:table-row table:style-name="ro2">
          <table:table-cell office:value-type="string">
            <text:p>automotive_susan_c</text:p>
          </table:table-cell>
          <table:table-cell office:value-type="string">
            <text:p>38,74</text:p>
          </table:table-cell>
          <table:table-cell office:value-type="string">
            <text:p>58,7588</text:p>
          </table:table-cell>
          <table:table-cell office:value-type="string">
            <text:p>20,02</text:p>
          </table:table-cell>
          <table:table-cell office:value-type="string">
            <text:p>2,862866</text:p>
          </table:table-cell>
          <table:table-cell office:value-type="float" office:value="1600">
            <text:p>1600</text:p>
          </table:table-cell>
          <table:table-cell office:value-type="string">
            <text:p>57,31114188</text:p>
          </table:table-cell>
          <table:table-cell office:value-type="float" office:value="26377709020">
            <text:p>26377709020</text:p>
          </table:table-cell>
          <table:table-cell office:value-type="float" office:value="35877413685">
            <text:p>35877413685</text:p>
          </table:table-cell>
          <table:table-cell office:value-type="string">
            <text:p>0,7352176846</text:p>
          </table:table-cell>
          <table:table-cell office:value-type="string">
            <text:p>1,360141385</text:p>
          </table:table-cell>
          <table:table-cell office:value-type="float" office:value="19986884634">
            <text:p>19986884634</text:p>
          </table:table-cell>
          <table:table-cell office:value-type="string">
            <text:p>40361096,4</text:p>
          </table:table-cell>
          <table:table-cell office:value-type="float" office:value="8798603123">
            <text:p>8798603123</text:p>
          </table:table-cell>
        </table:table-row>
        <table:table-row table:style-name="ro2">
          <table:table-cell office:value-type="string">
            <text:p>automotive_susan_e</text:p>
          </table:table-cell>
          <table:table-cell office:value-type="string">
            <text:p>58,81</text:p>
          </table:table-cell>
          <table:table-cell office:value-type="string">
            <text:p>74,39004</text:p>
          </table:table-cell>
          <table:table-cell office:value-type="string">
            <text:p>15,58</text:p>
          </table:table-cell>
          <table:table-cell office:value-type="string">
            <text:p>3,084328</text:p>
          </table:table-cell>
          <table:table-cell office:value-type="float" office:value="1600">
            <text:p>1600</text:p>
          </table:table-cell>
          <table:table-cell office:value-type="string">
            <text:p>48,05395361</text:p>
          </table:table-cell>
          <table:table-cell office:value-type="float" office:value="23433166813">
            <text:p>23433166813</text:p>
          </table:table-cell>
          <table:table-cell office:value-type="float" office:value="35256125509">
            <text:p>35256125509</text:p>
          </table:table-cell>
          <table:table-cell office:value-type="string">
            <text:p>0,6646551904</text:p>
          </table:table-cell>
          <table:table-cell office:value-type="string">
            <text:p>1,504539518</text:p>
          </table:table-cell>
          <table:table-cell office:value-type="float" office:value="17164245095">
            <text:p>17164245095</text:p>
          </table:table-cell>
          <table:table-cell office:value-type="string">
            <text:p>26110241,8</text:p>
          </table:table-cell>
          <table:table-cell office:value-type="float" office:value="7799043180">
            <text:p>7799043180</text:p>
          </table:table-cell>
        </table:table-row>
        <table:table-row table:style-name="ro2">
          <table:table-cell office:value-type="string">
            <text:p>automotive_susan_s</text:p>
          </table:table-cell>
          <table:table-cell office:value-type="string">
            <text:p>74,45</text:p>
          </table:table-cell>
          <table:table-cell office:value-type="string">
            <text:p>86,64204</text:p>
          </table:table-cell>
          <table:table-cell office:value-type="string">
            <text:p>12,19</text:p>
          </table:table-cell>
          <table:table-cell office:value-type="string">
            <text:p>3,220918</text:p>
          </table:table-cell>
          <table:table-cell office:value-type="float" office:value="1600">
            <text:p>1600</text:p>
          </table:table-cell>
          <table:table-cell office:value-type="string">
            <text:p>39,26956109</text:p>
          </table:table-cell>
          <table:table-cell office:value-type="float" office:value="19418333947">
            <text:p>19418333947</text:p>
          </table:table-cell>
          <table:table-cell office:value-type="float" office:value="32553432794">
            <text:p>32553432794</text:p>
          </table:table-cell>
          <table:table-cell office:value-type="string">
            <text:p>0,5965064904</text:p>
          </table:table-cell>
          <table:table-cell office:value-type="string">
            <text:p>1,676427694</text:p>
          </table:table-cell>
          <table:table-cell office:value-type="float" office:value="9265694386">
            <text:p>9265694386</text:p>
          </table:table-cell>
          <table:table-cell office:value-type="string">
            <text:p>2121308,4</text:p>
          </table:table-cell>
          <table:table-cell office:value-type="float" office:value="6473420224">
            <text:p>6473420224</text:p>
          </table:table-cell>
        </table:table-row>
        <table:table-row table:style-name="ro2">
          <table:table-cell office:value-type="string">
            <text:p>bzip2d</text:p>
          </table:table-cell>
          <table:table-cell office:value-type="string">
            <text:p>86,70</text:p>
          </table:table-cell>
          <table:table-cell office:value-type="string">
            <text:p>110,4668</text:p>
          </table:table-cell>
          <table:table-cell office:value-type="string">
            <text:p>23,77</text:p>
          </table:table-cell>
          <table:table-cell office:value-type="string">
            <text:p>2,572088</text:p>
          </table:table-cell>
          <table:table-cell office:value-type="float" office:value="1600">
            <text:p>1600</text:p>
          </table:table-cell>
          <table:table-cell office:value-type="string">
            <text:p>61,13030108</text:p>
          </table:table-cell>
          <table:table-cell office:value-type="float" office:value="31899296854">
            <text:p>31899296854</text:p>
          </table:table-cell>
          <table:table-cell office:value-type="float" office:value="16450606827">
            <text:p>16450606827</text:p>
          </table:table-cell>
          <table:table-cell office:value-type="string">
            <text:p>1,93909545</text:p>
          </table:table-cell>
          <table:table-cell office:value-type="string">
            <text:p>0,5157043712</text:p>
          </table:table-cell>
          <table:table-cell office:value-type="float" office:value="7908629982">
            <text:p>7908629982</text:p>
          </table:table-cell>
          <table:table-cell office:value-type="string">
            <text:p>115424209,6</text:p>
          </table:table-cell>
          <table:table-cell office:value-type="float" office:value="10637260103">
            <text:p>10637260103</text:p>
          </table:table-cell>
        </table:table-row>
        <table:table-row table:style-name="ro2">
          <table:table-cell office:value-type="string">
            <text:p>bzip2e</text:p>
          </table:table-cell>
          <table:table-cell office:value-type="string">
            <text:p>114,02</text:p>
          </table:table-cell>
          <table:table-cell office:value-type="string">
            <text:p>132,8488</text:p>
          </table:table-cell>
          <table:table-cell office:value-type="string">
            <text:p>18,83</text:p>
          </table:table-cell>
          <table:table-cell office:value-type="string">
            <text:p>2,862864</text:p>
          </table:table-cell>
          <table:table-cell office:value-type="float" office:value="1600">
            <text:p>1600</text:p>
          </table:table-cell>
          <table:table-cell office:value-type="string">
            <text:p>53,90429368</text:p>
          </table:table-cell>
          <table:table-cell office:value-type="float" office:value="29694413432">
            <text:p>29694413432</text:p>
          </table:table-cell>
          <table:table-cell office:value-type="float" office:value="20481171768">
            <text:p>20481171768</text:p>
          </table:table-cell>
          <table:table-cell office:value-type="string">
            <text:p>1,449839578</text:p>
          </table:table-cell>
          <table:table-cell office:value-type="string">
            <text:p>0,6897314815</text:p>
          </table:table-cell>
          <table:table-cell office:value-type="float" office:value="11408496022">
            <text:p>11408496022</text:p>
          </table:table-cell>
          <table:table-cell office:value-type="string">
            <text:p>258654708,2</text:p>
          </table:table-cell>
          <table:table-cell office:value-type="float" office:value="9899128821">
            <text:p>9899128821</text:p>
          </table:table-cell>
        </table:table-row>
        <table:table-row table:style-name="ro2">
          <table:table-cell office:value-type="string">
            <text:p>consumer_jpeg_c</text:p>
          </table:table-cell>
          <table:table-cell office:value-type="string">
            <text:p>135,19</text:p>
          </table:table-cell>
          <table:table-cell office:value-type="string">
            <text:p>158,96</text:p>
          </table:table-cell>
          <table:table-cell office:value-type="string">
            <text:p>23,77</text:p>
          </table:table-cell>
          <table:table-cell office:value-type="string">
            <text:p>2,647028</text:p>
          </table:table-cell>
          <table:table-cell office:value-type="float" office:value="1600">
            <text:p>1600</text:p>
          </table:table-cell>
          <table:table-cell office:value-type="string">
            <text:p>62,91985556</text:p>
          </table:table-cell>
          <table:table-cell office:value-type="float" office:value="26425991236">
            <text:p>26425991236</text:p>
          </table:table-cell>
          <table:table-cell office:value-type="float" office:value="34043054203">
            <text:p>34043054203</text:p>
          </table:table-cell>
          <table:table-cell office:value-type="string">
            <text:p>0,7762520683</text:p>
          </table:table-cell>
          <table:table-cell office:value-type="string">
            <text:p>1,288241334</text:p>
          </table:table-cell>
          <table:table-cell office:value-type="float" office:value="14794122089">
            <text:p>14794122089</text:p>
          </table:table-cell>
          <table:table-cell office:value-type="float" office:value="49266446">
            <text:p>49266446</text:p>
          </table:table-cell>
          <table:table-cell office:value-type="float" office:value="8809567130">
            <text:p>8809567130</text:p>
          </table:table-cell>
        </table:table-row>
        <table:table-row table:style-name="ro2">
          <table:table-cell office:value-type="string">
            <text:p>consumer_jpeg_d</text:p>
          </table:table-cell>
          <table:table-cell office:value-type="string">
            <text:p>159,09</text:p>
          </table:table-cell>
          <table:table-cell office:value-type="string">
            <text:p>246,2736</text:p>
          </table:table-cell>
          <table:table-cell office:value-type="string">
            <text:p>87,18</text:p>
          </table:table-cell>
          <table:table-cell office:value-type="string">
            <text:p>2,011446</text:p>
          </table:table-cell>
          <table:table-cell office:value-type="float" office:value="1600">
            <text:p>1600</text:p>
          </table:table-cell>
          <table:table-cell office:value-type="string">
            <text:p>175,3651035</text:p>
          </table:table-cell>
          <table:table-cell office:value-type="float" office:value="33100089865">
            <text:p>33100089865</text:p>
          </table:table-cell>
          <table:table-cell office:value-type="float" office:value="37112277266">
            <text:p>37112277266</text:p>
          </table:table-cell>
          <table:table-cell office:value-type="string">
            <text:p>0,891890563</text:p>
          </table:table-cell>
          <table:table-cell office:value-type="string">
            <text:p>1,121213792</text:p>
          </table:table-cell>
          <table:table-cell office:value-type="float" office:value="16597429168">
            <text:p>16597429168</text:p>
          </table:table-cell>
          <table:table-cell office:value-type="string">
            <text:p>79805191,2</text:p>
          </table:table-cell>
          <table:table-cell office:value-type="float" office:value="11032039651">
            <text:p>11032039651</text:p>
          </table:table-cell>
        </table:table-row>
        <table:table-row table:style-name="ro2">
          <table:table-cell office:value-type="string">
            <text:p>consumer_tiff2bw</text:p>
          </table:table-cell>
          <table:table-cell office:value-type="string">
            <text:p>246,42</text:p>
          </table:table-cell>
          <table:table-cell office:value-type="string">
            <text:p>350,0066</text:p>
          </table:table-cell>
          <table:table-cell office:value-type="string">
            <text:p>103,59</text:p>
          </table:table-cell>
          <table:table-cell office:value-type="string">
            <text:p>2,007848</text:p>
          </table:table-cell>
          <table:table-cell office:value-type="float" office:value="1600">
            <text:p>1600</text:p>
          </table:table-cell>
          <table:table-cell office:value-type="string">
            <text:p>207,9861476</text:p>
          </table:table-cell>
          <table:table-cell office:value-type="float" office:value="26043363285">
            <text:p>26043363285</text:p>
          </table:table-cell>
          <table:table-cell office:value-type="float" office:value="30837709674">
            <text:p>30837709674</text:p>
          </table:table-cell>
          <table:table-cell office:value-type="string">
            <text:p>0,8445297514</text:p>
          </table:table-cell>
          <table:table-cell office:value-type="string">
            <text:p>1,184090908</text:p>
          </table:table-cell>
          <table:table-cell office:value-type="float" office:value="10712052087">
            <text:p>10712052087</text:p>
          </table:table-cell>
          <table:table-cell office:value-type="string">
            <text:p>95148678,2</text:p>
          </table:table-cell>
          <table:table-cell office:value-type="float" office:value="8681282396">
            <text:p>8681282396</text:p>
          </table:table-cell>
        </table:table-row>
        <table:table-row table:style-name="ro2">
          <table:table-cell office:value-type="string">
            <text:p>consumer_tiff2rgba</text:p>
          </table:table-cell>
          <table:table-cell office:value-type="string">
            <text:p>350,06</text:p>
          </table:table-cell>
          <table:table-cell office:value-type="string">
            <text:p>436,3726</text:p>
          </table:table-cell>
          <table:table-cell office:value-type="string">
            <text:p>86,31</text:p>
          </table:table-cell>
          <table:table-cell office:value-type="string">
            <text:p>2,033986</text:p>
          </table:table-cell>
          <table:table-cell office:value-type="float" office:value="1600">
            <text:p>1600</text:p>
          </table:table-cell>
          <table:table-cell office:value-type="string">
            <text:p>175,55862</text:p>
          </table:table-cell>
          <table:table-cell office:value-type="float" office:value="33199022590">
            <text:p>33199022590</text:p>
          </table:table-cell>
          <table:table-cell office:value-type="float" office:value="32426196875">
            <text:p>32426196875</text:p>
          </table:table-cell>
          <table:table-cell office:value-type="string">
            <text:p>1,023833375</text:p>
          </table:table-cell>
          <table:table-cell office:value-type="string">
            <text:p>0,9767214317</text:p>
          </table:table-cell>
          <table:table-cell office:value-type="float" office:value="12620798373">
            <text:p>12620798373</text:p>
          </table:table-cell>
          <table:table-cell office:value-type="string">
            <text:p>160103922,4</text:p>
          </table:table-cell>
          <table:table-cell office:value-type="float" office:value="11066239722">
            <text:p>11066239722</text:p>
          </table:table-cell>
        </table:table-row>
        <table:table-row table:style-name="ro2">
          <table:table-cell office:value-type="string">
            <text:p>consumer_tiffdither</text:p>
          </table:table-cell>
          <table:table-cell office:value-type="string">
            <text:p>436,43</text:p>
          </table:table-cell>
          <table:table-cell office:value-type="string">
            <text:p>479,6734</text:p>
          </table:table-cell>
          <table:table-cell office:value-type="string">
            <text:p>43,24</text:p>
          </table:table-cell>
          <table:table-cell office:value-type="string">
            <text:p>2,301988</text:p>
          </table:table-cell>
          <table:table-cell office:value-type="float" office:value="1600">
            <text:p>1600</text:p>
          </table:table-cell>
          <table:table-cell office:value-type="string">
            <text:p>99,54578788</text:p>
          </table:table-cell>
          <table:table-cell office:value-type="float" office:value="28736875026">
            <text:p>28736875026</text:p>
          </table:table-cell>
          <table:table-cell office:value-type="float" office:value="32052159352">
            <text:p>32052159352</text:p>
          </table:table-cell>
          <table:table-cell office:value-type="string">
            <text:p>0,8965659602</text:p>
          </table:table-cell>
          <table:table-cell office:value-type="string">
            <text:p>1,115366905</text:p>
          </table:table-cell>
          <table:table-cell office:value-type="float" office:value="8532907317">
            <text:p>8532907317</text:p>
          </table:table-cell>
          <table:table-cell office:value-type="float" office:value="41811333">
            <text:p>41811333</text:p>
          </table:table-cell>
          <table:table-cell office:value-type="float" office:value="9563108473">
            <text:p>9563108473</text:p>
          </table:table-cell>
        </table:table-row>
        <table:table-row table:style-name="ro2">
          <table:table-cell office:value-type="string">
            <text:p>consumer_tiffmedian</text:p>
          </table:table-cell>
          <table:table-cell office:value-type="string">
            <text:p>479,73</text:p>
          </table:table-cell>
          <table:table-cell office:value-type="string">
            <text:p>536,0972</text:p>
          </table:table-cell>
          <table:table-cell office:value-type="string">
            <text:p>56,37</text:p>
          </table:table-cell>
          <table:table-cell office:value-type="string">
            <text:p>2,290154</text:p>
          </table:table-cell>
          <table:table-cell office:value-type="float" office:value="1600">
            <text:p>1600</text:p>
          </table:table-cell>
          <table:table-cell office:value-type="string">
            <text:p>129,0895685</text:p>
          </table:table-cell>
          <table:table-cell office:value-type="float" office:value="32802017663">
            <text:p>32802017663</text:p>
          </table:table-cell>
          <table:table-cell office:value-type="float" office:value="32767168065">
            <text:p>32767168065</text:p>
          </table:table-cell>
          <table:table-cell office:value-type="string">
            <text:p>1,001063552</text:p>
          </table:table-cell>
          <table:table-cell office:value-type="string">
            <text:p>0,9989375776</text:p>
          </table:table-cell>
          <table:table-cell office:value-type="float" office:value="12951125543">
            <text:p>12951125543</text:p>
          </table:table-cell>
          <table:table-cell office:value-type="string">
            <text:p>135525037,6</text:p>
          </table:table-cell>
          <table:table-cell office:value-type="float" office:value="10931368720">
            <text:p>10931368720</text:p>
          </table:table-cell>
        </table:table-row>
        <table:table-row table:style-name="ro2">
          <table:table-cell office:value-type="string">
            <text:p>network_dijkstra</text:p>
          </table:table-cell>
          <table:table-cell office:value-type="string">
            <text:p>536,21</text:p>
          </table:table-cell>
          <table:table-cell office:value-type="string">
            <text:p>544,1688</text:p>
          </table:table-cell>
          <table:table-cell office:value-type="string">
            <text:p>7,96</text:p>
          </table:table-cell>
          <table:table-cell office:value-type="string">
            <text:p>2,793318</text:p>
          </table:table-cell>
          <table:table-cell office:value-type="float" office:value="1600">
            <text:p>1600</text:p>
          </table:table-cell>
          <table:table-cell office:value-type="string">
            <text:p>22,2314593</text:p>
          </table:table-cell>
          <table:table-cell office:value-type="float" office:value="12659802156">
            <text:p>12659802156</text:p>
          </table:table-cell>
          <table:table-cell office:value-type="float" office:value="6569402823">
            <text:p>6569402823</text:p>
          </table:table-cell>
          <table:table-cell office:value-type="string">
            <text:p>1,927085688</text:p>
          </table:table-cell>
          <table:table-cell office:value-type="string">
            <text:p>0,518918285</text:p>
          </table:table-cell>
          <table:table-cell office:value-type="float" office:value="2765248227">
            <text:p>2765248227</text:p>
          </table:table-cell>
          <table:table-cell office:value-type="float" office:value="101324">
            <text:p>101324</text:p>
          </table:table-cell>
          <table:table-cell office:value-type="float" office:value="4219953779">
            <text:p>4219953779</text:p>
          </table:table-cell>
        </table:table-row>
        <table:table-row table:style-name="ro2">
          <table:table-cell office:value-type="string">
            <text:p>network_patricia</text:p>
          </table:table-cell>
          <table:table-cell office:value-type="string">
            <text:p>544,22</text:p>
          </table:table-cell>
          <table:table-cell office:value-type="string">
            <text:p>560,5382</text:p>
          </table:table-cell>
          <table:table-cell office:value-type="string">
            <text:p>16,32</text:p>
          </table:table-cell>
          <table:table-cell office:value-type="string">
            <text:p>2,877572</text:p>
          </table:table-cell>
          <table:table-cell office:value-type="float" office:value="1600">
            <text:p>1600</text:p>
          </table:table-cell>
          <table:table-cell office:value-type="string">
            <text:p>46,95679541</text:p>
          </table:table-cell>
          <table:table-cell office:value-type="float" office:value="25996660879">
            <text:p>25996660879</text:p>
          </table:table-cell>
          <table:table-cell office:value-type="float" office:value="16129534408">
            <text:p>16129534408</text:p>
          </table:table-cell>
          <table:table-cell office:value-type="string">
            <text:p>1,611742796</text:p>
          </table:table-cell>
          <table:table-cell office:value-type="string">
            <text:p>0,6204463905</text:p>
          </table:table-cell>
          <table:table-cell office:value-type="float" office:value="5505010884">
            <text:p>5505010884</text:p>
          </table:table-cell>
          <table:table-cell office:value-type="float" office:value="40775341">
            <text:p>40775341</text:p>
          </table:table-cell>
          <table:table-cell office:value-type="float" office:value="8665547807">
            <text:p>8665547807</text:p>
          </table:table-cell>
        </table:table-row>
        <table:table-row table:style-name="ro2">
          <table:table-cell office:value-type="string">
            <text:p>office_ghostscript</text:p>
          </table:table-cell>
          <table:table-cell office:value-type="string">
            <text:p>560,59</text:p>
          </table:table-cell>
          <table:table-cell office:value-type="string">
            <text:p>587,2918</text:p>
          </table:table-cell>
          <table:table-cell office:value-type="string">
            <text:p>26,70</text:p>
          </table:table-cell>
          <table:table-cell office:value-type="string">
            <text:p>3,016098</text:p>
          </table:table-cell>
          <table:table-cell office:value-type="float" office:value="1600">
            <text:p>1600</text:p>
          </table:table-cell>
          <table:table-cell office:value-type="string">
            <text:p>80,53524558</text:p>
          </table:table-cell>
          <table:table-cell office:value-type="float" office:value="42572668158">
            <text:p>42572668158</text:p>
          </table:table-cell>
          <table:table-cell office:value-type="float" office:value="38651746225">
            <text:p>38651746225</text:p>
          </table:table-cell>
          <table:table-cell office:value-type="string">
            <text:p>1,101442297</text:p>
          </table:table-cell>
          <table:table-cell office:value-type="string">
            <text:p>0,9079004887</text:p>
          </table:table-cell>
          <table:table-cell office:value-type="float" office:value="16471644565">
            <text:p>16471644565</text:p>
          </table:table-cell>
          <table:table-cell office:value-type="float" office:value="19196766">
            <text:p>19196766</text:p>
          </table:table-cell>
          <table:table-cell office:value-type="float" office:value="14190802762">
            <text:p>14190802762</text:p>
          </table:table-cell>
        </table:table-row>
        <table:table-row table:style-name="ro2">
          <table:table-cell office:value-type="string">
            <text:p>office_ispell</text:p>
          </table:table-cell>
          <table:table-cell office:value-type="string">
            <text:p>588,72</text:p>
          </table:table-cell>
          <table:table-cell office:value-type="string">
            <text:p>625,5016</text:p>
          </table:table-cell>
          <table:table-cell office:value-type="string">
            <text:p>36,78</text:p>
          </table:table-cell>
          <table:table-cell office:value-type="string">
            <text:p>2,582516</text:p>
          </table:table-cell>
          <table:table-cell office:value-type="float" office:value="1600">
            <text:p>1600</text:p>
          </table:table-cell>
          <table:table-cell office:value-type="string">
            <text:p>94,98907051</text:p>
          </table:table-cell>
          <table:table-cell office:value-type="float" office:value="42355779290">
            <text:p>42355779290</text:p>
          </table:table-cell>
          <table:table-cell office:value-type="float" office:value="30282159877">
            <text:p>30282159877</text:p>
          </table:table-cell>
          <table:table-cell office:value-type="string">
            <text:p>1,398704038</text:p>
          </table:table-cell>
          <table:table-cell office:value-type="string">
            <text:p>0,7149475322</text:p>
          </table:table-cell>
          <table:table-cell office:value-type="float" office:value="13086661970">
            <text:p>13086661970</text:p>
          </table:table-cell>
          <table:table-cell office:value-type="string">
            <text:p>123669056,2</text:p>
          </table:table-cell>
          <table:table-cell office:value-type="float" office:value="14118487481">
            <text:p>14118487481</text:p>
          </table:table-cell>
        </table:table-row>
        <table:table-row table:style-name="ro2">
          <table:table-cell office:value-type="string">
            <text:p>office_rsynth</text:p>
          </table:table-cell>
          <table:table-cell office:value-type="string">
            <text:p>625,57</text:p>
          </table:table-cell>
          <table:table-cell office:value-type="string">
            <text:p>636,5018</text:p>
          </table:table-cell>
          <table:table-cell office:value-type="string">
            <text:p>10,93</text:p>
          </table:table-cell>
          <table:table-cell office:value-type="string">
            <text:p>3,119152</text:p>
          </table:table-cell>
          <table:table-cell office:value-type="float" office:value="1600">
            <text:p>1600</text:p>
          </table:table-cell>
          <table:table-cell office:value-type="string">
            <text:p>34,09794583</text:p>
          </table:table-cell>
          <table:table-cell office:value-type="float" office:value="17406632148">
            <text:p>17406632148</text:p>
          </table:table-cell>
          <table:table-cell office:value-type="float" office:value="15165663519">
            <text:p>15165663519</text:p>
          </table:table-cell>
          <table:table-cell office:value-type="string">
            <text:p>1,147765947</text:p>
          </table:table-cell>
          <table:table-cell office:value-type="string">
            <text:p>0,8712577706</text:p>
          </table:table-cell>
          <table:table-cell office:value-type="float" office:value="7817707098">
            <text:p>7817707098</text:p>
          </table:table-cell>
          <table:table-cell office:value-type="string">
            <text:p>4194757,2</text:p>
          </table:table-cell>
          <table:table-cell office:value-type="float" office:value="5805702512">
            <text:p>5805702512</text:p>
          </table:table-cell>
        </table:table-row>
        <table:table-row table:style-name="ro2">
          <table:table-cell office:value-type="string">
            <text:p>office_stringsearch1</text:p>
          </table:table-cell>
          <table:table-cell office:value-type="string">
            <text:p>637,09</text:p>
          </table:table-cell>
          <table:table-cell office:value-type="string">
            <text:p>648,8114</text:p>
          </table:table-cell>
          <table:table-cell office:value-type="string">
            <text:p>11,72</text:p>
          </table:table-cell>
          <table:table-cell office:value-type="string">
            <text:p>2,757404</text:p>
          </table:table-cell>
          <table:table-cell office:value-type="float" office:value="1600">
            <text:p>1600</text:p>
          </table:table-cell>
          <table:table-cell office:value-type="string">
            <text:p>32,32063525</text:p>
          </table:table-cell>
          <table:table-cell office:value-type="float" office:value="18681687367">
            <text:p>18681687367</text:p>
          </table:table-cell>
          <table:table-cell office:value-type="float" office:value="13859950968">
            <text:p>13859950968</text:p>
          </table:table-cell>
          <table:table-cell office:value-type="string">
            <text:p>1,34788986</text:p>
          </table:table-cell>
          <table:table-cell office:value-type="string">
            <text:p>0,7419003806</text:p>
          </table:table-cell>
          <table:table-cell office:value-type="float" office:value="3694631883">
            <text:p>3694631883</text:p>
          </table:table-cell>
          <table:table-cell office:value-type="string">
            <text:p>114197,8</text:p>
          </table:table-cell>
          <table:table-cell office:value-type="float" office:value="6202768871">
            <text:p>6202768871</text:p>
          </table:table-cell>
        </table:table-row>
        <table:table-row table:style-name="ro2">
          <table:table-cell office:value-type="string">
            <text:p>security_blowfish_d</text:p>
          </table:table-cell>
          <table:table-cell office:value-type="string">
            <text:p>648,87</text:p>
          </table:table-cell>
          <table:table-cell office:value-type="string">
            <text:p>666,6088</text:p>
          </table:table-cell>
          <table:table-cell office:value-type="string">
            <text:p>17,74</text:p>
          </table:table-cell>
          <table:table-cell office:value-type="string">
            <text:p>3,121692</text:p>
          </table:table-cell>
          <table:table-cell office:value-type="float" office:value="1600">
            <text:p>1600</text:p>
          </table:table-cell>
          <table:table-cell office:value-type="string">
            <text:p>55,37507005</text:p>
          </table:table-cell>
          <table:table-cell office:value-type="float" office:value="28309276794">
            <text:p>28309276794</text:p>
          </table:table-cell>
          <table:table-cell office:value-type="float" office:value="38981040391">
            <text:p>38981040391</text:p>
          </table:table-cell>
          <table:table-cell office:value-type="string">
            <text:p>0,7262319453</text:p>
          </table:table-cell>
          <table:table-cell office:value-type="string">
            <text:p>1,376970548</text:p>
          </table:table-cell>
          <table:table-cell office:value-type="float" office:value="13816912094">
            <text:p>13816912094</text:p>
          </table:table-cell>
          <table:table-cell office:value-type="string">
            <text:p>237898,6</text:p>
          </table:table-cell>
          <table:table-cell office:value-type="float" office:value="9393718142">
            <text:p>9393718142</text:p>
          </table:table-cell>
        </table:table-row>
        <table:table-row table:style-name="ro2">
          <table:table-cell office:value-type="string">
            <text:p>security_blowfish_e</text:p>
          </table:table-cell>
          <table:table-cell office:value-type="string">
            <text:p>666,66</text:p>
          </table:table-cell>
          <table:table-cell office:value-type="float" office:value="683658">
            <text:p>683658</text:p>
          </table:table-cell>
          <table:table-cell office:value-type="string">
            <text:p>17,00</text:p>
          </table:table-cell>
          <table:table-cell office:value-type="string">
            <text:p>3,138926</text:p>
          </table:table-cell>
          <table:table-cell office:value-type="float" office:value="1600">
            <text:p>1600</text:p>
          </table:table-cell>
          <table:table-cell office:value-type="string">
            <text:p>53,35546415</text:p>
          </table:table-cell>
          <table:table-cell office:value-type="float" office:value="27120935176">
            <text:p>27120935176</text:p>
          </table:table-cell>
          <table:table-cell office:value-type="float" office:value="38979923362">
            <text:p>38979923362</text:p>
          </table:table-cell>
          <table:table-cell office:value-type="string">
            <text:p>0,695766765</text:p>
          </table:table-cell>
          <table:table-cell office:value-type="string">
            <text:p>1,437263247</text:p>
          </table:table-cell>
          <table:table-cell office:value-type="float" office:value="13674418111">
            <text:p>13674418111</text:p>
          </table:table-cell>
          <table:table-cell office:value-type="string">
            <text:p>232546,2</text:p>
          </table:table-cell>
          <table:table-cell office:value-type="float" office:value="9002835382">
            <text:p>9002835382</text:p>
          </table:table-cell>
        </table:table-row>
        <table:table-row table:style-name="ro2">
          <table:table-cell office:value-type="string">
            <text:p>security_pgp_d</text:p>
          </table:table-cell>
          <table:table-cell office:value-type="string">
            <text:p>683,71</text:p>
          </table:table-cell>
          <table:table-cell office:value-type="string">
            <text:p>822,8954</text:p>
          </table:table-cell>
          <table:table-cell office:value-type="string">
            <text:p>139,19</text:p>
          </table:table-cell>
          <table:table-cell office:value-type="string">
            <text:p>2,477268</text:p>
          </table:table-cell>
          <table:table-cell office:value-type="float" office:value="1600">
            <text:p>1600</text:p>
          </table:table-cell>
          <table:table-cell office:value-type="string">
            <text:p>344,7995375</text:p>
          </table:table-cell>
          <table:table-cell office:value-type="float" office:value="109116173626">
            <text:p>109116173626</text:p>
          </table:table-cell>
          <table:table-cell office:value-type="float" office:value="38538611564">
            <text:p>38538611564</text:p>
          </table:table-cell>
          <table:table-cell office:value-type="string">
            <text:p>2,831346777</text:p>
          </table:table-cell>
          <table:table-cell office:value-type="string">
            <text:p>0,3531888105</text:p>
          </table:table-cell>
          <table:table-cell office:value-type="float" office:value="17055400387">
            <text:p>17055400387</text:p>
          </table:table-cell>
          <table:table-cell office:value-type="string">
            <text:p>262735596,8</text:p>
          </table:table-cell>
          <table:table-cell office:value-type="float" office:value="36369125376">
            <text:p>36369125376</text:p>
          </table:table-cell>
        </table:table-row>
        <table:table-row table:style-name="ro2">
          <table:table-cell office:value-type="string">
            <text:p>security_pgp_e</text:p>
          </table:table-cell>
          <table:table-cell office:value-type="string">
            <text:p>822,95</text:p>
          </table:table-cell>
          <table:table-cell office:value-type="string">
            <text:p>842,1418</text:p>
          </table:table-cell>
          <table:table-cell office:value-type="string">
            <text:p>19,19</text:p>
          </table:table-cell>
          <table:table-cell office:value-type="string">
            <text:p>3,196576</text:p>
          </table:table-cell>
          <table:table-cell office:value-type="float" office:value="1600">
            <text:p>1600</text:p>
          </table:table-cell>
          <table:table-cell office:value-type="string">
            <text:p>61,34804728</text:p>
          </table:table-cell>
          <table:table-cell office:value-type="float" office:value="29027859928">
            <text:p>29027859928</text:p>
          </table:table-cell>
          <table:table-cell office:value-type="float" office:value="41081678183">
            <text:p>41081678183</text:p>
          </table:table-cell>
          <table:table-cell office:value-type="string">
            <text:p>0,7065889519</text:p>
          </table:table-cell>
          <table:table-cell office:value-type="string">
            <text:p>1,41524998</text:p>
          </table:table-cell>
          <table:table-cell office:value-type="float" office:value="12653843662">
            <text:p>12653843662</text:p>
          </table:table-cell>
          <table:table-cell office:value-type="float" office:value="12870123">
            <text:p>12870123</text:p>
          </table:table-cell>
          <table:table-cell office:value-type="float" office:value="9653782653">
            <text:p>9653782653</text:p>
          </table:table-cell>
        </table:table-row>
        <table:table-row table:style-name="ro2">
          <table:table-cell office:value-type="string">
            <text:p>security_rijndael_d</text:p>
          </table:table-cell>
          <table:table-cell office:value-type="string">
            <text:p>842,20</text:p>
          </table:table-cell>
          <table:table-cell office:value-type="float" office:value="1095044">
            <text:p>1095044</text:p>
          </table:table-cell>
          <table:table-cell office:value-type="string">
            <text:p>252,84</text:p>
          </table:table-cell>
          <table:table-cell office:value-type="string">
            <text:p>2,18609</text:p>
          </table:table-cell>
          <table:table-cell office:value-type="float" office:value="1600">
            <text:p>1600</text:p>
          </table:table-cell>
          <table:table-cell office:value-type="string">
            <text:p>552,73974</text:p>
          </table:table-cell>
          <table:table-cell office:value-type="float" office:value="106618358607">
            <text:p>106618358607</text:p>
          </table:table-cell>
          <table:table-cell office:value-type="float" office:value="80198029476">
            <text:p>80198029476</text:p>
          </table:table-cell>
          <table:table-cell office:value-type="string">
            <text:p>1,329438632</text:p>
          </table:table-cell>
          <table:table-cell office:value-type="string">
            <text:p>0,7521971875</text:p>
          </table:table-cell>
          <table:table-cell office:value-type="float" office:value="40516891903">
            <text:p>40516891903</text:p>
          </table:table-cell>
          <table:table-cell office:value-type="string">
            <text:p>206012580,8</text:p>
          </table:table-cell>
          <table:table-cell office:value-type="float" office:value="35493713674">
            <text:p>35493713674</text:p>
          </table:table-cell>
        </table:table-row>
        <table:table-row table:style-name="ro2">
          <table:table-cell office:value-type="string">
            <text:p>security_rijndael_e</text:p>
          </table:table-cell>
          <table:table-cell office:value-type="string">
            <text:p>1 095,10</text:p>
          </table:table-cell>
          <table:table-cell office:value-type="float" office:value="1348586">
            <text:p>1348586</text:p>
          </table:table-cell>
          <table:table-cell office:value-type="string">
            <text:p>253,49</text:p>
          </table:table-cell>
          <table:table-cell office:value-type="string">
            <text:p>2,195084</text:p>
          </table:table-cell>
          <table:table-cell office:value-type="float" office:value="1600">
            <text:p>1600</text:p>
          </table:table-cell>
          <table:table-cell office:value-type="string">
            <text:p>556,4230628</text:p>
          </table:table-cell>
          <table:table-cell office:value-type="float" office:value="115619807550">
            <text:p>115619807550</text:p>
          </table:table-cell>
          <table:table-cell office:value-type="float" office:value="81143493673">
            <text:p>81143493673</text:p>
          </table:table-cell>
          <table:table-cell office:value-type="string">
            <text:p>1,424880817</text:p>
          </table:table-cell>
          <table:table-cell office:value-type="string">
            <text:p>0,7018130837</text:p>
          </table:table-cell>
          <table:table-cell office:value-type="float" office:value="40549770466">
            <text:p>40549770466</text:p>
          </table:table-cell>
          <table:table-cell office:value-type="string">
            <text:p>238353544,8</text:p>
          </table:table-cell>
          <table:table-cell office:value-type="float" office:value="38538941714">
            <text:p>38538941714</text:p>
          </table:table-cell>
        </table:table-row>
        <table:table-row table:style-name="ro2">
          <table:table-cell office:value-type="string">
            <text:p>security_sha</text:p>
          </table:table-cell>
          <table:table-cell office:value-type="string">
            <text:p>1 348,64</text:p>
          </table:table-cell>
          <table:table-cell office:value-type="float" office:value="1375696">
            <text:p>1375696</text:p>
          </table:table-cell>
          <table:table-cell office:value-type="string">
            <text:p>27,06</text:p>
          </table:table-cell>
          <table:table-cell office:value-type="string">
            <text:p>2,975692</text:p>
          </table:table-cell>
          <table:table-cell office:value-type="float" office:value="1600">
            <text:p>1600</text:p>
          </table:table-cell>
          <table:table-cell office:value-type="string">
            <text:p>80,51032275</text:p>
          </table:table-cell>
          <table:table-cell office:value-type="float" office:value="42927021983">
            <text:p>42927021983</text:p>
          </table:table-cell>
          <table:table-cell office:value-type="float" office:value="48874529209">
            <text:p>48874529209</text:p>
          </table:table-cell>
          <table:table-cell office:value-type="string">
            <text:p>0,8783107004</text:p>
          </table:table-cell>
          <table:table-cell office:value-type="string">
            <text:p>1,138549262</text:p>
          </table:table-cell>
          <table:table-cell office:value-type="float" office:value="13409063619">
            <text:p>13409063619</text:p>
          </table:table-cell>
          <table:table-cell office:value-type="string">
            <text:p>55250320,8</text:p>
          </table:table-cell>
          <table:table-cell office:value-type="float" office:value="14309140856">
            <text:p>14309140856</text:p>
          </table:table-cell>
        </table:table-row>
        <table:table-row table:style-name="ro2">
          <table:table-cell office:value-type="string">
            <text:p>telecom_adpcm_c</text:p>
          </table:table-cell>
          <table:table-cell office:value-type="string">
            <text:p>1 375,75</text:p>
          </table:table-cell>
          <table:table-cell office:value-type="float" office:value="1386992">
            <text:p>1386992</text:p>
          </table:table-cell>
          <table:table-cell office:value-type="string">
            <text:p>11,24</text:p>
          </table:table-cell>
          <table:table-cell office:value-type="string">
            <text:p>3,119368</text:p>
          </table:table-cell>
          <table:table-cell office:value-type="float" office:value="1600">
            <text:p>1600</text:p>
          </table:table-cell>
          <table:table-cell office:value-type="string">
            <text:p>35,06793506</text:p>
          </table:table-cell>
          <table:table-cell office:value-type="float" office:value="17914297505">
            <text:p>17914297505</text:p>
          </table:table-cell>
          <table:table-cell office:value-type="float" office:value="27727297318">
            <text:p>27727297318</text:p>
          </table:table-cell>
          <table:table-cell office:value-type="string">
            <text:p>0,6460888452</text:p>
          </table:table-cell>
          <table:table-cell office:value-type="string">
            <text:p>1,547774749</text:p>
          </table:table-cell>
          <table:table-cell office:value-type="float" office:value="2869305665">
            <text:p>2869305665</text:p>
          </table:table-cell>
          <table:table-cell office:value-type="string">
            <text:p>155467,4</text:p>
          </table:table-cell>
          <table:table-cell office:value-type="float" office:value="5946669929">
            <text:p>5946669929</text:p>
          </table:table-cell>
        </table:table-row>
        <table:table-row table:style-name="ro2">
          <table:table-cell office:value-type="string">
            <text:p>telecom_adpcm_d</text:p>
          </table:table-cell>
          <table:table-cell office:value-type="string">
            <text:p>1 387,04</text:p>
          </table:table-cell>
          <table:table-cell office:value-type="string">
            <text:p>1405,34</text:p>
          </table:table-cell>
          <table:table-cell office:value-type="string">
            <text:p>18,30</text:p>
          </table:table-cell>
          <table:table-cell office:value-type="string">
            <text:p>3,124612</text:p>
          </table:table-cell>
          <table:table-cell office:value-type="float" office:value="1600">
            <text:p>1600</text:p>
          </table:table-cell>
          <table:table-cell office:value-type="string">
            <text:p>57,1803996</text:p>
          </table:table-cell>
          <table:table-cell office:value-type="float" office:value="29207952410">
            <text:p>29207952410</text:p>
          </table:table-cell>
          <table:table-cell office:value-type="float" office:value="43601377448">
            <text:p>43601377448</text:p>
          </table:table-cell>
          <table:table-cell office:value-type="string">
            <text:p>0,6698860018</text:p>
          </table:table-cell>
          <table:table-cell office:value-type="string">
            <text:p>1,492791307</text:p>
          </table:table-cell>
          <table:table-cell office:value-type="float" office:value="5044176896">
            <text:p>5044176896</text:p>
          </table:table-cell>
          <table:table-cell office:value-type="string">
            <text:p>187519,6</text:p>
          </table:table-cell>
          <table:table-cell office:value-type="float" office:value="9696412291">
            <text:p>9696412291</text:p>
          </table:table-cell>
        </table:table-row>
        <table:table-row table:style-name="ro2">
          <table:table-cell office:value-type="string">
            <text:p>telecom_CRC32</text:p>
          </table:table-cell>
          <table:table-cell office:value-type="string">
            <text:p>1 405,40</text:p>
          </table:table-cell>
          <table:table-cell office:value-type="float" office:value="1506946">
            <text:p>1506946</text:p>
          </table:table-cell>
          <table:table-cell office:value-type="string">
            <text:p>101,55</text:p>
          </table:table-cell>
          <table:table-cell office:value-type="string">
            <text:p>2,639208</text:p>
          </table:table-cell>
          <table:table-cell office:value-type="float" office:value="1600">
            <text:p>1600</text:p>
          </table:table-cell>
          <table:table-cell office:value-type="string">
            <text:p>268,0010156</text:p>
          </table:table-cell>
          <table:table-cell office:value-type="float" office:value="162334324317">
            <text:p>162334324317</text:p>
          </table:table-cell>
          <table:table-cell office:value-type="float" office:value="39913290161">
            <text:p>39913290161</text:p>
          </table:table-cell>
          <table:table-cell office:value-type="string">
            <text:p>4,06717471</text:p>
          </table:table-cell>
          <table:table-cell office:value-type="string">
            <text:p>0,245870923</text:p>
          </table:table-cell>
          <table:table-cell office:value-type="float" office:value="16332101428">
            <text:p>16332101428</text:p>
          </table:table-cell>
          <table:table-cell office:value-type="string">
            <text:p>15207302,8</text:p>
          </table:table-cell>
          <table:table-cell office:value-type="float" office:value="54111446455">
            <text:p>54111446455</text:p>
          </table:table-cell>
        </table:table-row>
        <table:table-row table:style-name="ro2">
          <table:table-cell office:value-type="string">
            <text:p>telecom_gsm</text:p>
          </table:table-cell>
          <table:table-cell office:value-type="string">
            <text:p>1 507,00</text:p>
          </table:table-cell>
          <table:table-cell office:value-type="float" office:value="1522648">
            <text:p>1522648</text:p>
          </table:table-cell>
          <table:table-cell office:value-type="string">
            <text:p>15,65</text:p>
          </table:table-cell>
          <table:table-cell office:value-type="string">
            <text:p>3,105644</text:p>
          </table:table-cell>
          <table:table-cell office:value-type="float" office:value="1600">
            <text:p>1600</text:p>
          </table:table-cell>
          <table:table-cell office:value-type="string">
            <text:p>48,59711731</text:p>
          </table:table-cell>
          <table:table-cell office:value-type="float" office:value="24966973301">
            <text:p>24966973301</text:p>
          </table:table-cell>
          <table:table-cell office:value-type="float" office:value="35471386708">
            <text:p>35471386708</text:p>
          </table:table-cell>
          <table:table-cell office:value-type="string">
            <text:p>0,7038623414</text:p>
          </table:table-cell>
          <table:table-cell office:value-type="string">
            <text:p>1,420732352</text:p>
          </table:table-cell>
          <table:table-cell office:value-type="float" office:value="16336475623">
            <text:p>16336475623</text:p>
          </table:table-cell>
          <table:table-cell office:value-type="string">
            <text:p>6534101,8</text:p>
          </table:table-cell>
          <table:table-cell office:value-type="float" office:value="8322618466">
            <text:p>8322618466</text:p>
          </table:table-cell>
        </table:table-row>
      </table:table>
      <table:table table:name="XU A7" table:style-name="ta1">
        <table:table-column table:style-name="co1" table:number-columns-repeated="14" table:default-cell-style-name="ce1"/>
        <table:table-row table:style-name="ro1">
          <table:table-cell office:value-type="string">
            <text:p>#Name</text:p>
          </table:table-cell>
          <table:table-cell office:value-type="string">
            <text:p>Start(s)</text:p>
          </table:table-cell>
          <table:table-cell office:value-type="string">
            <text:p>End(s)</text:p>
          </table:table-cell>
          <table:table-cell office:value-type="string">
            <text:p>Runtime(s)</text:p>
          </table:table-cell>
          <table:table-cell office:value-type="string">
            <text:p>Average Power(CPU)</text:p>
          </table:table-cell>
          <table:table-cell office:value-type="string">
            <text:p>Average CPU Frequency(MHz)</text:p>
          </table:table-cell>
          <table:table-cell office:value-type="string">
            <text:p>Energy Used(CPU)</text:p>
          </table:table-cell>
          <table:table-cell office:value-type="string">
            <text:p>Cycles</text:p>
          </table:table-cell>
          <table:table-cell office:value-type="string">
            <text:p>Instructions</text:p>
          </table:table-cell>
          <table:table-cell office:value-type="string">
            <text:p>CPI</text:p>
          </table:table-cell>
          <table:table-cell office:value-type="string">
            <text:p>ICP</text:p>
          </table:table-cell>
          <table:table-cell office:value-type="string">
            <text:p>Cache References</text:p>
          </table:table-cell>
          <table:table-cell office:value-type="string">
            <text:p>Cache Misses</text:p>
          </table:table-cell>
          <table:table-cell office:value-type="string">
            <text:p>Bus Cycles</text:p>
          </table:table-cell>
        </table:table-row>
        <table:table-row table:style-name="ro2">
          <table:table-cell office:value-type="string">
            <text:p>automotive_bitcount</text:p>
          </table:table-cell>
          <table:table-cell office:value-type="string">
            <text:p>0,00</text:p>
          </table:table-cell>
          <table:table-cell office:value-type="string">
            <text:p>75,79234</text:p>
          </table:table-cell>
          <table:table-cell office:value-type="string">
            <text:p>75,79</text:p>
          </table:table-cell>
          <table:table-cell office:value-type="string">
            <text:p>0,09682096</text:p>
          </table:table-cell>
          <table:table-cell office:value-type="float" office:value="500">
            <text:p>500</text:p>
          </table:table-cell>
          <table:table-cell office:value-type="string">
            <text:p>7,34</text:p>
          </table:table-cell>
          <table:table-cell office:value-type="string">
            <text:p>37 756 999 005,40</text:p>
          </table:table-cell>
          <table:table-cell office:value-type="string">
            <text:p>46 086 766 853,20</text:p>
          </table:table-cell>
          <table:table-cell office:value-type="string">
            <text:p>0,8192590104</text:p>
          </table:table-cell>
          <table:table-cell office:value-type="string">
            <text:p>1,220615199</text:p>
          </table:table-cell>
          <table:table-cell office:value-type="float" office:value="3192862147">
            <text:p>3192862147</text:p>
          </table:table-cell>
          <table:table-cell office:value-type="string">
            <text:p>319124,8</text:p>
          </table:table-cell>
          <table:table-cell office:value-type="float" office:value="12585666293">
            <text:p>12585666293</text:p>
          </table:table-cell>
        </table:table-row>
        <table:table-row table:style-name="ro2">
          <table:table-cell office:value-type="string">
            <text:p>automotive_qsort1</text:p>
          </table:table-cell>
          <table:table-cell office:value-type="string">
            <text:p>76,03</text:p>
          </table:table-cell>
          <table:table-cell office:value-type="string">
            <text:p>164,5854</text:p>
          </table:table-cell>
          <table:table-cell office:value-type="string">
            <text:p>88,56</text:p>
          </table:table-cell>
          <table:table-cell office:value-type="string">
            <text:p>0,09953802</text:p>
          </table:table-cell>
          <table:table-cell office:value-type="float" office:value="500">
            <text:p>500</text:p>
          </table:table-cell>
          <table:table-cell office:value-type="string">
            <text:p>8,81</text:p>
          </table:table-cell>
          <table:table-cell office:value-type="string">
            <text:p>44 186 983 120,00</text:p>
          </table:table-cell>
          <table:table-cell office:value-type="string">
            <text:p>32 271 586 626,00</text:p>
          </table:table-cell>
          <table:table-cell office:value-type="string">
            <text:p>1,369222519</text:p>
          </table:table-cell>
          <table:table-cell office:value-type="string">
            <text:p>0,7303414795</text:p>
          </table:table-cell>
          <table:table-cell office:value-type="float" office:value="9742543079">
            <text:p>9742543079</text:p>
          </table:table-cell>
          <table:table-cell office:value-type="string">
            <text:p>37209886,4</text:p>
          </table:table-cell>
          <table:table-cell office:value-type="float" office:value="14728994357">
            <text:p>14728994357</text:p>
          </table:table-cell>
        </table:table-row>
        <table:table-row table:style-name="ro2">
          <table:table-cell office:value-type="string">
            <text:p>automotive_susan_c</text:p>
          </table:table-cell>
          <table:table-cell office:value-type="string">
            <text:p>164,75</text:p>
          </table:table-cell>
          <table:table-cell office:value-type="string">
            <text:p>255,3676</text:p>
          </table:table-cell>
          <table:table-cell office:value-type="string">
            <text:p>90,62</text:p>
          </table:table-cell>
          <table:table-cell office:value-type="string">
            <text:p>0,1019668</text:p>
          </table:table-cell>
          <table:table-cell office:value-type="float" office:value="500">
            <text:p>500</text:p>
          </table:table-cell>
          <table:table-cell office:value-type="string">
            <text:p>9,24</text:p>
          </table:table-cell>
          <table:table-cell office:value-type="string">
            <text:p>42 547 419 744,20</text:p>
          </table:table-cell>
          <table:table-cell office:value-type="string">
            <text:p>35 772 676 332,40</text:p>
          </table:table-cell>
          <table:table-cell office:value-type="string">
            <text:p>1,189383186</text:p>
          </table:table-cell>
          <table:table-cell office:value-type="string">
            <text:p>0,8407719328</text:p>
          </table:table-cell>
          <table:table-cell office:value-type="float" office:value="19382262176">
            <text:p>19382262176</text:p>
          </table:table-cell>
          <table:table-cell office:value-type="string">
            <text:p>58842215,8</text:p>
          </table:table-cell>
          <table:table-cell office:value-type="float" office:value="14182473253">
            <text:p>14182473253</text:p>
          </table:table-cell>
        </table:table-row>
        <table:table-row table:style-name="ro2">
          <table:table-cell office:value-type="string">
            <text:p>automotive_susan_e</text:p>
          </table:table-cell>
          <table:table-cell office:value-type="string">
            <text:p>255,53</text:p>
          </table:table-cell>
          <table:table-cell office:value-type="float" office:value="337787">
            <text:p>337787</text:p>
          </table:table-cell>
          <table:table-cell office:value-type="string">
            <text:p>82,26</text:p>
          </table:table-cell>
          <table:table-cell office:value-type="string">
            <text:p>0,1023332</text:p>
          </table:table-cell>
          <table:table-cell office:value-type="float" office:value="500">
            <text:p>500</text:p>
          </table:table-cell>
          <table:table-cell office:value-type="string">
            <text:p>8,42</text:p>
          </table:table-cell>
          <table:table-cell office:value-type="string">
            <text:p>40 540 805 871,40</text:p>
          </table:table-cell>
          <table:table-cell office:value-type="string">
            <text:p>35 180 921 235,60</text:p>
          </table:table-cell>
          <table:table-cell office:value-type="string">
            <text:p>1,152352026</text:p>
          </table:table-cell>
          <table:table-cell office:value-type="string">
            <text:p>0,8677903776</text:p>
          </table:table-cell>
          <table:table-cell office:value-type="float" office:value="16935396896">
            <text:p>16935396896</text:p>
          </table:table-cell>
          <table:table-cell office:value-type="string">
            <text:p>38642677,8</text:p>
          </table:table-cell>
          <table:table-cell office:value-type="float" office:value="13513601914">
            <text:p>13513601914</text:p>
          </table:table-cell>
        </table:table-row>
        <table:table-row table:style-name="ro2">
          <table:table-cell office:value-type="string">
            <text:p>automotive_susan_s</text:p>
          </table:table-cell>
          <table:table-cell office:value-type="string">
            <text:p>337,95</text:p>
          </table:table-cell>
          <table:table-cell office:value-type="float" office:value="428869">
            <text:p>428869</text:p>
          </table:table-cell>
          <table:table-cell office:value-type="string">
            <text:p>90,92</text:p>
          </table:table-cell>
          <table:table-cell office:value-type="string">
            <text:p>0,09592154</text:p>
          </table:table-cell>
          <table:table-cell office:value-type="float" office:value="500">
            <text:p>500</text:p>
          </table:table-cell>
          <table:table-cell office:value-type="string">
            <text:p>8,72</text:p>
          </table:table-cell>
          <table:table-cell office:value-type="string">
            <text:p>45 303 360 761,80</text:p>
          </table:table-cell>
          <table:table-cell office:value-type="string">
            <text:p>32 683 665 502,80</text:p>
          </table:table-cell>
          <table:table-cell office:value-type="string">
            <text:p>1,386116278</text:p>
          </table:table-cell>
          <table:table-cell office:value-type="string">
            <text:p>0,7214401968</text:p>
          </table:table-cell>
          <table:table-cell office:value-type="float" office:value="9317645281">
            <text:p>9317645281</text:p>
          </table:table-cell>
          <table:table-cell office:value-type="float" office:value="3346700">
            <text:p>3346700</text:p>
          </table:table-cell>
          <table:table-cell office:value-type="float" office:value="15101120165">
            <text:p>15101120165</text:p>
          </table:table-cell>
        </table:table-row>
        <table:table-row table:style-name="ro2">
          <table:table-cell office:value-type="string">
            <text:p>bzip2d</text:p>
          </table:table-cell>
          <table:table-cell office:value-type="string">
            <text:p>429,03</text:p>
          </table:table-cell>
          <table:table-cell office:value-type="string">
            <text:p>496,9138</text:p>
          </table:table-cell>
          <table:table-cell office:value-type="string">
            <text:p>67,88</text:p>
          </table:table-cell>
          <table:table-cell office:value-type="string">
            <text:p>0,09359316</text:p>
          </table:table-cell>
          <table:table-cell office:value-type="float" office:value="500">
            <text:p>500</text:p>
          </table:table-cell>
          <table:table-cell office:value-type="string">
            <text:p>6,35</text:p>
          </table:table-cell>
          <table:table-cell office:value-type="string">
            <text:p>31 237 227 373,60</text:p>
          </table:table-cell>
          <table:table-cell office:value-type="string">
            <text:p>16 367 102 885,00</text:p>
          </table:table-cell>
          <table:table-cell office:value-type="string">
            <text:p>1,908537363</text:p>
          </table:table-cell>
          <table:table-cell office:value-type="string">
            <text:p>0,523961448</text:p>
          </table:table-cell>
          <table:table-cell office:value-type="float" office:value="7083337093">
            <text:p>7083337093</text:p>
          </table:table-cell>
          <table:table-cell office:value-type="string">
            <text:p>132859154,6</text:p>
          </table:table-cell>
          <table:table-cell office:value-type="float" office:value="10412409114">
            <text:p>10412409114</text:p>
          </table:table-cell>
        </table:table-row>
        <table:table-row table:style-name="ro2">
          <table:table-cell office:value-type="string">
            <text:p>bzip2e</text:p>
          </table:table-cell>
          <table:table-cell office:value-type="string">
            <text:p>498,25</text:p>
          </table:table-cell>
          <table:table-cell office:value-type="string">
            <text:p>574,4208</text:p>
          </table:table-cell>
          <table:table-cell office:value-type="string">
            <text:p>76,17</text:p>
          </table:table-cell>
          <table:table-cell office:value-type="string">
            <text:p>0,0971903</text:p>
          </table:table-cell>
          <table:table-cell office:value-type="float" office:value="500">
            <text:p>500</text:p>
          </table:table-cell>
          <table:table-cell office:value-type="string">
            <text:p>7,40</text:p>
          </table:table-cell>
          <table:table-cell office:value-type="string">
            <text:p>36 347 560 707,60</text:p>
          </table:table-cell>
          <table:table-cell office:value-type="string">
            <text:p>20 368 412 196,80</text:p>
          </table:table-cell>
          <table:table-cell office:value-type="string">
            <text:p>1,78450634</text:p>
          </table:table-cell>
          <table:table-cell office:value-type="string">
            <text:p>0,5603790681</text:p>
          </table:table-cell>
          <table:table-cell office:value-type="float" office:value="10246318675">
            <text:p>10246318675</text:p>
          </table:table-cell>
          <table:table-cell office:value-type="float" office:value="271054862">
            <text:p>271054862</text:p>
          </table:table-cell>
          <table:table-cell office:value-type="float" office:value="12115853535">
            <text:p>12115853535</text:p>
          </table:table-cell>
        </table:table-row>
        <table:table-row table:style-name="ro2">
          <table:table-cell office:value-type="string">
            <text:p>consumer_jpeg_c</text:p>
          </table:table-cell>
          <table:table-cell office:value-type="string">
            <text:p>575,29</text:p>
          </table:table-cell>
          <table:table-cell office:value-type="string">
            <text:p>670,1088</text:p>
          </table:table-cell>
          <table:table-cell office:value-type="string">
            <text:p>94,82</text:p>
          </table:table-cell>
          <table:table-cell office:value-type="string">
            <text:p>0,0983205</text:p>
          </table:table-cell>
          <table:table-cell office:value-type="float" office:value="500">
            <text:p>500</text:p>
          </table:table-cell>
          <table:table-cell office:value-type="string">
            <text:p>9,32</text:p>
          </table:table-cell>
          <table:table-cell office:value-type="string">
            <text:p>42 593 180 724,20</text:p>
          </table:table-cell>
          <table:table-cell office:value-type="string">
            <text:p>34 111 731 028,40</text:p>
          </table:table-cell>
          <table:table-cell office:value-type="string">
            <text:p>1,248637329</text:p>
          </table:table-cell>
          <table:table-cell office:value-type="string">
            <text:p>0,8008730611</text:p>
          </table:table-cell>
          <table:table-cell office:value-type="float" office:value="13730250473">
            <text:p>13730250473</text:p>
          </table:table-cell>
          <table:table-cell office:value-type="float" office:value="57737906">
            <text:p>57737906</text:p>
          </table:table-cell>
          <table:table-cell office:value-type="float" office:value="14197726646">
            <text:p>14197726646</text:p>
          </table:table-cell>
        </table:table-row>
        <table:table-row table:style-name="ro2">
          <table:table-cell office:value-type="string">
            <text:p>consumer_jpeg_d</text:p>
          </table:table-cell>
          <table:table-cell office:value-type="string">
            <text:p>670,27</text:p>
          </table:table-cell>
          <table:table-cell office:value-type="string">
            <text:p>854,7068</text:p>
          </table:table-cell>
          <table:table-cell office:value-type="string">
            <text:p>184,44</text:p>
          </table:table-cell>
          <table:table-cell office:value-type="string">
            <text:p>0,0855389</text:p>
          </table:table-cell>
          <table:table-cell office:value-type="float" office:value="500">
            <text:p>500</text:p>
          </table:table-cell>
          <table:table-cell office:value-type="string">
            <text:p>15,78</text:p>
          </table:table-cell>
          <table:table-cell office:value-type="string">
            <text:p>56 702 368 710,80</text:p>
          </table:table-cell>
          <table:table-cell office:value-type="string">
            <text:p>37 273 937 185,40</text:p>
          </table:table-cell>
          <table:table-cell office:value-type="string">
            <text:p>1,521233682</text:p>
          </table:table-cell>
          <table:table-cell office:value-type="string">
            <text:p>0,6573612008</text:p>
          </table:table-cell>
          <table:table-cell office:value-type="float" office:value="16276471751">
            <text:p>16276471751</text:p>
          </table:table-cell>
          <table:table-cell office:value-type="float" office:value="86488775">
            <text:p>86488775</text:p>
          </table:table-cell>
          <table:table-cell office:value-type="float" office:value="18900789202">
            <text:p>18900789202</text:p>
          </table:table-cell>
        </table:table-row>
        <table:table-row table:style-name="ro2">
          <table:table-cell office:value-type="string">
            <text:p>consumer_tiff2bw</text:p>
          </table:table-cell>
          <table:table-cell office:value-type="string">
            <text:p>855,17</text:p>
          </table:table-cell>
          <table:table-cell office:value-type="float" office:value="1031834">
            <text:p>1031834</text:p>
          </table:table-cell>
          <table:table-cell office:value-type="string">
            <text:p>176,66</text:p>
          </table:table-cell>
          <table:table-cell office:value-type="string">
            <text:p>0,08169896</text:p>
          </table:table-cell>
          <table:table-cell office:value-type="float" office:value="500">
            <text:p>500</text:p>
          </table:table-cell>
          <table:table-cell office:value-type="string">
            <text:p>14,43</text:p>
          </table:table-cell>
          <table:table-cell office:value-type="string">
            <text:p>38 126 301 476,60</text:p>
          </table:table-cell>
          <table:table-cell office:value-type="string">
            <text:p>30 870 153 160,20</text:p>
          </table:table-cell>
          <table:table-cell office:value-type="string">
            <text:p>1,235053849</text:p>
          </table:table-cell>
          <table:table-cell office:value-type="string">
            <text:p>0,8096812952</text:p>
          </table:table-cell>
          <table:table-cell office:value-type="float" office:value="10467027771">
            <text:p>10467027771</text:p>
          </table:table-cell>
          <table:table-cell office:value-type="string">
            <text:p>151053716,6</text:p>
          </table:table-cell>
          <table:table-cell office:value-type="float" office:value="12708766908">
            <text:p>12708766908</text:p>
          </table:table-cell>
        </table:table-row>
        <table:table-row table:style-name="ro2">
          <table:table-cell office:value-type="string">
            <text:p>consumer_tiff2rgba</text:p>
          </table:table-cell>
          <table:table-cell office:value-type="string">
            <text:p>1 032,00</text:p>
          </table:table-cell>
          <table:table-cell office:value-type="float" office:value="1189988">
            <text:p>1189988</text:p>
          </table:table-cell>
          <table:table-cell office:value-type="string">
            <text:p>157,99</text:p>
          </table:table-cell>
          <table:table-cell office:value-type="string">
            <text:p>0,08540454</text:p>
          </table:table-cell>
          <table:table-cell office:value-type="float" office:value="500">
            <text:p>500</text:p>
          </table:table-cell>
          <table:table-cell office:value-type="string">
            <text:p>13,49</text:p>
          </table:table-cell>
          <table:table-cell office:value-type="string">
            <text:p>44 273 832 087,00</text:p>
          </table:table-cell>
          <table:table-cell office:value-type="string">
            <text:p>32 395 729 109,00</text:p>
          </table:table-cell>
          <table:table-cell office:value-type="string">
            <text:p>1,366656448</text:p>
          </table:table-cell>
          <table:table-cell office:value-type="string">
            <text:p>0,7317127879</text:p>
          </table:table-cell>
          <table:table-cell office:value-type="float" office:value="12312665467">
            <text:p>12312665467</text:p>
          </table:table-cell>
          <table:table-cell office:value-type="string">
            <text:p>231816323,6</text:p>
          </table:table-cell>
          <table:table-cell office:value-type="float" office:value="14757943519">
            <text:p>14757943519</text:p>
          </table:table-cell>
        </table:table-row>
        <table:table-row table:style-name="ro2">
          <table:table-cell office:value-type="string">
            <text:p>consumer_tiffdither</text:p>
          </table:table-cell>
          <table:table-cell office:value-type="string">
            <text:p>1 190,15</text:p>
          </table:table-cell>
          <table:table-cell office:value-type="float" office:value="1309648">
            <text:p>1309648</text:p>
          </table:table-cell>
          <table:table-cell office:value-type="string">
            <text:p>119,50</text:p>
          </table:table-cell>
          <table:table-cell office:value-type="string">
            <text:p>0,09194314</text:p>
          </table:table-cell>
          <table:table-cell office:value-type="float" office:value="500">
            <text:p>500</text:p>
          </table:table-cell>
          <table:table-cell office:value-type="string">
            <text:p>10,99</text:p>
          </table:table-cell>
          <table:table-cell office:value-type="string">
            <text:p>43 629 889 208,60</text:p>
          </table:table-cell>
          <table:table-cell office:value-type="string">
            <text:p>32 135 769 311,40</text:p>
          </table:table-cell>
          <table:table-cell office:value-type="string">
            <text:p>1,357673712</text:p>
          </table:table-cell>
          <table:table-cell office:value-type="string">
            <text:p>0,7365539976</text:p>
          </table:table-cell>
          <table:table-cell office:value-type="float" office:value="7962901340">
            <text:p>7962901340</text:p>
          </table:table-cell>
          <table:table-cell office:value-type="string">
            <text:p>46118619,4</text:p>
          </table:table-cell>
          <table:table-cell office:value-type="float" office:value="14543296002">
            <text:p>14543296002</text:p>
          </table:table-cell>
        </table:table-row>
        <table:table-row table:style-name="ro2">
          <table:table-cell office:value-type="string">
            <text:p>consumer_tiffmedian</text:p>
          </table:table-cell>
          <table:table-cell office:value-type="string">
            <text:p>1 309,81</text:p>
          </table:table-cell>
          <table:table-cell office:value-type="float" office:value="1416692">
            <text:p>1416692</text:p>
          </table:table-cell>
          <table:table-cell office:value-type="string">
            <text:p>106,88</text:p>
          </table:table-cell>
          <table:table-cell office:value-type="string">
            <text:p>0,09325424</text:p>
          </table:table-cell>
          <table:table-cell office:value-type="float" office:value="500">
            <text:p>500</text:p>
          </table:table-cell>
          <table:table-cell office:value-type="string">
            <text:p>9,97</text:p>
          </table:table-cell>
          <table:table-cell office:value-type="string">
            <text:p>38 968 865 663,80</text:p>
          </table:table-cell>
          <table:table-cell office:value-type="string">
            <text:p>32 380 210 905,80</text:p>
          </table:table-cell>
          <table:table-cell office:value-type="string">
            <text:p>1,203477821</text:p>
          </table:table-cell>
          <table:table-cell office:value-type="string">
            <text:p>0,8309251592</text:p>
          </table:table-cell>
          <table:table-cell office:value-type="float" office:value="12656898282">
            <text:p>12656898282</text:p>
          </table:table-cell>
          <table:table-cell office:value-type="string">
            <text:p>152360120,2</text:p>
          </table:table-cell>
          <table:table-cell office:value-type="float" office:value="12989625462">
            <text:p>12989625462</text:p>
          </table:table-cell>
        </table:table-row>
        <table:table-row table:style-name="ro2">
          <table:table-cell office:value-type="string">
            <text:p>network_dijkstra</text:p>
          </table:table-cell>
          <table:table-cell office:value-type="string">
            <text:p>1 416,85</text:p>
          </table:table-cell>
          <table:table-cell office:value-type="float" office:value="1439792">
            <text:p>1439792</text:p>
          </table:table-cell>
          <table:table-cell office:value-type="string">
            <text:p>22,94</text:p>
          </table:table-cell>
          <table:table-cell office:value-type="string">
            <text:p>0,09634844</text:p>
          </table:table-cell>
          <table:table-cell office:value-type="float" office:value="500">
            <text:p>500</text:p>
          </table:table-cell>
          <table:table-cell office:value-type="string">
            <text:p>2,21</text:p>
          </table:table-cell>
          <table:table-cell office:value-type="string">
            <text:p>11 379 570 806,60</text:p>
          </table:table-cell>
          <table:table-cell office:value-type="string">
            <text:p>6 544 272 330,20</text:p>
          </table:table-cell>
          <table:table-cell office:value-type="string">
            <text:p>1,738859606</text:p>
          </table:table-cell>
          <table:table-cell office:value-type="string">
            <text:p>0,5750895567</text:p>
          </table:table-cell>
          <table:table-cell office:value-type="float" office:value="2692662935">
            <text:p>2692662935</text:p>
          </table:table-cell>
          <table:table-cell office:value-type="string">
            <text:p>148414,8</text:p>
          </table:table-cell>
          <table:table-cell office:value-type="float" office:value="3793190251">
            <text:p>3793190251</text:p>
          </table:table-cell>
        </table:table-row>
        <table:table-row table:style-name="ro2">
          <table:table-cell office:value-type="string">
            <text:p>network_patricia</text:p>
          </table:table-cell>
          <table:table-cell office:value-type="string">
            <text:p>1 439,95</text:p>
          </table:table-cell>
          <table:table-cell office:value-type="float" office:value="1505404">
            <text:p>1505404</text:p>
          </table:table-cell>
          <table:table-cell office:value-type="string">
            <text:p>65,45</text:p>
          </table:table-cell>
          <table:table-cell office:value-type="string">
            <text:p>0,09875384</text:p>
          </table:table-cell>
          <table:table-cell office:value-type="float" office:value="500">
            <text:p>500</text:p>
          </table:table-cell>
          <table:table-cell office:value-type="string">
            <text:p>6,46</text:p>
          </table:table-cell>
          <table:table-cell office:value-type="string">
            <text:p>32 657 712 490,60</text:p>
          </table:table-cell>
          <table:table-cell office:value-type="string">
            <text:p>15 999 033 053,60</text:p>
          </table:table-cell>
          <table:table-cell office:value-type="string">
            <text:p>2,041230391</text:p>
          </table:table-cell>
          <table:table-cell office:value-type="string">
            <text:p>0,4899006034</text:p>
          </table:table-cell>
          <table:table-cell office:value-type="float" office:value="5401226398">
            <text:p>5401226398</text:p>
          </table:table-cell>
          <table:table-cell office:value-type="string">
            <text:p>24743021,8</text:p>
          </table:table-cell>
          <table:table-cell office:value-type="float" office:value="10885904138">
            <text:p>10885904138</text:p>
          </table:table-cell>
        </table:table-row>
        <table:table-row table:style-name="ro2">
          <table:table-cell office:value-type="string">
            <text:p>office_ghostscript</text:p>
          </table:table-cell>
          <table:table-cell office:value-type="string">
            <text:p>1 505,57</text:p>
          </table:table-cell>
          <table:table-cell office:value-type="float" office:value="1637782">
            <text:p>1637782</text:p>
          </table:table-cell>
          <table:table-cell office:value-type="string">
            <text:p>132,21</text:p>
          </table:table-cell>
          <table:table-cell office:value-type="string">
            <text:p>0,1021616</text:p>
          </table:table-cell>
          <table:table-cell office:value-type="float" office:value="500">
            <text:p>500</text:p>
          </table:table-cell>
          <table:table-cell office:value-type="string">
            <text:p>13,51</text:p>
          </table:table-cell>
          <table:table-cell office:value-type="string">
            <text:p>65 937 465 856,80</text:p>
          </table:table-cell>
          <table:table-cell office:value-type="string">
            <text:p>38 465 209 538,40</text:p>
          </table:table-cell>
          <table:table-cell office:value-type="string">
            <text:p>1,714210494</text:p>
          </table:table-cell>
          <table:table-cell office:value-type="string">
            <text:p>0,5833589301</text:p>
          </table:table-cell>
          <table:table-cell office:value-type="float" office:value="16227158693">
            <text:p>16227158693</text:p>
          </table:table-cell>
          <table:table-cell office:value-type="float" office:value="21961048">
            <text:p>21961048</text:p>
          </table:table-cell>
          <table:table-cell office:value-type="float" office:value="21979155215">
            <text:p>21979155215</text:p>
          </table:table-cell>
        </table:table-row>
        <table:table-row table:style-name="ro2">
          <table:table-cell office:value-type="string">
            <text:p>office_ispell</text:p>
          </table:table-cell>
          <table:table-cell office:value-type="string">
            <text:p>1 638,66</text:p>
          </table:table-cell>
          <table:table-cell office:value-type="float" office:value="1765694">
            <text:p>1765694</text:p>
          </table:table-cell>
          <table:table-cell office:value-type="string">
            <text:p>127,03</text:p>
          </table:table-cell>
          <table:table-cell office:value-type="string">
            <text:p>0,09669322</text:p>
          </table:table-cell>
          <table:table-cell office:value-type="float" office:value="500">
            <text:p>500</text:p>
          </table:table-cell>
          <table:table-cell office:value-type="string">
            <text:p>12,28</text:p>
          </table:table-cell>
          <table:table-cell office:value-type="string">
            <text:p>57 437 288 531,00</text:p>
          </table:table-cell>
          <table:table-cell office:value-type="string">
            <text:p>30 373 996 587,00</text:p>
          </table:table-cell>
          <table:table-cell office:value-type="string">
            <text:p>1,891002008</text:p>
          </table:table-cell>
          <table:table-cell office:value-type="string">
            <text:p>0,5288201683</text:p>
          </table:table-cell>
          <table:table-cell office:value-type="float" office:value="12425652249">
            <text:p>12425652249</text:p>
          </table:table-cell>
          <table:table-cell office:value-type="string">
            <text:p>139782147,8</text:p>
          </table:table-cell>
          <table:table-cell office:value-type="float" office:value="19145762382">
            <text:p>19145762382</text:p>
          </table:table-cell>
        </table:table-row>
        <table:table-row table:style-name="ro2">
          <table:table-cell office:value-type="string">
            <text:p>office_rsynth</text:p>
          </table:table-cell>
          <table:table-cell office:value-type="string">
            <text:p>1 765,86</text:p>
          </table:table-cell>
          <table:table-cell office:value-type="float" office:value="1818048">
            <text:p>1818048</text:p>
          </table:table-cell>
          <table:table-cell office:value-type="string">
            <text:p>52,19</text:p>
          </table:table-cell>
          <table:table-cell office:value-type="string">
            <text:p>0,1017318</text:p>
          </table:table-cell>
          <table:table-cell office:value-type="float" office:value="500">
            <text:p>500</text:p>
          </table:table-cell>
          <table:table-cell office:value-type="string">
            <text:p>5,31</text:p>
          </table:table-cell>
          <table:table-cell office:value-type="string">
            <text:p>26 004 888 241,40</text:p>
          </table:table-cell>
          <table:table-cell office:value-type="string">
            <text:p>15 173 827 102,20</text:p>
          </table:table-cell>
          <table:table-cell office:value-type="string">
            <text:p>1,713798903</text:p>
          </table:table-cell>
          <table:table-cell office:value-type="string">
            <text:p>0,5834990315</text:p>
          </table:table-cell>
          <table:table-cell office:value-type="float" office:value="7201475201">
            <text:p>7201475201</text:p>
          </table:table-cell>
          <table:table-cell office:value-type="string">
            <text:p>4059699,6</text:p>
          </table:table-cell>
          <table:table-cell office:value-type="float" office:value="8668296023">
            <text:p>8668296023</text:p>
          </table:table-cell>
        </table:table-row>
        <table:table-row table:style-name="ro2">
          <table:table-cell office:value-type="string">
            <text:p>office_stringsearch1</text:p>
          </table:table-cell>
          <table:table-cell office:value-type="string">
            <text:p>1 818,21</text:p>
          </table:table-cell>
          <table:table-cell office:value-type="float" office:value="1859442">
            <text:p>1859442</text:p>
          </table:table-cell>
          <table:table-cell office:value-type="string">
            <text:p>41,23</text:p>
          </table:table-cell>
          <table:table-cell office:value-type="string">
            <text:p>0,09518888</text:p>
          </table:table-cell>
          <table:table-cell office:value-type="float" office:value="500">
            <text:p>500</text:p>
          </table:table-cell>
          <table:table-cell office:value-type="string">
            <text:p>3,92</text:p>
          </table:table-cell>
          <table:table-cell office:value-type="string">
            <text:p>20 466 005 842,60</text:p>
          </table:table-cell>
          <table:table-cell office:value-type="string">
            <text:p>13 878 077 572,40</text:p>
          </table:table-cell>
          <table:table-cell office:value-type="string">
            <text:p>1,474700349</text:p>
          </table:table-cell>
          <table:table-cell office:value-type="string">
            <text:p>0,6781038606</text:p>
          </table:table-cell>
          <table:table-cell office:value-type="float" office:value="3634059292">
            <text:p>3634059292</text:p>
          </table:table-cell>
          <table:table-cell office:value-type="string">
            <text:p>217593,8</text:p>
          </table:table-cell>
          <table:table-cell office:value-type="float" office:value="6822001923">
            <text:p>6822001923</text:p>
          </table:table-cell>
        </table:table-row>
        <table:table-row table:style-name="ro2">
          <table:table-cell office:value-type="string">
            <text:p>security_blowfish_d</text:p>
          </table:table-cell>
          <table:table-cell office:value-type="string">
            <text:p>1 859,63</text:p>
          </table:table-cell>
          <table:table-cell office:value-type="float" office:value="1935538">
            <text:p>1935538</text:p>
          </table:table-cell>
          <table:table-cell office:value-type="string">
            <text:p>75,91</text:p>
          </table:table-cell>
          <table:table-cell office:value-type="string">
            <text:p>0,106628</text:p>
          </table:table-cell>
          <table:table-cell office:value-type="float" office:value="500">
            <text:p>500</text:p>
          </table:table-cell>
          <table:table-cell office:value-type="string">
            <text:p>8,09</text:p>
          </table:table-cell>
          <table:table-cell office:value-type="string">
            <text:p>37 862 118 774,40</text:p>
          </table:table-cell>
          <table:table-cell office:value-type="string">
            <text:p>39 051 217 744,60</text:p>
          </table:table-cell>
          <table:table-cell office:value-type="string">
            <text:p>0,9695502717</text:p>
          </table:table-cell>
          <table:table-cell office:value-type="string">
            <text:p>1,031406033</text:p>
          </table:table-cell>
          <table:table-cell office:value-type="float" office:value="13853374377">
            <text:p>13853374377</text:p>
          </table:table-cell>
          <table:table-cell office:value-type="string">
            <text:p>449796,6</text:p>
          </table:table-cell>
          <table:table-cell office:value-type="float" office:value="12620706204">
            <text:p>12620706204</text:p>
          </table:table-cell>
        </table:table-row>
        <table:table-row table:style-name="ro2">
          <table:table-cell office:value-type="string">
            <text:p>security_blowfish_e</text:p>
          </table:table-cell>
          <table:table-cell office:value-type="string">
            <text:p>1 935,70</text:p>
          </table:table-cell>
          <table:table-cell office:value-type="float" office:value="2012928">
            <text:p>2012928</text:p>
          </table:table-cell>
          <table:table-cell office:value-type="string">
            <text:p>77,23</text:p>
          </table:table-cell>
          <table:table-cell office:value-type="string">
            <text:p>0,105808</text:p>
          </table:table-cell>
          <table:table-cell office:value-type="float" office:value="500">
            <text:p>500</text:p>
          </table:table-cell>
          <table:table-cell office:value-type="string">
            <text:p>8,17</text:p>
          </table:table-cell>
          <table:table-cell office:value-type="string">
            <text:p>38 492 016 351,00</text:p>
          </table:table-cell>
          <table:table-cell office:value-type="string">
            <text:p>39 049 449 536,00</text:p>
          </table:table-cell>
          <table:table-cell office:value-type="string">
            <text:p>0,9857249413</text:p>
          </table:table-cell>
          <table:table-cell office:value-type="string">
            <text:p>1,014481787</text:p>
          </table:table-cell>
          <table:table-cell office:value-type="float" office:value="13852321552">
            <text:p>13852321552</text:p>
          </table:table-cell>
          <table:table-cell office:value-type="float" office:value="451824">
            <text:p>451824</text:p>
          </table:table-cell>
          <table:table-cell office:value-type="float" office:value="12830672099">
            <text:p>12830672099</text:p>
          </table:table-cell>
        </table:table-row>
        <table:table-row table:style-name="ro2">
          <table:table-cell office:value-type="string">
            <text:p>security_pgp_d</text:p>
          </table:table-cell>
          <table:table-cell office:value-type="string">
            <text:p>2 013,09</text:p>
          </table:table-cell>
          <table:table-cell office:value-type="float" office:value="2231466">
            <text:p>2231466</text:p>
          </table:table-cell>
          <table:table-cell office:value-type="string">
            <text:p>218,38</text:p>
          </table:table-cell>
          <table:table-cell office:value-type="string">
            <text:p>0,09771248</text:p>
          </table:table-cell>
          <table:table-cell office:value-type="float" office:value="500">
            <text:p>500</text:p>
          </table:table-cell>
          <table:table-cell office:value-type="string">
            <text:p>21,34</text:p>
          </table:table-cell>
          <table:table-cell office:value-type="string">
            <text:p>89 964 895 892,20</text:p>
          </table:table-cell>
          <table:table-cell office:value-type="string">
            <text:p>34 043 247 224,40</text:p>
          </table:table-cell>
          <table:table-cell office:value-type="string">
            <text:p>2,64266494</text:p>
          </table:table-cell>
          <table:table-cell office:value-type="string">
            <text:p>0,3784058981</text:p>
          </table:table-cell>
          <table:table-cell office:value-type="float" office:value="14095212091">
            <text:p>14095212091</text:p>
          </table:table-cell>
          <table:table-cell office:value-type="string">
            <text:p>270163332,4</text:p>
          </table:table-cell>
          <table:table-cell office:value-type="float" office:value="29988321390">
            <text:p>29988321390</text:p>
          </table:table-cell>
        </table:table-row>
        <table:table-row table:style-name="ro2">
          <table:table-cell office:value-type="string">
            <text:p>security_pgp_e</text:p>
          </table:table-cell>
          <table:table-cell office:value-type="string">
            <text:p>2 231,63</text:p>
          </table:table-cell>
          <table:table-cell office:value-type="float" office:value="2330756">
            <text:p>2330756</text:p>
          </table:table-cell>
          <table:table-cell office:value-type="string">
            <text:p>99,13</text:p>
          </table:table-cell>
          <table:table-cell office:value-type="string">
            <text:p>0,1041368</text:p>
          </table:table-cell>
          <table:table-cell office:value-type="float" office:value="500">
            <text:p>500</text:p>
          </table:table-cell>
          <table:table-cell office:value-type="string">
            <text:p>10,32</text:p>
          </table:table-cell>
          <table:table-cell office:value-type="string">
            <text:p>48 700 634 025,80</text:p>
          </table:table-cell>
          <table:table-cell office:value-type="string">
            <text:p>41 127 529 476,40</text:p>
          </table:table-cell>
          <table:table-cell office:value-type="string">
            <text:p>1,184137113</text:p>
          </table:table-cell>
          <table:table-cell office:value-type="string">
            <text:p>0,8444967976</text:p>
          </table:table-cell>
          <table:table-cell office:value-type="float" office:value="12274915458">
            <text:p>12274915458</text:p>
          </table:table-cell>
          <table:table-cell office:value-type="string">
            <text:p>16603200,6</text:p>
          </table:table-cell>
          <table:table-cell office:value-type="float" office:value="16233545438">
            <text:p>16233545438</text:p>
          </table:table-cell>
        </table:table-row>
        <table:table-row table:style-name="ro2">
          <table:table-cell office:value-type="string">
            <text:p>security_rijndael_d</text:p>
          </table:table-cell>
          <table:table-cell office:value-type="string">
            <text:p>2 330,92</text:p>
          </table:table-cell>
          <table:table-cell office:value-type="string">
            <text:p>2835,51</text:p>
          </table:table-cell>
          <table:table-cell office:value-type="string">
            <text:p>504,59</text:p>
          </table:table-cell>
          <table:table-cell office:value-type="string">
            <text:p>0,08932588</text:p>
          </table:table-cell>
          <table:table-cell office:value-type="float" office:value="500">
            <text:p>500</text:p>
          </table:table-cell>
          <table:table-cell office:value-type="string">
            <text:p>45,07</text:p>
          </table:table-cell>
          <table:table-cell office:value-type="string">
            <text:p>142 025 151 059,20</text:p>
          </table:table-cell>
          <table:table-cell office:value-type="string">
            <text:p>79 907 633 922,60</text:p>
          </table:table-cell>
          <table:table-cell office:value-type="string">
            <text:p>1,777366493</text:p>
          </table:table-cell>
          <table:table-cell office:value-type="string">
            <text:p>0,5626301632</text:p>
          </table:table-cell>
          <table:table-cell office:value-type="float" office:value="40242771985">
            <text:p>40242771985</text:p>
          </table:table-cell>
          <table:table-cell office:value-type="float" office:value="247164236">
            <text:p>247164236</text:p>
          </table:table-cell>
          <table:table-cell office:value-type="float" office:value="47341728861">
            <text:p>47341728861</text:p>
          </table:table-cell>
        </table:table-row>
        <table:table-row table:style-name="ro2">
          <table:table-cell office:value-type="string">
            <text:p>security_rijndael_e</text:p>
          </table:table-cell>
          <table:table-cell office:value-type="string">
            <text:p>2 835,67</text:p>
          </table:table-cell>
          <table:table-cell office:value-type="float" office:value="3353502">
            <text:p>3353502</text:p>
          </table:table-cell>
          <table:table-cell office:value-type="string">
            <text:p>517,83</text:p>
          </table:table-cell>
          <table:table-cell office:value-type="string">
            <text:p>0,08928968</text:p>
          </table:table-cell>
          <table:table-cell office:value-type="float" office:value="500">
            <text:p>500</text:p>
          </table:table-cell>
          <table:table-cell office:value-type="string">
            <text:p>46,24</text:p>
          </table:table-cell>
          <table:table-cell office:value-type="string">
            <text:p>147 610 189 905,40</text:p>
          </table:table-cell>
          <table:table-cell office:value-type="string">
            <text:p>80 711 146 575,00</text:p>
          </table:table-cell>
          <table:table-cell office:value-type="string">
            <text:p>1,828869941</text:p>
          </table:table-cell>
          <table:table-cell office:value-type="string">
            <text:p>0,5467857377</text:p>
          </table:table-cell>
          <table:table-cell office:value-type="float" office:value="40191271657">
            <text:p>40191271657</text:p>
          </table:table-cell>
          <table:table-cell office:value-type="string">
            <text:p>235519505,4</text:p>
          </table:table-cell>
          <table:table-cell office:value-type="float" office:value="49203409051">
            <text:p>49203409051</text:p>
          </table:table-cell>
        </table:table-row>
        <table:table-row table:style-name="ro2">
          <table:table-cell office:value-type="string">
            <text:p>security_sha</text:p>
          </table:table-cell>
          <table:table-cell office:value-type="string">
            <text:p>3 353,66</text:p>
          </table:table-cell>
          <table:table-cell office:value-type="float" office:value="3469798">
            <text:p>3469798</text:p>
          </table:table-cell>
          <table:table-cell office:value-type="string">
            <text:p>116,14</text:p>
          </table:table-cell>
          <table:table-cell office:value-type="string">
            <text:p>0,1011468</text:p>
          </table:table-cell>
          <table:table-cell office:value-type="float" office:value="500">
            <text:p>500</text:p>
          </table:table-cell>
          <table:table-cell office:value-type="string">
            <text:p>11,75</text:p>
          </table:table-cell>
          <table:table-cell office:value-type="string">
            <text:p>57 903 199 178,40</text:p>
          </table:table-cell>
          <table:table-cell office:value-type="string">
            <text:p>48 942 115 175,80</text:p>
          </table:table-cell>
          <table:table-cell office:value-type="string">
            <text:p>1,18309556</text:p>
          </table:table-cell>
          <table:table-cell office:value-type="string">
            <text:p>0,8452402608</text:p>
          </table:table-cell>
          <table:table-cell office:value-type="float" office:value="13308098451">
            <text:p>13308098451</text:p>
          </table:table-cell>
          <table:table-cell office:value-type="string">
            <text:p>39211688,8</text:p>
          </table:table-cell>
          <table:table-cell office:value-type="float" office:value="19301066364">
            <text:p>19301066364</text:p>
          </table:table-cell>
        </table:table-row>
        <table:table-row table:style-name="ro2">
          <table:table-cell office:value-type="string">
            <text:p>telecom_adpcm_c</text:p>
          </table:table-cell>
          <table:table-cell office:value-type="string">
            <text:p>3 469,96</text:p>
          </table:table-cell>
          <table:table-cell office:value-type="float" office:value="3522476">
            <text:p>3522476</text:p>
          </table:table-cell>
          <table:table-cell office:value-type="string">
            <text:p>52,52</text:p>
          </table:table-cell>
          <table:table-cell office:value-type="string">
            <text:p>0,09888462</text:p>
          </table:table-cell>
          <table:table-cell office:value-type="float" office:value="500">
            <text:p>500</text:p>
          </table:table-cell>
          <table:table-cell office:value-type="string">
            <text:p>5,19</text:p>
          </table:table-cell>
          <table:table-cell office:value-type="string">
            <text:p>26 102 790 617,80</text:p>
          </table:table-cell>
          <table:table-cell office:value-type="string">
            <text:p>27 764 824 188,00</text:p>
          </table:table-cell>
          <table:table-cell office:value-type="string">
            <text:p>0,9401388765</text:p>
          </table:table-cell>
          <table:table-cell office:value-type="string">
            <text:p>1,063672639</text:p>
          </table:table-cell>
          <table:table-cell office:value-type="float" office:value="2863603246">
            <text:p>2863603246</text:p>
          </table:table-cell>
          <table:table-cell office:value-type="string">
            <text:p>294806,2</text:p>
          </table:table-cell>
          <table:table-cell office:value-type="float" office:value="8700930167">
            <text:p>8700930167</text:p>
          </table:table-cell>
        </table:table-row>
        <table:table-row table:style-name="ro2">
          <table:table-cell office:value-type="string">
            <text:p>telecom_adpcm_d</text:p>
          </table:table-cell>
          <table:table-cell office:value-type="string">
            <text:p>3 522,64</text:p>
          </table:table-cell>
          <table:table-cell office:value-type="string">
            <text:p>3604,1</text:p>
          </table:table-cell>
          <table:table-cell office:value-type="string">
            <text:p>81,46</text:p>
          </table:table-cell>
          <table:table-cell office:value-type="string">
            <text:p>0,09882298</text:p>
          </table:table-cell>
          <table:table-cell office:value-type="float" office:value="500">
            <text:p>500</text:p>
          </table:table-cell>
          <table:table-cell office:value-type="string">
            <text:p>8,05</text:p>
          </table:table-cell>
          <table:table-cell office:value-type="string">
            <text:p>40 552 780 803,60</text:p>
          </table:table-cell>
          <table:table-cell office:value-type="string">
            <text:p>43 641 285 909,80</text:p>
          </table:table-cell>
          <table:table-cell office:value-type="string">
            <text:p>0,929229741</text:p>
          </table:table-cell>
          <table:table-cell office:value-type="string">
            <text:p>1,076160131</text:p>
          </table:table-cell>
          <table:table-cell office:value-type="float" office:value="5031432867">
            <text:p>5031432867</text:p>
          </table:table-cell>
          <table:table-cell office:value-type="string">
            <text:p>403461,2</text:p>
          </table:table-cell>
          <table:table-cell office:value-type="float" office:value="13517593549">
            <text:p>13517593549</text:p>
          </table:table-cell>
        </table:table-row>
        <table:table-row table:style-name="ro2">
          <table:table-cell office:value-type="string">
            <text:p>telecom_CRC32</text:p>
          </table:table-cell>
          <table:table-cell office:value-type="string">
            <text:p>3 604,26</text:p>
          </table:table-cell>
          <table:table-cell office:value-type="string">
            <text:p>3790,88</text:p>
          </table:table-cell>
          <table:table-cell office:value-type="string">
            <text:p>186,62</text:p>
          </table:table-cell>
          <table:table-cell office:value-type="string">
            <text:p>0,09052696</text:p>
          </table:table-cell>
          <table:table-cell office:value-type="float" office:value="500">
            <text:p>500</text:p>
          </table:table-cell>
          <table:table-cell office:value-type="string">
            <text:p>16,89</text:p>
          </table:table-cell>
          <table:table-cell office:value-type="string">
            <text:p>93 167 988 833,60</text:p>
          </table:table-cell>
          <table:table-cell office:value-type="string">
            <text:p>39 839 581 157,60</text:p>
          </table:table-cell>
          <table:table-cell office:value-type="string">
            <text:p>2,338578522</text:p>
          </table:table-cell>
          <table:table-cell office:value-type="string">
            <text:p>0,4276101873</text:p>
          </table:table-cell>
          <table:table-cell office:value-type="float" office:value="16309735027">
            <text:p>16309735027</text:p>
          </table:table-cell>
          <table:table-cell office:value-type="string">
            <text:p>21118836,6</text:p>
          </table:table-cell>
          <table:table-cell office:value-type="float" office:value="31055996197">
            <text:p>31055996197</text:p>
          </table:table-cell>
        </table:table-row>
        <table:table-row table:style-name="ro2">
          <table:table-cell office:value-type="string">
            <text:p>telecom_gsm</text:p>
          </table:table-cell>
          <table:table-cell office:value-type="string">
            <text:p>3 791,04</text:p>
          </table:table-cell>
          <table:table-cell office:value-type="float" office:value="3888696">
            <text:p>3888696</text:p>
          </table:table-cell>
          <table:table-cell office:value-type="string">
            <text:p>97,66</text:p>
          </table:table-cell>
          <table:table-cell office:value-type="string">
            <text:p>0,10033932</text:p>
          </table:table-cell>
          <table:table-cell office:value-type="float" office:value="500">
            <text:p>500</text:p>
          </table:table-cell>
          <table:table-cell office:value-type="string">
            <text:p>9,80</text:p>
          </table:table-cell>
          <table:table-cell office:value-type="string">
            <text:p>48 085 280 754,00</text:p>
          </table:table-cell>
          <table:table-cell office:value-type="string">
            <text:p>35 465 266 302,40</text:p>
          </table:table-cell>
          <table:table-cell office:value-type="string">
            <text:p>1,355841525</text:p>
          </table:table-cell>
          <table:table-cell office:value-type="string">
            <text:p>0,7375493237</text:p>
          </table:table-cell>
          <table:table-cell office:value-type="float" office:value="16384867988">
            <text:p>16384867988</text:p>
          </table:table-cell>
          <table:table-cell office:value-type="string">
            <text:p>6292215,8</text:p>
          </table:table-cell>
          <table:table-cell office:value-type="float" office:value="16028426854">
            <text:p>16028426854</text:p>
          </table:table-cell>
        </table:table-row>
      </table:table>
      <table:table table:name="TC2 A15" table:style-name="ta1">
        <table:table-column table:style-name="co1" table:number-columns-repeated="17" table:default-cell-style-name="ce2"/>
        <table:table-row table:style-name="ro1">
          <table:table-cell office:value-type="string">
            <text:p>#Name</text:p>
          </table:table-cell>
          <table:table-cell office:value-type="string">
            <text:p>Frequency(Mhz)</text:p>
          </table:table-cell>
          <table:table-cell office:value-type="string">
            <text:p>Temperature(SoC)(C)</text:p>
          </table:table-cell>
          <table:table-cell office:value-type="string">
            <text:p>Start(ns)</text:p>
          </table:table-cell>
          <table:table-cell office:value-type="string">
            <text:p>End(ns)</text:p>
          </table:table-cell>
          <table:table-cell office:value-type="string">
            <text:p>Runtime(s)</text:p>
          </table:table-cell>
          <table:table-cell office:value-type="string">
            <text:p>LITTLE Avg,Power(W)</text:p>
          </table:table-cell>
          <table:table-cell office:value-type="string">
            <text:p>LITTLE Energy(J)</text:p>
          </table:table-cell>
          <table:table-cell office:value-type="string">
            <text:p>Average Power(CPU)</text:p>
          </table:table-cell>
          <table:table-cell office:value-type="string">
            <text:p>Energy Used</text:p>
          </table:table-cell>
          <table:table-cell office:value-type="string">
            <text:p>Cycles</text:p>
          </table:table-cell>
          <table:table-cell office:value-type="string">
            <text:p>Instructions</text:p>
          </table:table-cell>
          <table:table-cell office:value-type="string">
            <text:p>CPI</text:p>
          </table:table-cell>
          <table:table-cell office:value-type="string">
            <text:p>ICP</text:p>
          </table:table-cell>
          <table:table-cell office:value-type="string">
            <text:p>Cache References</text:p>
          </table:table-cell>
          <table:table-cell office:value-type="string">
            <text:p>Cache Misses</text:p>
          </table:table-cell>
          <table:table-cell office:value-type="string">
            <text:p>Bus Cycles</text:p>
          </table:table-cell>
        </table:table-row>
        <table:table-row table:style-name="ro2">
          <table:table-cell office:value-type="string">
            <text:p>automotive_bitcount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8E+18</text:p>
          </table:table-cell>
          <table:table-cell office:value-type="string">
            <text:p>24,84177997</text:p>
          </table:table-cell>
          <table:table-cell office:value-type="string">
            <text:p>0,00</text:p>
          </table:table-cell>
          <table:table-cell office:value-type="string">
            <text:p>0,01</text:p>
          </table:table-cell>
          <table:table-cell office:value-type="string">
            <text:p>1,678366609</text:p>
          </table:table-cell>
          <table:table-cell office:value-type="string">
            <text:p>41,693614</text:p>
          </table:table-cell>
          <table:table-cell office:value-type="float" office:value="29685787038">
            <text:p>29685787038</text:p>
          </table:table-cell>
          <table:table-cell office:value-type="float" office:value="45908364897">
            <text:p>45908364897</text:p>
          </table:table-cell>
          <table:table-cell office:value-type="string">
            <text:p>0,6466313297</text:p>
          </table:table-cell>
          <table:table-cell office:value-type="string">
            <text:p>1,546476259</text:p>
          </table:table-cell>
          <table:table-cell office:value-type="float" office:value="3078263826">
            <text:p>3078263826</text:p>
          </table:table-cell>
          <table:table-cell office:value-type="float" office:value="176000">
            <text:p>176000</text:p>
          </table:table-cell>
          <table:table-cell office:value-type="float" office:value="29685775839">
            <text:p>29685775839</text:p>
          </table:table-cell>
        </table:table-row>
        <table:table-row table:style-name="ro2">
          <table:table-cell office:value-type="string">
            <text:p>automotive_qsort1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8E+18</text:p>
          </table:table-cell>
          <table:table-cell office:value-type="string">
            <text:p>22,17342003</text:p>
          </table:table-cell>
          <table:table-cell office:value-type="string">
            <text:p>0,00</text:p>
          </table:table-cell>
          <table:table-cell office:value-type="string">
            <text:p>0,01</text:p>
          </table:table-cell>
          <table:table-cell office:value-type="string">
            <text:p>1,817984449</text:p>
          </table:table-cell>
          <table:table-cell office:value-type="string">
            <text:p>40,3109328</text:p>
          </table:table-cell>
          <table:table-cell office:value-type="float" office:value="26502036960">
            <text:p>26502036960</text:p>
          </table:table-cell>
          <table:table-cell office:value-type="float" office:value="32424478430">
            <text:p>32424478430</text:p>
          </table:table-cell>
          <table:table-cell office:value-type="string">
            <text:p>0,8173465925</text:p>
          </table:table-cell>
          <table:table-cell office:value-type="string">
            <text:p>1,22347118</text:p>
          </table:table-cell>
          <table:table-cell office:value-type="float" office:value="9657427121">
            <text:p>9657427121</text:p>
          </table:table-cell>
          <table:table-cell office:value-type="float" office:value="31000000">
            <text:p>31000000</text:p>
          </table:table-cell>
          <table:table-cell office:value-type="float" office:value="26502029371">
            <text:p>26502029371</text:p>
          </table:table-cell>
        </table:table-row>
        <table:table-row table:style-name="ro2">
          <table:table-cell office:value-type="string">
            <text:p>automotive_susan_c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8E+18</text:p>
          </table:table-cell>
          <table:table-cell office:value-type="string">
            <text:p>364,5563599</text:p>
          </table:table-cell>
          <table:table-cell office:value-type="string">
            <text:p>0,00</text:p>
          </table:table-cell>
          <table:table-cell office:value-type="string">
            <text:p>0,13</text:p>
          </table:table-cell>
          <table:table-cell office:value-type="string">
            <text:p>0,8509693213</text:p>
          </table:table-cell>
          <table:table-cell office:value-type="string">
            <text:p>310,2262782</text:p>
          </table:table-cell>
          <table:table-cell office:value-type="float" office:value="27041018490">
            <text:p>27041018490</text:p>
          </table:table-cell>
          <table:table-cell office:value-type="float" office:value="33814002463">
            <text:p>33814002463</text:p>
          </table:table-cell>
          <table:table-cell office:value-type="string">
            <text:p>0,7996988384</text:p>
          </table:table-cell>
          <table:table-cell office:value-type="string">
            <text:p>1,250470742</text:p>
          </table:table-cell>
          <table:table-cell office:value-type="float" office:value="18027568086">
            <text:p>18027568086</text:p>
          </table:table-cell>
          <table:table-cell office:value-type="float" office:value="44700000">
            <text:p>44700000</text:p>
          </table:table-cell>
          <table:table-cell office:value-type="float" office:value="27040914231">
            <text:p>27040914231</text:p>
          </table:table-cell>
        </table:table-row>
        <table:table-row table:style-name="ro2">
          <table:table-cell office:value-type="string">
            <text:p>automotive_susan_e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8E+18</text:p>
          </table:table-cell>
          <table:table-cell office:value-type="string">
            <text:p>174,14065</text:p>
          </table:table-cell>
          <table:table-cell office:value-type="string">
            <text:p>0,00</text:p>
          </table:table-cell>
          <table:table-cell office:value-type="string">
            <text:p>0,06</text:p>
          </table:table-cell>
          <table:table-cell office:value-type="string">
            <text:p>0,9325484016</text:p>
          </table:table-cell>
          <table:table-cell office:value-type="string">
            <text:p>162,3945848</text:p>
          </table:table-cell>
          <table:table-cell office:value-type="float" office:value="24367263421">
            <text:p>24367263421</text:p>
          </table:table-cell>
          <table:table-cell office:value-type="float" office:value="34784415476">
            <text:p>34784415476</text:p>
          </table:table-cell>
          <table:table-cell office:value-type="string">
            <text:p>0,7005224348</text:p>
          </table:table-cell>
          <table:table-cell office:value-type="string">
            <text:p>1,42750603</text:p>
          </table:table-cell>
          <table:table-cell office:value-type="float" office:value="16816653876">
            <text:p>16816653876</text:p>
          </table:table-cell>
          <table:table-cell office:value-type="float" office:value="28800000">
            <text:p>28800000</text:p>
          </table:table-cell>
          <table:table-cell office:value-type="float" office:value="24367189171">
            <text:p>24367189171</text:p>
          </table:table-cell>
        </table:table-row>
        <table:table-row table:style-name="ro2">
          <table:table-cell office:value-type="string">
            <text:p>automotive_susan_s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8E+18</text:p>
          </table:table-cell>
          <table:table-cell office:value-type="string">
            <text:p>22,51495014</text:p>
          </table:table-cell>
          <table:table-cell office:value-type="string">
            <text:p>0,00</text:p>
          </table:table-cell>
          <table:table-cell office:value-type="string">
            <text:p>0,01</text:p>
          </table:table-cell>
          <table:table-cell office:value-type="string">
            <text:p>1,620477432</text:p>
          </table:table-cell>
          <table:table-cell office:value-type="string">
            <text:p>36,4849686</text:p>
          </table:table-cell>
          <table:table-cell office:value-type="float" office:value="19436603908">
            <text:p>19436603908</text:p>
          </table:table-cell>
          <table:table-cell office:value-type="float" office:value="29852499242">
            <text:p>29852499242</text:p>
          </table:table-cell>
          <table:table-cell office:value-type="string">
            <text:p>0,651087996</text:p>
          </table:table-cell>
          <table:table-cell office:value-type="string">
            <text:p>1,535890703</text:p>
          </table:table-cell>
          <table:table-cell office:value-type="float" office:value="9376342354">
            <text:p>9376342354</text:p>
          </table:table-cell>
          <table:table-cell office:value-type="float" office:value="3170000">
            <text:p>3170000</text:p>
          </table:table-cell>
          <table:table-cell office:value-type="float" office:value="19436543644">
            <text:p>19436543644</text:p>
          </table:table-cell>
        </table:table-row>
        <table:table-row table:style-name="ro2">
          <table:table-cell office:value-type="string">
            <text:p>bzip2d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8E+18</text:p>
          </table:table-cell>
          <table:table-cell office:value-type="string">
            <text:p>75,40486989</text:p>
          </table:table-cell>
          <table:table-cell office:value-type="string">
            <text:p>0,00</text:p>
          </table:table-cell>
          <table:table-cell office:value-type="string">
            <text:p>0,03</text:p>
          </table:table-cell>
          <table:table-cell office:value-type="string">
            <text:p>1,234386675</text:p>
          </table:table-cell>
          <table:table-cell office:value-type="string">
            <text:p>93,0787666</text:p>
          </table:table-cell>
          <table:table-cell office:value-type="float" office:value="30691464383">
            <text:p>30691464383</text:p>
          </table:table-cell>
          <table:table-cell office:value-type="float" office:value="16557966395">
            <text:p>16557966395</text:p>
          </table:table-cell>
          <table:table-cell office:value-type="string">
            <text:p>1,853576922</text:p>
          </table:table-cell>
          <table:table-cell office:value-type="string">
            <text:p>0,5394974377</text:p>
          </table:table-cell>
          <table:table-cell office:value-type="float" office:value="8234500175">
            <text:p>8234500175</text:p>
          </table:table-cell>
          <table:table-cell office:value-type="float" office:value="119000000">
            <text:p>119000000</text:p>
          </table:table-cell>
          <table:table-cell office:value-type="float" office:value="30691343351">
            <text:p>30691343351</text:p>
          </table:table-cell>
        </table:table-row>
        <table:table-row table:style-name="ro2">
          <table:table-cell office:value-type="string">
            <text:p>bzip2e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8E+18</text:p>
          </table:table-cell>
          <table:table-cell office:value-type="string">
            <text:p>36,72880998</text:p>
          </table:table-cell>
          <table:table-cell office:value-type="string">
            <text:p>0,00</text:p>
          </table:table-cell>
          <table:table-cell office:value-type="string">
            <text:p>0,01</text:p>
          </table:table-cell>
          <table:table-cell office:value-type="string">
            <text:p>1,46783048</text:p>
          </table:table-cell>
          <table:table-cell office:value-type="string">
            <text:p>53,9116668</text:p>
          </table:table-cell>
          <table:table-cell office:value-type="float" office:value="26188264247">
            <text:p>26188264247</text:p>
          </table:table-cell>
          <table:table-cell office:value-type="float" office:value="17533735606">
            <text:p>17533735606</text:p>
          </table:table-cell>
          <table:table-cell office:value-type="string">
            <text:p>1,49359297</text:p>
          </table:table-cell>
          <table:table-cell office:value-type="string">
            <text:p>0,6695264505</text:p>
          </table:table-cell>
          <table:table-cell office:value-type="float" office:value="9357978189">
            <text:p>9357978189</text:p>
          </table:table-cell>
          <table:table-cell office:value-type="float" office:value="259000000">
            <text:p>259000000</text:p>
          </table:table-cell>
          <table:table-cell office:value-type="float" office:value="26188206915">
            <text:p>26188206915</text:p>
          </table:table-cell>
        </table:table-row>
        <table:table-row table:style-name="ro2">
          <table:table-cell office:value-type="string">
            <text:p>consumer_jpeg_c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8E+18</text:p>
          </table:table-cell>
          <table:table-cell office:value-type="string">
            <text:p>51,00696013</text:p>
          </table:table-cell>
          <table:table-cell office:value-type="string">
            <text:p>0,00</text:p>
          </table:table-cell>
          <table:table-cell office:value-type="string">
            <text:p>0,02</text:p>
          </table:table-cell>
          <table:table-cell office:value-type="string">
            <text:p>1,406794018</text:p>
          </table:table-cell>
          <table:table-cell office:value-type="string">
            <text:p>71,7562864</text:p>
          </table:table-cell>
          <table:table-cell office:value-type="float" office:value="26465913863">
            <text:p>26465913863</text:p>
          </table:table-cell>
          <table:table-cell office:value-type="float" office:value="33614703915">
            <text:p>33614703915</text:p>
          </table:table-cell>
          <table:table-cell office:value-type="string">
            <text:p>0,7873314586</text:p>
          </table:table-cell>
          <table:table-cell office:value-type="string">
            <text:p>1,270113101</text:p>
          </table:table-cell>
          <table:table-cell office:value-type="float" office:value="14572315375">
            <text:p>14572315375</text:p>
          </table:table-cell>
          <table:table-cell office:value-type="float" office:value="51600000">
            <text:p>51600000</text:p>
          </table:table-cell>
          <table:table-cell office:value-type="float" office:value="26465886705">
            <text:p>26465886705</text:p>
          </table:table-cell>
        </table:table-row>
        <table:table-row table:style-name="ro2">
          <table:table-cell office:value-type="string">
            <text:p>consumer_jpeg_d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office:value-type="string">
            <text:p>1,40788E+18</text:p>
          </table:table-cell>
          <table:table-cell office:value-type="string">
            <text:p>1,40789E+18</text:p>
          </table:table-cell>
          <table:table-cell office:value-type="string">
            <text:p>1022,39895</text:p>
          </table:table-cell>
          <table:table-cell office:value-type="string">
            <text:p>0,00</text:p>
          </table:table-cell>
          <table:table-cell office:value-type="string">
            <text:p>0,35</text:p>
          </table:table-cell>
          <table:table-cell office:value-type="string">
            <text:p>0,9442789462</text:p>
          </table:table-cell>
          <table:table-cell office:value-type="string">
            <text:p>965,429803</text:p>
          </table:table-cell>
          <table:table-cell office:value-type="float" office:value="34616923079">
            <text:p>34616923079</text:p>
          </table:table-cell>
          <table:table-cell office:value-type="float" office:value="35255145733">
            <text:p>35255145733</text:p>
          </table:table-cell>
          <table:table-cell office:value-type="string">
            <text:p>0,9818970354</text:p>
          </table:table-cell>
          <table:table-cell office:value-type="string">
            <text:p>1,018436724</text:p>
          </table:table-cell>
          <table:table-cell office:value-type="float" office:value="15834333673">
            <text:p>15834333673</text:p>
          </table:table-cell>
          <table:table-cell office:value-type="float" office:value="117000000">
            <text:p>117000000</text:p>
          </table:table-cell>
          <table:table-cell office:value-type="float" office:value="34616608061">
            <text:p>34616608061</text:p>
          </table:table-cell>
        </table:table-row>
        <table:table-row table:style-name="ro2">
          <table:table-cell office:value-type="string">
            <text:p>consumer_mad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206,11983</text:p>
          </table:table-cell>
          <table:table-cell office:value-type="string">
            <text:p>0,00</text:p>
          </table:table-cell>
          <table:table-cell office:value-type="string">
            <text:p>0,08</text:p>
          </table:table-cell>
          <table:table-cell office:value-type="string">
            <text:p>1,143791733</text:p>
          </table:table-cell>
          <table:table-cell office:value-type="string">
            <text:p>235,7581576</text:p>
          </table:table-cell>
          <table:table-cell office:value-type="float" office:value="29903814967">
            <text:p>29903814967</text:p>
          </table:table-cell>
          <table:table-cell office:value-type="float" office:value="40481887979">
            <text:p>40481887979</text:p>
          </table:table-cell>
          <table:table-cell office:value-type="string">
            <text:p>0,7386961542</text:p>
          </table:table-cell>
          <table:table-cell office:value-type="string">
            <text:p>1,353736573</text:p>
          </table:table-cell>
          <table:table-cell office:value-type="float" office:value="17031678678">
            <text:p>17031678678</text:p>
          </table:table-cell>
          <table:table-cell office:value-type="float" office:value="62500000">
            <text:p>62500000</text:p>
          </table:table-cell>
          <table:table-cell office:value-type="float" office:value="29903560644">
            <text:p>29903560644</text:p>
          </table:table-cell>
        </table:table-row>
        <table:table-row table:style-name="ro2">
          <table:table-cell office:value-type="string">
            <text:p>consumer_tiff2bw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241,5544402</text:p>
          </table:table-cell>
          <table:table-cell office:value-type="string">
            <text:p>0,00</text:p>
          </table:table-cell>
          <table:table-cell office:value-type="string">
            <text:p>0,09</text:p>
          </table:table-cell>
          <table:table-cell office:value-type="string">
            <text:p>1,100851377</text:p>
          </table:table-cell>
          <table:table-cell office:value-type="string">
            <text:p>265,915538</text:p>
          </table:table-cell>
          <table:table-cell office:value-type="float" office:value="27006224284">
            <text:p>27006224284</text:p>
          </table:table-cell>
          <table:table-cell office:value-type="float" office:value="30588007807">
            <text:p>30588007807</text:p>
          </table:table-cell>
          <table:table-cell office:value-type="string">
            <text:p>0,8829023601</text:p>
          </table:table-cell>
          <table:table-cell office:value-type="string">
            <text:p>1,132628074</text:p>
          </table:table-cell>
          <table:table-cell office:value-type="float" office:value="10601612829">
            <text:p>10601612829</text:p>
          </table:table-cell>
          <table:table-cell office:value-type="float" office:value="103000000">
            <text:p>103000000</text:p>
          </table:table-cell>
          <table:table-cell office:value-type="float" office:value="27006103327">
            <text:p>27006103327</text:p>
          </table:table-cell>
        </table:table-row>
        <table:table-row table:style-name="ro2">
          <table:table-cell office:value-type="string">
            <text:p>consumer_tiff2rgba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979,2680801</text:p>
          </table:table-cell>
          <table:table-cell office:value-type="string">
            <text:p>0,00</text:p>
          </table:table-cell>
          <table:table-cell office:value-type="string">
            <text:p>0,35</text:p>
          </table:table-cell>
          <table:table-cell office:value-type="string">
            <text:p>0,9863041412</text:p>
          </table:table-cell>
          <table:table-cell office:value-type="string">
            <text:p>965,8561628</text:p>
          </table:table-cell>
          <table:table-cell office:value-type="float" office:value="37105534728">
            <text:p>37105534728</text:p>
          </table:table-cell>
          <table:table-cell office:value-type="float" office:value="32782286681">
            <text:p>32782286681</text:p>
          </table:table-cell>
          <table:table-cell office:value-type="string">
            <text:p>1,131877562</text:p>
          </table:table-cell>
          <table:table-cell office:value-type="string">
            <text:p>0,8834877848</text:p>
          </table:table-cell>
          <table:table-cell office:value-type="float" office:value="12637083215">
            <text:p>12637083215</text:p>
          </table:table-cell>
          <table:table-cell office:value-type="float" office:value="177000000">
            <text:p>177000000</text:p>
          </table:table-cell>
          <table:table-cell office:value-type="float" office:value="37105225985">
            <text:p>37105225985</text:p>
          </table:table-cell>
        </table:table-row>
        <table:table-row table:style-name="ro2">
          <table:table-cell office:value-type="string">
            <text:p>consumer_tiffdither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78,6344</text:p>
          </table:table-cell>
          <table:table-cell office:value-type="string">
            <text:p>0,00</text:p>
          </table:table-cell>
          <table:table-cell office:value-type="string">
            <text:p>0,03</text:p>
          </table:table-cell>
          <table:table-cell office:value-type="string">
            <text:p>1,222516692</text:p>
          </table:table-cell>
          <table:table-cell office:value-type="string">
            <text:p>96,1318666</text:p>
          </table:table-cell>
          <table:table-cell office:value-type="float" office:value="26267755636">
            <text:p>26267755636</text:p>
          </table:table-cell>
          <table:table-cell office:value-type="float" office:value="31364170541">
            <text:p>31364170541</text:p>
          </table:table-cell>
          <table:table-cell office:value-type="string">
            <text:p>0,8375083792</text:p>
          </table:table-cell>
          <table:table-cell office:value-type="string">
            <text:p>1,194017905</text:p>
          </table:table-cell>
          <table:table-cell office:value-type="float" office:value="8218600989">
            <text:p>8218600989</text:p>
          </table:table-cell>
          <table:table-cell office:value-type="float" office:value="43300000">
            <text:p>43300000</text:p>
          </table:table-cell>
          <table:table-cell office:value-type="float" office:value="26267705940">
            <text:p>26267705940</text:p>
          </table:table-cell>
        </table:table-row>
        <table:table-row table:style-name="ro2">
          <table:table-cell office:value-type="string">
            <text:p>consumer_tiffmedian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117,95439</text:p>
          </table:table-cell>
          <table:table-cell office:value-type="string">
            <text:p>0,00</text:p>
          </table:table-cell>
          <table:table-cell office:value-type="string">
            <text:p>0,05</text:p>
          </table:table-cell>
          <table:table-cell office:value-type="string">
            <text:p>1,19697432</text:p>
          </table:table-cell>
          <table:table-cell office:value-type="string">
            <text:p>141,1883758</text:p>
          </table:table-cell>
          <table:table-cell office:value-type="float" office:value="31289164822">
            <text:p>31289164822</text:p>
          </table:table-cell>
          <table:table-cell office:value-type="float" office:value="31271304405">
            <text:p>31271304405</text:p>
          </table:table-cell>
          <table:table-cell office:value-type="string">
            <text:p>1,000571144</text:p>
          </table:table-cell>
          <table:table-cell office:value-type="string">
            <text:p>0,9994291821</text:p>
          </table:table-cell>
          <table:table-cell office:value-type="float" office:value="12699302627">
            <text:p>12699302627</text:p>
          </table:table-cell>
          <table:table-cell office:value-type="float" office:value="136000000">
            <text:p>136000000</text:p>
          </table:table-cell>
          <table:table-cell office:value-type="float" office:value="31289092845">
            <text:p>31289092845</text:p>
          </table:table-cell>
        </table:table-row>
        <table:table-row table:style-name="ro2">
          <table:table-cell office:value-type="string">
            <text:p>network_dijkstra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9,197019904</text:p>
          </table:table-cell>
          <table:table-cell table:number-columns-repeated="2" office:value-type="string">
            <text:p>0,00</text:p>
          </table:table-cell>
          <table:table-cell office:value-type="string">
            <text:p>1,565042302</text:p>
          </table:table-cell>
          <table:table-cell office:value-type="string">
            <text:p>14,3937252</text:p>
          </table:table-cell>
          <table:table-cell office:value-type="float" office:value="10982967196">
            <text:p>10982967196</text:p>
          </table:table-cell>
          <table:table-cell office:value-type="float" office:value="5773584584">
            <text:p>5773584584</text:p>
          </table:table-cell>
          <table:table-cell office:value-type="string">
            <text:p>1,902278738</text:p>
          </table:table-cell>
          <table:table-cell office:value-type="string">
            <text:p>0,5256853163</text:p>
          </table:table-cell>
          <table:table-cell office:value-type="float" office:value="2407339126">
            <text:p>2407339126</text:p>
          </table:table-cell>
          <table:table-cell office:value-type="float" office:value="85700">
            <text:p>85700</text:p>
          </table:table-cell>
          <table:table-cell office:value-type="float" office:value="10982964492">
            <text:p>10982964492</text:p>
          </table:table-cell>
        </table:table-row>
        <table:table-row table:style-name="ro2">
          <table:table-cell office:value-type="string">
            <text:p>network_patricia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15,66195994</text:p>
          </table:table-cell>
          <table:table-cell office:value-type="string">
            <text:p>0,00</text:p>
          </table:table-cell>
          <table:table-cell office:value-type="string">
            <text:p>0,01</text:p>
          </table:table-cell>
          <table:table-cell office:value-type="string">
            <text:p>1,745797123</text:p>
          </table:table-cell>
          <table:table-cell office:value-type="string">
            <text:p>27,3426046</text:p>
          </table:table-cell>
          <table:table-cell office:value-type="float" office:value="18596531573">
            <text:p>18596531573</text:p>
          </table:table-cell>
          <table:table-cell office:value-type="float" office:value="16173786171">
            <text:p>16173786171</text:p>
          </table:table-cell>
          <table:table-cell office:value-type="string">
            <text:p>1,149794574</text:p>
          </table:table-cell>
          <table:table-cell office:value-type="string">
            <text:p>0,8697205771</text:p>
          </table:table-cell>
          <table:table-cell office:value-type="float" office:value="5804748656">
            <text:p>5804748656</text:p>
          </table:table-cell>
          <table:table-cell office:value-type="float" office:value="21400000">
            <text:p>21400000</text:p>
          </table:table-cell>
          <table:table-cell office:value-type="float" office:value="18596523355">
            <text:p>18596523355</text:p>
          </table:table-cell>
        </table:table-row>
        <table:table-row table:style-name="ro2">
          <table:table-cell office:value-type="string">
            <text:p>office_ghostscript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32,63054003</text:p>
          </table:table-cell>
          <table:table-cell office:value-type="string">
            <text:p>0,00</text:p>
          </table:table-cell>
          <table:table-cell office:value-type="string">
            <text:p>0,01</text:p>
          </table:table-cell>
          <table:table-cell office:value-type="string">
            <text:p>1,727910226</text:p>
          </table:table-cell>
          <table:table-cell office:value-type="string">
            <text:p>56,3826438</text:p>
          </table:table-cell>
          <table:table-cell office:value-type="float" office:value="33981942192">
            <text:p>33981942192</text:p>
          </table:table-cell>
          <table:table-cell office:value-type="float" office:value="36399216548">
            <text:p>36399216548</text:p>
          </table:table-cell>
          <table:table-cell office:value-type="string">
            <text:p>0,9335899345</text:p>
          </table:table-cell>
          <table:table-cell office:value-type="string">
            <text:p>1,071134085</text:p>
          </table:table-cell>
          <table:table-cell office:value-type="float" office:value="15273012847">
            <text:p>15273012847</text:p>
          </table:table-cell>
          <table:table-cell office:value-type="float" office:value="18800000">
            <text:p>18800000</text:p>
          </table:table-cell>
          <table:table-cell office:value-type="float" office:value="33981927032">
            <text:p>33981927032</text:p>
          </table:table-cell>
        </table:table-row>
        <table:table-row table:style-name="ro2">
          <table:table-cell office:value-type="string">
            <text:p>office_ispell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53,07668992</text:p>
          </table:table-cell>
          <table:table-cell office:value-type="string">
            <text:p>0,00</text:p>
          </table:table-cell>
          <table:table-cell office:value-type="string">
            <text:p>0,02</text:p>
          </table:table-cell>
          <table:table-cell office:value-type="string">
            <text:p>1,470124688</text:p>
          </table:table-cell>
          <table:table-cell office:value-type="string">
            <text:p>78,0293522</text:p>
          </table:table-cell>
          <table:table-cell office:value-type="float" office:value="36846609852">
            <text:p>36846609852</text:p>
          </table:table-cell>
          <table:table-cell office:value-type="float" office:value="30307279166">
            <text:p>30307279166</text:p>
          </table:table-cell>
          <table:table-cell office:value-type="string">
            <text:p>1,215767659</text:p>
          </table:table-cell>
          <table:table-cell office:value-type="string">
            <text:p>0,8225255807</text:p>
          </table:table-cell>
          <table:table-cell office:value-type="float" office:value="12838535657">
            <text:p>12838535657</text:p>
          </table:table-cell>
          <table:table-cell office:value-type="float" office:value="122000000">
            <text:p>122000000</text:p>
          </table:table-cell>
          <table:table-cell office:value-type="float" office:value="36846567058">
            <text:p>36846567058</text:p>
          </table:table-cell>
        </table:table-row>
        <table:table-row table:style-name="ro2">
          <table:table-cell office:value-type="string">
            <text:p>office_rsynth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14,05823002</text:p>
          </table:table-cell>
          <table:table-cell office:value-type="string">
            <text:p>0,00</text:p>
          </table:table-cell>
          <table:table-cell office:value-type="string">
            <text:p>0,01</text:p>
          </table:table-cell>
          <table:table-cell office:value-type="string">
            <text:p>1,78934685</text:p>
          </table:table-cell>
          <table:table-cell office:value-type="string">
            <text:p>25,1550496</text:p>
          </table:table-cell>
          <table:table-cell office:value-type="float" office:value="16034130019">
            <text:p>16034130019</text:p>
          </table:table-cell>
          <table:table-cell office:value-type="float" office:value="15406379364">
            <text:p>15406379364</text:p>
          </table:table-cell>
          <table:table-cell office:value-type="string">
            <text:p>1,040746151</text:p>
          </table:table-cell>
          <table:table-cell office:value-type="string">
            <text:p>0,9608490978</text:p>
          </table:table-cell>
          <table:table-cell office:value-type="float" office:value="7227202226">
            <text:p>7227202226</text:p>
          </table:table-cell>
          <table:table-cell office:value-type="float" office:value="3810000">
            <text:p>3810000</text:p>
          </table:table-cell>
          <table:table-cell office:value-type="float" office:value="16034128425">
            <text:p>16034128425</text:p>
          </table:table-cell>
        </table:table-row>
        <table:table-row table:style-name="ro2">
          <table:table-cell office:value-type="string">
            <text:p>office_stringsearch1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15,8768</text:p>
          </table:table-cell>
          <table:table-cell office:value-type="string">
            <text:p>0,00</text:p>
          </table:table-cell>
          <table:table-cell office:value-type="string">
            <text:p>0,01</text:p>
          </table:table-cell>
          <table:table-cell office:value-type="string">
            <text:p>1,512399929</text:p>
          </table:table-cell>
          <table:table-cell office:value-type="string">
            <text:p>24,0120712</text:p>
          </table:table-cell>
          <table:table-cell office:value-type="float" office:value="19011128715">
            <text:p>19011128715</text:p>
          </table:table-cell>
          <table:table-cell office:value-type="float" office:value="14432154249">
            <text:p>14432154249</text:p>
          </table:table-cell>
          <table:table-cell office:value-type="string">
            <text:p>1,317275882</text:p>
          </table:table-cell>
          <table:table-cell office:value-type="string">
            <text:p>0,7591424195</text:p>
          </table:table-cell>
          <table:table-cell office:value-type="float" office:value="3678787119">
            <text:p>3678787119</text:p>
          </table:table-cell>
          <table:table-cell office:value-type="float" office:value="91700">
            <text:p>91700</text:p>
          </table:table-cell>
          <table:table-cell office:value-type="float" office:value="19011126724">
            <text:p>19011126724</text:p>
          </table:table-cell>
        </table:table-row>
        <table:table-row table:style-name="ro2">
          <table:table-cell office:value-type="string">
            <text:p>security_blowfish_d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20,26444006</text:p>
          </table:table-cell>
          <table:table-cell office:value-type="string">
            <text:p>0,00</text:p>
          </table:table-cell>
          <table:table-cell office:value-type="string">
            <text:p>0,01</text:p>
          </table:table-cell>
          <table:table-cell office:value-type="string">
            <text:p>1,835094682</text:p>
          </table:table-cell>
          <table:table-cell office:value-type="string">
            <text:p>37,1871662</text:p>
          </table:table-cell>
          <table:table-cell office:value-type="float" office:value="24225516589">
            <text:p>24225516589</text:p>
          </table:table-cell>
          <table:table-cell office:value-type="float" office:value="37491786515">
            <text:p>37491786515</text:p>
          </table:table-cell>
          <table:table-cell office:value-type="string">
            <text:p>0,6461553007</text:p>
          </table:table-cell>
          <table:table-cell office:value-type="string">
            <text:p>1,547615564</text:p>
          </table:table-cell>
          <table:table-cell office:value-type="float" office:value="14247773099">
            <text:p>14247773099</text:p>
          </table:table-cell>
          <table:table-cell office:value-type="float" office:value="196000">
            <text:p>196000</text:p>
          </table:table-cell>
          <table:table-cell office:value-type="float" office:value="24225508949">
            <text:p>24225508949</text:p>
          </table:table-cell>
        </table:table-row>
        <table:table-row table:style-name="ro2">
          <table:table-cell office:value-type="string">
            <text:p>security_blowfish_e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22,85192013</text:p>
          </table:table-cell>
          <table:table-cell office:value-type="string">
            <text:p>0,00</text:p>
          </table:table-cell>
          <table:table-cell office:value-type="string">
            <text:p>0,01</text:p>
          </table:table-cell>
          <table:table-cell office:value-type="string">
            <text:p>1,817971705</text:p>
          </table:table-cell>
          <table:table-cell office:value-type="string">
            <text:p>41,5441442</text:p>
          </table:table-cell>
          <table:table-cell office:value-type="float" office:value="27373600972">
            <text:p>27373600972</text:p>
          </table:table-cell>
          <table:table-cell office:value-type="float" office:value="38196575250">
            <text:p>38196575250</text:p>
          </table:table-cell>
          <table:table-cell office:value-type="string">
            <text:p>0,7166506629</text:p>
          </table:table-cell>
          <table:table-cell office:value-type="string">
            <text:p>1,395379997</text:p>
          </table:table-cell>
          <table:table-cell office:value-type="float" office:value="14315307336">
            <text:p>14315307336</text:p>
          </table:table-cell>
          <table:table-cell office:value-type="float" office:value="139000">
            <text:p>139000</text:p>
          </table:table-cell>
          <table:table-cell office:value-type="float" office:value="27373598055">
            <text:p>27373598055</text:p>
          </table:table-cell>
        </table:table-row>
        <table:table-row table:style-name="ro2">
          <table:table-cell office:value-type="string">
            <text:p>security_pgp_d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351,09011</text:p>
          </table:table-cell>
          <table:table-cell office:value-type="string">
            <text:p>0,00</text:p>
          </table:table-cell>
          <table:table-cell office:value-type="string">
            <text:p>0,13</text:p>
          </table:table-cell>
          <table:table-cell office:value-type="string">
            <text:p>1,266776903</text:p>
          </table:table-cell>
          <table:table-cell office:value-type="string">
            <text:p>444,7528422</text:p>
          </table:table-cell>
          <table:table-cell office:value-type="float" office:value="90146278319">
            <text:p>90146278319</text:p>
          </table:table-cell>
          <table:table-cell office:value-type="float" office:value="38018538767">
            <text:p>38018538767</text:p>
          </table:table-cell>
          <table:table-cell office:value-type="string">
            <text:p>2,371113705</text:p>
          </table:table-cell>
          <table:table-cell office:value-type="string">
            <text:p>0,4217427439</text:p>
          </table:table-cell>
          <table:table-cell office:value-type="float" office:value="16899207323">
            <text:p>16899207323</text:p>
          </table:table-cell>
          <table:table-cell office:value-type="float" office:value="269000000">
            <text:p>269000000</text:p>
          </table:table-cell>
          <table:table-cell office:value-type="float" office:value="90145918563">
            <text:p>90145918563</text:p>
          </table:table-cell>
        </table:table-row>
        <table:table-row table:style-name="ro2">
          <table:table-cell office:value-type="string">
            <text:p>security_pgp_e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32,83263002</text:p>
          </table:table-cell>
          <table:table-cell office:value-type="string">
            <text:p>0,00</text:p>
          </table:table-cell>
          <table:table-cell office:value-type="string">
            <text:p>0,01</text:p>
          </table:table-cell>
          <table:table-cell office:value-type="string">
            <text:p>1,722247105</text:p>
          </table:table-cell>
          <table:table-cell office:value-type="string">
            <text:p>56,545902</text:p>
          </table:table-cell>
          <table:table-cell office:value-type="float" office:value="31132265817">
            <text:p>31132265817</text:p>
          </table:table-cell>
          <table:table-cell office:value-type="float" office:value="39839430222">
            <text:p>39839430222</text:p>
          </table:table-cell>
          <table:table-cell office:value-type="string">
            <text:p>0,7814435509</text:p>
          </table:table-cell>
          <table:table-cell office:value-type="string">
            <text:p>1,279682965</text:p>
          </table:table-cell>
          <table:table-cell office:value-type="float" office:value="12175896699">
            <text:p>12175896699</text:p>
          </table:table-cell>
          <table:table-cell office:value-type="float" office:value="20900000">
            <text:p>20900000</text:p>
          </table:table-cell>
          <table:table-cell office:value-type="float" office:value="31131500102">
            <text:p>31131500102</text:p>
          </table:table-cell>
        </table:table-row>
        <table:table-row table:style-name="ro2">
          <table:table-cell office:value-type="string">
            <text:p>security_rijndael_d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622,09058</text:p>
          </table:table-cell>
          <table:table-cell office:value-type="string">
            <text:p>0,00</text:p>
          </table:table-cell>
          <table:table-cell office:value-type="string">
            <text:p>0,24</text:p>
          </table:table-cell>
          <table:table-cell office:value-type="string">
            <text:p>1,202224871</text:p>
          </table:table-cell>
          <table:table-cell office:value-type="string">
            <text:p>747,8927674</text:p>
          </table:table-cell>
          <table:table-cell office:value-type="float" office:value="84238407366">
            <text:p>84238407366</text:p>
          </table:table-cell>
          <table:table-cell office:value-type="float" office:value="66358831119">
            <text:p>66358831119</text:p>
          </table:table-cell>
          <table:table-cell office:value-type="string">
            <text:p>1,269437782</text:p>
          </table:table-cell>
          <table:table-cell office:value-type="string">
            <text:p>0,7877503053</text:p>
          </table:table-cell>
          <table:table-cell office:value-type="float" office:value="26719305741">
            <text:p>26719305741</text:p>
          </table:table-cell>
          <table:table-cell office:value-type="float" office:value="225000000">
            <text:p>225000000</text:p>
          </table:table-cell>
          <table:table-cell office:value-type="float" office:value="84237856228">
            <text:p>84237856228</text:p>
          </table:table-cell>
        </table:table-row>
        <table:table-row table:style-name="ro2">
          <table:table-cell office:value-type="string">
            <text:p>security_rijndael_e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624,3942098</text:p>
          </table:table-cell>
          <table:table-cell office:value-type="string">
            <text:p>0,00</text:p>
          </table:table-cell>
          <table:table-cell office:value-type="string">
            <text:p>0,24</text:p>
          </table:table-cell>
          <table:table-cell office:value-type="string">
            <text:p>1,207462498</text:p>
          </table:table-cell>
          <table:table-cell office:value-type="string">
            <text:p>753,9325922</text:p>
          </table:table-cell>
          <table:table-cell office:value-type="float" office:value="96791315757">
            <text:p>96791315757</text:p>
          </table:table-cell>
          <table:table-cell office:value-type="float" office:value="68168386374">
            <text:p>68168386374</text:p>
          </table:table-cell>
          <table:table-cell office:value-type="string">
            <text:p>1,419885682</text:p>
          </table:table-cell>
          <table:table-cell office:value-type="string">
            <text:p>0,7042820509</text:p>
          </table:table-cell>
          <table:table-cell office:value-type="float" office:value="27726225522">
            <text:p>27726225522</text:p>
          </table:table-cell>
          <table:table-cell office:value-type="float" office:value="224000000">
            <text:p>224000000</text:p>
          </table:table-cell>
          <table:table-cell office:value-type="float" office:value="96790429143">
            <text:p>96790429143</text:p>
          </table:table-cell>
        </table:table-row>
        <table:table-row table:style-name="ro2">
          <table:table-cell office:value-type="string">
            <text:p>security_sha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35,09248</text:p>
          </table:table-cell>
          <table:table-cell office:value-type="string">
            <text:p>0,00</text:p>
          </table:table-cell>
          <table:table-cell office:value-type="string">
            <text:p>0,01</text:p>
          </table:table-cell>
          <table:table-cell office:value-type="string">
            <text:p>1,746320824</text:p>
          </table:table-cell>
          <table:table-cell office:value-type="string">
            <text:p>61,2827286</text:p>
          </table:table-cell>
          <table:table-cell office:value-type="float" office:value="40943394680">
            <text:p>40943394680</text:p>
          </table:table-cell>
          <table:table-cell office:value-type="float" office:value="49188811782">
            <text:p>49188811782</text:p>
          </table:table-cell>
          <table:table-cell office:value-type="string">
            <text:p>0,8323721025</text:p>
          </table:table-cell>
          <table:table-cell office:value-type="string">
            <text:p>1,201385771</text:p>
          </table:table-cell>
          <table:table-cell office:value-type="float" office:value="12865291474">
            <text:p>12865291474</text:p>
          </table:table-cell>
          <table:table-cell office:value-type="float" office:value="55600000">
            <text:p>55600000</text:p>
          </table:table-cell>
          <table:table-cell office:value-type="float" office:value="40943348056">
            <text:p>40943348056</text:p>
          </table:table-cell>
        </table:table-row>
        <table:table-row table:style-name="ro2">
          <table:table-cell office:value-type="string">
            <text:p>telecom_adpcm_c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13,78484019</text:p>
          </table:table-cell>
          <table:table-cell office:value-type="string">
            <text:p>0,00</text:p>
          </table:table-cell>
          <table:table-cell office:value-type="string">
            <text:p>0,01</text:p>
          </table:table-cell>
          <table:table-cell office:value-type="string">
            <text:p>1,794981883</text:p>
          </table:table-cell>
          <table:table-cell office:value-type="string">
            <text:p>24,7435384</text:p>
          </table:table-cell>
          <table:table-cell office:value-type="float" office:value="16502791673">
            <text:p>16502791673</text:p>
          </table:table-cell>
          <table:table-cell office:value-type="float" office:value="28434353440">
            <text:p>28434353440</text:p>
          </table:table-cell>
          <table:table-cell office:value-type="string">
            <text:p>0,5803821672</text:p>
          </table:table-cell>
          <table:table-cell office:value-type="string">
            <text:p>1,723002629</text:p>
          </table:table-cell>
          <table:table-cell office:value-type="float" office:value="2344068841">
            <text:p>2344068841</text:p>
          </table:table-cell>
          <table:table-cell office:value-type="float" office:value="118000">
            <text:p>118000</text:p>
          </table:table-cell>
          <table:table-cell office:value-type="float" office:value="16502789822">
            <text:p>16502789822</text:p>
          </table:table-cell>
        </table:table-row>
        <table:table-row table:style-name="ro2">
          <table:table-cell office:value-type="string">
            <text:p>telecom_adpcm_d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23,89519002</text:p>
          </table:table-cell>
          <table:table-cell office:value-type="string">
            <text:p>0,00</text:p>
          </table:table-cell>
          <table:table-cell office:value-type="string">
            <text:p>0,01</text:p>
          </table:table-cell>
          <table:table-cell office:value-type="string">
            <text:p>1,775472686</text:p>
          </table:table-cell>
          <table:table-cell office:value-type="string">
            <text:p>42,4252572</text:p>
          </table:table-cell>
          <table:table-cell office:value-type="float" office:value="28499875444">
            <text:p>28499875444</text:p>
          </table:table-cell>
          <table:table-cell office:value-type="float" office:value="42938797020">
            <text:p>42938797020</text:p>
          </table:table-cell>
          <table:table-cell office:value-type="string">
            <text:p>0,6637325082</text:p>
          </table:table-cell>
          <table:table-cell office:value-type="string">
            <text:p>1,506631041</text:p>
          </table:table-cell>
          <table:table-cell office:value-type="float" office:value="3912910903">
            <text:p>3912910903</text:p>
          </table:table-cell>
          <table:table-cell office:value-type="float" office:value="226000">
            <text:p>226000</text:p>
          </table:table-cell>
          <table:table-cell office:value-type="float" office:value="28499860769">
            <text:p>28499860769</text:p>
          </table:table-cell>
        </table:table-row>
        <table:table-row table:style-name="ro2">
          <table:table-cell office:value-type="string">
            <text:p>telecom_CRC32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108,2896599</text:p>
          </table:table-cell>
          <table:table-cell office:value-type="string">
            <text:p>0,00</text:p>
          </table:table-cell>
          <table:table-cell office:value-type="string">
            <text:p>0,04</text:p>
          </table:table-cell>
          <table:table-cell office:value-type="string">
            <text:p>1,502232957</text:p>
          </table:table-cell>
          <table:table-cell office:value-type="string">
            <text:p>162,676296</text:p>
          </table:table-cell>
          <table:table-cell office:value-type="float" office:value="129041232384">
            <text:p>129041232384</text:p>
          </table:table-cell>
          <table:table-cell office:value-type="float" office:value="37662227128">
            <text:p>37662227128</text:p>
          </table:table-cell>
          <table:table-cell office:value-type="string">
            <text:p>3,42627726</text:p>
          </table:table-cell>
          <table:table-cell office:value-type="string">
            <text:p>0,291861961</text:p>
          </table:table-cell>
          <table:table-cell office:value-type="float" office:value="15260820758">
            <text:p>15260820758</text:p>
          </table:table-cell>
          <table:table-cell office:value-type="float" office:value="15400000">
            <text:p>15400000</text:p>
          </table:table-cell>
          <table:table-cell office:value-type="float" office:value="129041137438">
            <text:p>129041137438</text:p>
          </table:table-cell>
        </table:table-row>
        <table:table-row table:style-name="ro2">
          <table:table-cell office:value-type="string">
            <text:p>telecom_gsm</text:p>
          </table:table-cell>
          <table:table-cell office:value-type="string">
            <text:p>1 200,00</text:p>
          </table:table-cell>
          <table:table-cell office:value-type="string">
            <text:p>none</text:p>
          </table:table-cell>
          <table:table-cell table:number-columns-repeated="2" office:value-type="string">
            <text:p>1,40789E+18</text:p>
          </table:table-cell>
          <table:table-cell office:value-type="string">
            <text:p>25,78294989</text:p>
          </table:table-cell>
          <table:table-cell office:value-type="string">
            <text:p>0,00</text:p>
          </table:table-cell>
          <table:table-cell office:value-type="string">
            <text:p>0,01</text:p>
          </table:table-cell>
          <table:table-cell office:value-type="string">
            <text:p>1,723485497</text:p>
          </table:table-cell>
          <table:table-cell office:value-type="string">
            <text:p>44,4365402</text:p>
          </table:table-cell>
          <table:table-cell office:value-type="float" office:value="26093938482">
            <text:p>26093938482</text:p>
          </table:table-cell>
          <table:table-cell office:value-type="float" office:value="38224475178">
            <text:p>38224475178</text:p>
          </table:table-cell>
          <table:table-cell office:value-type="string">
            <text:p>0,6826500131</text:p>
          </table:table-cell>
          <table:table-cell office:value-type="string">
            <text:p>1,464879486</text:p>
          </table:table-cell>
          <table:table-cell office:value-type="float" office:value="15940836722">
            <text:p>15940836722</text:p>
          </table:table-cell>
          <table:table-cell office:value-type="float" office:value="5780000">
            <text:p>5780000</text:p>
          </table:table-cell>
          <table:table-cell office:value-type="float" office:value="26093877759">
            <text:p>26093877759</text:p>
          </table:table-cell>
        </table:table-row>
      </table:table>
      <table:table table:name="TC2 A7" table:style-name="ta1">
        <table:table-column table:style-name="co1" table:number-columns-repeated="17" table:default-cell-style-name="ce2"/>
        <table:table-row table:style-name="ro1">
          <table:table-cell office:value-type="string">
            <text:p>#Name</text:p>
          </table:table-cell>
          <table:table-cell office:value-type="string">
            <text:p>Frequency(Mhz)</text:p>
          </table:table-cell>
          <table:table-cell office:value-type="string">
            <text:p>Temperature(SoC)(C)</text:p>
          </table:table-cell>
          <table:table-cell office:value-type="string">
            <text:p>Start(ns)</text:p>
          </table:table-cell>
          <table:table-cell office:value-type="string">
            <text:p>End(ns)</text:p>
          </table:table-cell>
          <table:table-cell office:value-type="string">
            <text:p>Runtime(s)</text:p>
          </table:table-cell>
          <table:table-cell office:value-type="string">
            <text:p>Average Power(CPU)</text:p>
          </table:table-cell>
          <table:table-cell office:value-type="string">
            <text:p>Energy Used</text:p>
          </table:table-cell>
          <table:table-cell office:value-type="string">
            <text:p>big Avg,Power(W)</text:p>
          </table:table-cell>
          <table:table-cell office:value-type="string">
            <text:p>big Energy(J)</text:p>
          </table:table-cell>
          <table:table-cell office:value-type="string">
            <text:p>Cycles</text:p>
          </table:table-cell>
          <table:table-cell office:value-type="string">
            <text:p>Instructions</text:p>
          </table:table-cell>
          <table:table-cell office:value-type="string">
            <text:p>CPI</text:p>
          </table:table-cell>
          <table:table-cell office:value-type="string">
            <text:p>ICP</text:p>
          </table:table-cell>
          <table:table-cell office:value-type="string">
            <text:p>Cache References</text:p>
          </table:table-cell>
          <table:table-cell office:value-type="string">
            <text:p>Cache Misses</text:p>
          </table:table-cell>
          <table:table-cell office:value-type="string">
            <text:p>Bus Cycles</text:p>
          </table:table-cell>
        </table:table-row>
        <table:table-row table:style-name="ro2">
          <table:table-cell office:value-type="string">
            <text:p>automotive_bitcount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96,61982003</text:p>
          </table:table-cell>
          <table:table-cell office:value-type="string">
            <text:p>0,2092738322</text:p>
          </table:table-cell>
          <table:table-cell office:value-type="string">
            <text:p>20,22</text:p>
          </table:table-cell>
          <table:table-cell office:value-type="string">
            <text:p>0,00</text:p>
          </table:table-cell>
          <table:table-cell office:value-type="string">
            <text:p>0,0563362</text:p>
          </table:table-cell>
          <table:table-cell office:value-type="float" office:value="33526927462">
            <text:p>33526927462</text:p>
          </table:table-cell>
          <table:table-cell office:value-type="float" office:value="45968930017">
            <text:p>45968930017</text:p>
          </table:table-cell>
          <table:table-cell office:value-type="string">
            <text:p>0,7293388698</text:p>
          </table:table-cell>
          <table:table-cell office:value-type="string">
            <text:p>1,371104766</text:p>
          </table:table-cell>
          <table:table-cell office:value-type="float" office:value="3098659097">
            <text:p>3098659097</text:p>
          </table:table-cell>
          <table:table-cell office:value-type="float" office:value="289000">
            <text:p>289000</text:p>
          </table:table-cell>
          <table:table-cell office:value-type="float" office:value="33526929046">
            <text:p>33526929046</text:p>
          </table:table-cell>
        </table:table-row>
        <table:table-row table:style-name="ro2">
          <table:table-cell office:value-type="string">
            <text:p>automotive_qsort1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13,1141599</text:p>
          </table:table-cell>
          <table:table-cell office:value-type="string">
            <text:p>0,2105794202</text:p>
          </table:table-cell>
          <table:table-cell office:value-type="string">
            <text:p>23,82</text:p>
          </table:table-cell>
          <table:table-cell office:value-type="string">
            <text:p>0,00</text:p>
          </table:table-cell>
          <table:table-cell office:value-type="string">
            <text:p>0,0670432</text:p>
          </table:table-cell>
          <table:table-cell office:value-type="float" office:value="39238061991">
            <text:p>39238061991</text:p>
          </table:table-cell>
          <table:table-cell office:value-type="float" office:value="32501559294">
            <text:p>32501559294</text:p>
          </table:table-cell>
          <table:table-cell office:value-type="string">
            <text:p>1,207267062</text:p>
          </table:table-cell>
          <table:table-cell office:value-type="string">
            <text:p>0,8283171402</text:p>
          </table:table-cell>
          <table:table-cell office:value-type="float" office:value="9958338302">
            <text:p>9958338302</text:p>
          </table:table-cell>
          <table:table-cell office:value-type="float" office:value="34700000">
            <text:p>34700000</text:p>
          </table:table-cell>
          <table:table-cell office:value-type="float" office:value="39238064991">
            <text:p>39238064991</text:p>
          </table:table-cell>
        </table:table-row>
        <table:table-row table:style-name="ro2">
          <table:table-cell office:value-type="string">
            <text:p>automotive_susan_c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362,3148201</text:p>
          </table:table-cell>
          <table:table-cell office:value-type="string">
            <text:p>0,1761719054</text:p>
          </table:table-cell>
          <table:table-cell office:value-type="string">
            <text:p>63,83</text:p>
          </table:table-cell>
          <table:table-cell office:value-type="string">
            <text:p>0,00</text:p>
          </table:table-cell>
          <table:table-cell office:value-type="string">
            <text:p>0,214361</text:p>
          </table:table-cell>
          <table:table-cell office:value-type="float" office:value="39270652638">
            <text:p>39270652638</text:p>
          </table:table-cell>
          <table:table-cell office:value-type="float" office:value="33986793636">
            <text:p>33986793636</text:p>
          </table:table-cell>
          <table:table-cell office:value-type="string">
            <text:p>1,155468005</text:p>
          </table:table-cell>
          <table:table-cell office:value-type="string">
            <text:p>0,8654501862</text:p>
          </table:table-cell>
          <table:table-cell office:value-type="float" office:value="17501313043">
            <text:p>17501313043</text:p>
          </table:table-cell>
          <table:table-cell office:value-type="float" office:value="64100000">
            <text:p>64100000</text:p>
          </table:table-cell>
          <table:table-cell office:value-type="float" office:value="39270656091">
            <text:p>39270656091</text:p>
          </table:table-cell>
        </table:table-row>
        <table:table-row table:style-name="ro2">
          <table:table-cell office:value-type="string">
            <text:p>automotive_susan_e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77,8758999</text:p>
          </table:table-cell>
          <table:table-cell office:value-type="string">
            <text:p>0,1981144765</text:p>
          </table:table-cell>
          <table:table-cell office:value-type="string">
            <text:p>35,24</text:p>
          </table:table-cell>
          <table:table-cell office:value-type="string">
            <text:p>0,00</text:p>
          </table:table-cell>
          <table:table-cell office:value-type="string">
            <text:p>0,0955392</text:p>
          </table:table-cell>
          <table:table-cell office:value-type="float" office:value="37989762413">
            <text:p>37989762413</text:p>
          </table:table-cell>
          <table:table-cell office:value-type="float" office:value="35060955654">
            <text:p>35060955654</text:p>
          </table:table-cell>
          <table:table-cell office:value-type="string">
            <text:p>1,08353471</text:p>
          </table:table-cell>
          <table:table-cell office:value-type="string">
            <text:p>0,9229053678</text:p>
          </table:table-cell>
          <table:table-cell office:value-type="float" office:value="16786645128">
            <text:p>16786645128</text:p>
          </table:table-cell>
          <table:table-cell office:value-type="float" office:value="42800000">
            <text:p>42800000</text:p>
          </table:table-cell>
          <table:table-cell office:value-type="float" office:value="37989765357">
            <text:p>37989765357</text:p>
          </table:table-cell>
        </table:table-row>
        <table:table-row table:style-name="ro2">
          <table:table-cell office:value-type="string">
            <text:p>automotive_susan_s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25,0482099</text:p>
          </table:table-cell>
          <table:table-cell office:value-type="string">
            <text:p>0,2061201245</text:p>
          </table:table-cell>
          <table:table-cell office:value-type="string">
            <text:p>25,77</text:p>
          </table:table-cell>
          <table:table-cell office:value-type="string">
            <text:p>0,00</text:p>
          </table:table-cell>
          <table:table-cell office:value-type="string">
            <text:p>0,0647646</text:p>
          </table:table-cell>
          <table:table-cell office:value-type="float" office:value="42710916493">
            <text:p>42710916493</text:p>
          </table:table-cell>
          <table:table-cell office:value-type="float" office:value="29967423324">
            <text:p>29967423324</text:p>
          </table:table-cell>
          <table:table-cell office:value-type="string">
            <text:p>1,425244874</text:p>
          </table:table-cell>
          <table:table-cell office:value-type="string">
            <text:p>0,701633816</text:p>
          </table:table-cell>
          <table:table-cell office:value-type="float" office:value="9430806646">
            <text:p>9430806646</text:p>
          </table:table-cell>
          <table:table-cell office:value-type="float" office:value="3960000">
            <text:p>3960000</text:p>
          </table:table-cell>
          <table:table-cell office:value-type="float" office:value="42710918692">
            <text:p>42710918692</text:p>
          </table:table-cell>
        </table:table-row>
        <table:table-row table:style-name="ro2">
          <table:table-cell office:value-type="string">
            <text:p>bzip2d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16,94945</text:p>
          </table:table-cell>
          <table:table-cell office:value-type="string">
            <text:p>0,2017375969</text:p>
          </table:table-cell>
          <table:table-cell office:value-type="string">
            <text:p>23,59</text:p>
          </table:table-cell>
          <table:table-cell office:value-type="string">
            <text:p>0,00</text:p>
          </table:table-cell>
          <table:table-cell office:value-type="string">
            <text:p>0,0655476</text:p>
          </table:table-cell>
          <table:table-cell office:value-type="float" office:value="29411502981">
            <text:p>29411502981</text:p>
          </table:table-cell>
          <table:table-cell office:value-type="float" office:value="16864898053">
            <text:p>16864898053</text:p>
          </table:table-cell>
          <table:table-cell office:value-type="string">
            <text:p>1,743947867</text:p>
          </table:table-cell>
          <table:table-cell office:value-type="string">
            <text:p>0,5734116364</text:p>
          </table:table-cell>
          <table:table-cell office:value-type="float" office:value="7290665338">
            <text:p>7290665338</text:p>
          </table:table-cell>
          <table:table-cell office:value-type="float" office:value="139000000">
            <text:p>139000000</text:p>
          </table:table-cell>
          <table:table-cell office:value-type="float" office:value="29411505980">
            <text:p>29411505980</text:p>
          </table:table-cell>
        </table:table-row>
        <table:table-row table:style-name="ro2">
          <table:table-cell office:value-type="string">
            <text:p>bzip2e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87,63580979</text:p>
          </table:table-cell>
          <table:table-cell office:value-type="string">
            <text:p>0,2097232677</text:p>
          </table:table-cell>
          <table:table-cell office:value-type="string">
            <text:p>18,38</text:p>
          </table:table-cell>
          <table:table-cell office:value-type="string">
            <text:p>0,00</text:p>
          </table:table-cell>
          <table:table-cell office:value-type="string">
            <text:p>0,046437</text:p>
          </table:table-cell>
          <table:table-cell office:value-type="float" office:value="28889324358">
            <text:p>28889324358</text:p>
          </table:table-cell>
          <table:table-cell office:value-type="float" office:value="17636714540">
            <text:p>17636714540</text:p>
          </table:table-cell>
          <table:table-cell office:value-type="string">
            <text:p>1,638021883</text:p>
          </table:table-cell>
          <table:table-cell office:value-type="string">
            <text:p>0,6104924546</text:p>
          </table:table-cell>
          <table:table-cell office:value-type="float" office:value="8042929520">
            <text:p>8042929520</text:p>
          </table:table-cell>
          <table:table-cell office:value-type="float" office:value="271000000">
            <text:p>271000000</text:p>
          </table:table-cell>
          <table:table-cell office:value-type="float" office:value="28889328112">
            <text:p>28889328112</text:p>
          </table:table-cell>
        </table:table-row>
        <table:table-row table:style-name="ro2">
          <table:table-cell office:value-type="string">
            <text:p>consumer_jpeg_c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29,05569</text:p>
          </table:table-cell>
          <table:table-cell office:value-type="string">
            <text:p>0,2067915704</text:p>
          </table:table-cell>
          <table:table-cell office:value-type="string">
            <text:p>26,69</text:p>
          </table:table-cell>
          <table:table-cell office:value-type="string">
            <text:p>0,00</text:p>
          </table:table-cell>
          <table:table-cell office:value-type="string">
            <text:p>0,071339</text:p>
          </table:table-cell>
          <table:table-cell office:value-type="float" office:value="38062138476">
            <text:p>38062138476</text:p>
          </table:table-cell>
          <table:table-cell office:value-type="float" office:value="33668572033">
            <text:p>33668572033</text:p>
          </table:table-cell>
          <table:table-cell office:value-type="string">
            <text:p>1,130494588</text:p>
          </table:table-cell>
          <table:table-cell office:value-type="string">
            <text:p>0,8845685866</text:p>
          </table:table-cell>
          <table:table-cell office:value-type="float" office:value="13661785048">
            <text:p>13661785048</text:p>
          </table:table-cell>
          <table:table-cell office:value-type="float" office:value="54700000">
            <text:p>54700000</text:p>
          </table:table-cell>
          <table:table-cell office:value-type="float" office:value="38062141134">
            <text:p>38062141134</text:p>
          </table:table-cell>
        </table:table-row>
        <table:table-row table:style-name="ro2">
          <table:table-cell office:value-type="string">
            <text:p>consumer_jpeg_d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942,79843</text:p>
          </table:table-cell>
          <table:table-cell office:value-type="string">
            <text:p>0,1834391663</text:p>
          </table:table-cell>
          <table:table-cell office:value-type="string">
            <text:p>172,95</text:p>
          </table:table-cell>
          <table:table-cell office:value-type="string">
            <text:p>0,00</text:p>
          </table:table-cell>
          <table:table-cell office:value-type="string">
            <text:p>0,5186414</text:p>
          </table:table-cell>
          <table:table-cell office:value-type="float" office:value="50666076505">
            <text:p>50666076505</text:p>
          </table:table-cell>
          <table:table-cell office:value-type="float" office:value="35437604157">
            <text:p>35437604157</text:p>
          </table:table-cell>
          <table:table-cell office:value-type="string">
            <text:p>1,429726352</text:p>
          </table:table-cell>
          <table:table-cell office:value-type="string">
            <text:p>0,6994345448</text:p>
          </table:table-cell>
          <table:table-cell office:value-type="float" office:value="15710727814">
            <text:p>15710727814</text:p>
          </table:table-cell>
          <table:table-cell office:value-type="float" office:value="118000000">
            <text:p>118000000</text:p>
          </table:table-cell>
          <table:table-cell office:value-type="float" office:value="50666079408">
            <text:p>50666079408</text:p>
          </table:table-cell>
        </table:table-row>
        <table:table-row table:style-name="ro2">
          <table:table-cell office:value-type="string">
            <text:p>consumer_mad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245,55506</text:p>
          </table:table-cell>
          <table:table-cell office:value-type="string">
            <text:p>0,2023152258</text:p>
          </table:table-cell>
          <table:table-cell office:value-type="string">
            <text:p>49,68</text:p>
          </table:table-cell>
          <table:table-cell office:value-type="string">
            <text:p>0,00</text:p>
          </table:table-cell>
          <table:table-cell office:value-type="string">
            <text:p>0,125593</text:p>
          </table:table-cell>
          <table:table-cell office:value-type="float" office:value="52493039314">
            <text:p>52493039314</text:p>
          </table:table-cell>
          <table:table-cell office:value-type="float" office:value="41668314860">
            <text:p>41668314860</text:p>
          </table:table-cell>
          <table:table-cell office:value-type="string">
            <text:p>1,259783111</text:p>
          </table:table-cell>
          <table:table-cell office:value-type="string">
            <text:p>0,7937874317</text:p>
          </table:table-cell>
          <table:table-cell office:value-type="float" office:value="17372546496">
            <text:p>17372546496</text:p>
          </table:table-cell>
          <table:table-cell office:value-type="float" office:value="81700000">
            <text:p>81700000</text:p>
          </table:table-cell>
          <table:table-cell office:value-type="float" office:value="52493041622">
            <text:p>52493041622</text:p>
          </table:table-cell>
        </table:table-row>
        <table:table-row table:style-name="ro2">
          <table:table-cell office:value-type="string">
            <text:p>consumer_tiff2bw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301,5488901</text:p>
          </table:table-cell>
          <table:table-cell office:value-type="string">
            <text:p>0,1923175621</text:p>
          </table:table-cell>
          <table:table-cell office:value-type="string">
            <text:p>57,99</text:p>
          </table:table-cell>
          <table:table-cell office:value-type="string">
            <text:p>0,00</text:p>
          </table:table-cell>
          <table:table-cell office:value-type="string">
            <text:p>0,1505724</text:p>
          </table:table-cell>
          <table:table-cell office:value-type="float" office:value="34906712212">
            <text:p>34906712212</text:p>
          </table:table-cell>
          <table:table-cell office:value-type="float" office:value="30671444702">
            <text:p>30671444702</text:p>
          </table:table-cell>
          <table:table-cell office:value-type="string">
            <text:p>1,138085035</text:p>
          </table:table-cell>
          <table:table-cell office:value-type="string">
            <text:p>0,8786689653</text:p>
          </table:table-cell>
          <table:table-cell office:value-type="float" office:value="10223668648">
            <text:p>10223668648</text:p>
          </table:table-cell>
          <table:table-cell office:value-type="float" office:value="160000000">
            <text:p>160000000</text:p>
          </table:table-cell>
          <table:table-cell office:value-type="float" office:value="34906715108">
            <text:p>34906715108</text:p>
          </table:table-cell>
        </table:table-row>
        <table:table-row table:style-name="ro2">
          <table:table-cell office:value-type="string">
            <text:p>consumer_tiff2rgba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234,11254</text:p>
          </table:table-cell>
          <table:table-cell office:value-type="string">
            <text:p>0,1650261542</text:p>
          </table:table-cell>
          <table:table-cell office:value-type="string">
            <text:p>203,66</text:p>
          </table:table-cell>
          <table:table-cell office:value-type="string">
            <text:p>0,00</text:p>
          </table:table-cell>
          <table:table-cell office:value-type="string">
            <text:p>0,6593316</text:p>
          </table:table-cell>
          <table:table-cell office:value-type="float" office:value="43678134830">
            <text:p>43678134830</text:p>
          </table:table-cell>
          <table:table-cell office:value-type="float" office:value="32949233608">
            <text:p>32949233608</text:p>
          </table:table-cell>
          <table:table-cell office:value-type="string">
            <text:p>1,325619143</text:p>
          </table:table-cell>
          <table:table-cell office:value-type="string">
            <text:p>0,7543644832</text:p>
          </table:table-cell>
          <table:table-cell office:value-type="float" office:value="12208174444">
            <text:p>12208174444</text:p>
          </table:table-cell>
          <table:table-cell office:value-type="float" office:value="260000000">
            <text:p>260000000</text:p>
          </table:table-cell>
          <table:table-cell office:value-type="float" office:value="43678138150">
            <text:p>43678138150</text:p>
          </table:table-cell>
        </table:table-row>
        <table:table-row table:style-name="ro2">
          <table:table-cell office:value-type="string">
            <text:p>consumer_tiffdither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64,1506801</text:p>
          </table:table-cell>
          <table:table-cell office:value-type="string">
            <text:p>0,1976633907</text:p>
          </table:table-cell>
          <table:table-cell office:value-type="string">
            <text:p>32,45</text:p>
          </table:table-cell>
          <table:table-cell office:value-type="string">
            <text:p>0,00</text:p>
          </table:table-cell>
          <table:table-cell office:value-type="string">
            <text:p>0,0874852</text:p>
          </table:table-cell>
          <table:table-cell office:value-type="float" office:value="36897734290">
            <text:p>36897734290</text:p>
          </table:table-cell>
          <table:table-cell office:value-type="float" office:value="31444236257">
            <text:p>31444236257</text:p>
          </table:table-cell>
          <table:table-cell office:value-type="string">
            <text:p>1,173433948</text:p>
          </table:table-cell>
          <table:table-cell office:value-type="string">
            <text:p>0,8521996502</text:p>
          </table:table-cell>
          <table:table-cell office:value-type="float" office:value="7848492512">
            <text:p>7848492512</text:p>
          </table:table-cell>
          <table:table-cell office:value-type="float" office:value="47100000">
            <text:p>47100000</text:p>
          </table:table-cell>
          <table:table-cell office:value-type="float" office:value="36897737108">
            <text:p>36897737108</text:p>
          </table:table-cell>
        </table:table-row>
        <table:table-row table:style-name="ro2">
          <table:table-cell office:value-type="string">
            <text:p>consumer_tiffmedian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41,75184</text:p>
          </table:table-cell>
          <table:table-cell office:value-type="string">
            <text:p>0,2056252801</text:p>
          </table:table-cell>
          <table:table-cell office:value-type="string">
            <text:p>29,15</text:p>
          </table:table-cell>
          <table:table-cell office:value-type="string">
            <text:p>0,00</text:p>
          </table:table-cell>
          <table:table-cell office:value-type="string">
            <text:p>0,0778564</text:p>
          </table:table-cell>
          <table:table-cell office:value-type="float" office:value="42243445271">
            <text:p>42243445271</text:p>
          </table:table-cell>
          <table:table-cell office:value-type="float" office:value="32280270620">
            <text:p>32280270620</text:p>
          </table:table-cell>
          <table:table-cell office:value-type="string">
            <text:p>1,308645946</text:p>
          </table:table-cell>
          <table:table-cell office:value-type="string">
            <text:p>0,764148625</text:p>
          </table:table-cell>
          <table:table-cell office:value-type="float" office:value="13394174444">
            <text:p>13394174444</text:p>
          </table:table-cell>
          <table:table-cell office:value-type="float" office:value="170000000">
            <text:p>170000000</text:p>
          </table:table-cell>
          <table:table-cell office:value-type="float" office:value="42243447538">
            <text:p>42243447538</text:p>
          </table:table-cell>
        </table:table-row>
        <table:table-row table:style-name="ro2">
          <table:table-cell office:value-type="string">
            <text:p>network_dijkstra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27,86448998</text:p>
          </table:table-cell>
          <table:table-cell office:value-type="string">
            <text:p>0,2041302677</text:p>
          </table:table-cell>
          <table:table-cell office:value-type="string">
            <text:p>5,69</text:p>
          </table:table-cell>
          <table:table-cell office:value-type="string">
            <text:p>0,00</text:p>
          </table:table-cell>
          <table:table-cell office:value-type="string">
            <text:p>0,0148996</text:p>
          </table:table-cell>
          <table:table-cell office:value-type="float" office:value="9696208730">
            <text:p>9696208730</text:p>
          </table:table-cell>
          <table:table-cell office:value-type="float" office:value="5780160189">
            <text:p>5780160189</text:p>
          </table:table-cell>
          <table:table-cell office:value-type="string">
            <text:p>1,677498272</text:p>
          </table:table-cell>
          <table:table-cell office:value-type="string">
            <text:p>0,5961258003</text:p>
          </table:table-cell>
          <table:table-cell office:value-type="float" office:value="2419609756">
            <text:p>2419609756</text:p>
          </table:table-cell>
          <table:table-cell office:value-type="float" office:value="75700">
            <text:p>75700</text:p>
          </table:table-cell>
          <table:table-cell office:value-type="float" office:value="9696209234">
            <text:p>9696209234</text:p>
          </table:table-cell>
        </table:table-row>
        <table:table-row table:style-name="ro2">
          <table:table-cell office:value-type="string">
            <text:p>network_patricia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77,6397399</text:p>
          </table:table-cell>
          <table:table-cell office:value-type="string">
            <text:p>0,2089138992</text:p>
          </table:table-cell>
          <table:table-cell office:value-type="string">
            <text:p>16,22</text:p>
          </table:table-cell>
          <table:table-cell office:value-type="string">
            <text:p>0,00</text:p>
          </table:table-cell>
          <table:table-cell office:value-type="string">
            <text:p>0,041608</text:p>
          </table:table-cell>
          <table:table-cell office:value-type="float" office:value="26595129951">
            <text:p>26595129951</text:p>
          </table:table-cell>
          <table:table-cell office:value-type="float" office:value="16260551054">
            <text:p>16260551054</text:p>
          </table:table-cell>
          <table:table-cell office:value-type="string">
            <text:p>1,635561419</text:p>
          </table:table-cell>
          <table:table-cell office:value-type="string">
            <text:p>0,6114108517</text:p>
          </table:table-cell>
          <table:table-cell office:value-type="float" office:value="5794515628">
            <text:p>5794515628</text:p>
          </table:table-cell>
          <table:table-cell office:value-type="float" office:value="21600000">
            <text:p>21600000</text:p>
          </table:table-cell>
          <table:table-cell office:value-type="float" office:value="26595132962">
            <text:p>26595132962</text:p>
          </table:table-cell>
        </table:table-row>
        <table:table-row table:style-name="ro2">
          <table:table-cell office:value-type="string">
            <text:p>office_ghostscript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72,6848</text:p>
          </table:table-cell>
          <table:table-cell office:value-type="string">
            <text:p>0,2092431193</text:p>
          </table:table-cell>
          <table:table-cell office:value-type="string">
            <text:p>36,13</text:p>
          </table:table-cell>
          <table:table-cell office:value-type="string">
            <text:p>0,00</text:p>
          </table:table-cell>
          <table:table-cell office:value-type="string">
            <text:p>0,090983</text:p>
          </table:table-cell>
          <table:table-cell office:value-type="float" office:value="54938232994">
            <text:p>54938232994</text:p>
          </table:table-cell>
          <table:table-cell office:value-type="float" office:value="36588455843">
            <text:p>36588455843</text:p>
          </table:table-cell>
          <table:table-cell office:value-type="string">
            <text:p>1,501518217</text:p>
          </table:table-cell>
          <table:table-cell office:value-type="string">
            <text:p>0,6659925857</text:p>
          </table:table-cell>
          <table:table-cell office:value-type="float" office:value="15535910164">
            <text:p>15535910164</text:p>
          </table:table-cell>
          <table:table-cell office:value-type="float" office:value="20400000">
            <text:p>20400000</text:p>
          </table:table-cell>
          <table:table-cell office:value-type="float" office:value="54938235976">
            <text:p>54938235976</text:p>
          </table:table-cell>
        </table:table-row>
        <table:table-row table:style-name="ro2">
          <table:table-cell office:value-type="string">
            <text:p>office_ispell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58,68941</text:p>
          </table:table-cell>
          <table:table-cell office:value-type="string">
            <text:p>0,205285168</text:p>
          </table:table-cell>
          <table:table-cell office:value-type="string">
            <text:p>32,58</text:p>
          </table:table-cell>
          <table:table-cell office:value-type="string">
            <text:p>0,00</text:p>
          </table:table-cell>
          <table:table-cell office:value-type="string">
            <text:p>0,0842084</text:p>
          </table:table-cell>
          <table:table-cell office:value-type="float" office:value="47200372863">
            <text:p>47200372863</text:p>
          </table:table-cell>
          <table:table-cell office:value-type="float" office:value="30396616148">
            <text:p>30396616148</text:p>
          </table:table-cell>
          <table:table-cell office:value-type="string">
            <text:p>1,55281669</text:p>
          </table:table-cell>
          <table:table-cell office:value-type="string">
            <text:p>0,6439910175</text:p>
          </table:table-cell>
          <table:table-cell office:value-type="float" office:value="12178092595">
            <text:p>12178092595</text:p>
          </table:table-cell>
          <table:table-cell office:value-type="float" office:value="133000000">
            <text:p>133000000</text:p>
          </table:table-cell>
          <table:table-cell office:value-type="float" office:value="47200376502">
            <text:p>47200376502</text:p>
          </table:table-cell>
        </table:table-row>
        <table:table-row table:style-name="ro2">
          <table:table-cell office:value-type="string">
            <text:p>office_rsynth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67,85043994</text:p>
          </table:table-cell>
          <table:table-cell office:value-type="string">
            <text:p>0,2088123351</text:p>
          </table:table-cell>
          <table:table-cell office:value-type="string">
            <text:p>14,17</text:p>
          </table:table-cell>
          <table:table-cell office:value-type="string">
            <text:p>0,00</text:p>
          </table:table-cell>
          <table:table-cell office:value-type="string">
            <text:p>0,0380566</text:p>
          </table:table-cell>
          <table:table-cell office:value-type="float" office:value="23389818508">
            <text:p>23389818508</text:p>
          </table:table-cell>
          <table:table-cell office:value-type="float" office:value="15491550008">
            <text:p>15491550008</text:p>
          </table:table-cell>
          <table:table-cell office:value-type="string">
            <text:p>1,509843656</text:p>
          </table:table-cell>
          <table:table-cell office:value-type="string">
            <text:p>0,6623202315</text:p>
          </table:table-cell>
          <table:table-cell office:value-type="float" office:value="6599634713">
            <text:p>6599634713</text:p>
          </table:table-cell>
          <table:table-cell office:value-type="float" office:value="4250000">
            <text:p>4250000</text:p>
          </table:table-cell>
          <table:table-cell office:value-type="float" office:value="23389820383">
            <text:p>23389820383</text:p>
          </table:table-cell>
        </table:table-row>
        <table:table-row table:style-name="ro2">
          <table:table-cell office:value-type="string">
            <text:p>office_stringsearch1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57,53014989</text:p>
          </table:table-cell>
          <table:table-cell office:value-type="string">
            <text:p>0,2035819379</text:p>
          </table:table-cell>
          <table:table-cell office:value-type="string">
            <text:p>11,71</text:p>
          </table:table-cell>
          <table:table-cell office:value-type="string">
            <text:p>0,00</text:p>
          </table:table-cell>
          <table:table-cell office:value-type="string">
            <text:p>0,0298648</text:p>
          </table:table-cell>
          <table:table-cell office:value-type="float" office:value="19881934744">
            <text:p>19881934744</text:p>
          </table:table-cell>
          <table:table-cell office:value-type="float" office:value="14493231122">
            <text:p>14493231122</text:p>
          </table:table-cell>
          <table:table-cell office:value-type="string">
            <text:p>1,3718083</text:p>
          </table:table-cell>
          <table:table-cell office:value-type="string">
            <text:p>0,7289648271</text:p>
          </table:table-cell>
          <table:table-cell office:value-type="float" office:value="3650261772">
            <text:p>3650261772</text:p>
          </table:table-cell>
          <table:table-cell office:value-type="float" office:value="288000">
            <text:p>288000</text:p>
          </table:table-cell>
          <table:table-cell office:value-type="float" office:value="19881936042">
            <text:p>19881936042</text:p>
          </table:table-cell>
        </table:table-row>
        <table:table-row table:style-name="ro2">
          <table:table-cell office:value-type="string">
            <text:p>security_blowfish_d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01,2040701</text:p>
          </table:table-cell>
          <table:table-cell office:value-type="string">
            <text:p>0,2147025546</text:p>
          </table:table-cell>
          <table:table-cell office:value-type="string">
            <text:p>21,73</text:p>
          </table:table-cell>
          <table:table-cell office:value-type="string">
            <text:p>0,00</text:p>
          </table:table-cell>
          <table:table-cell office:value-type="string">
            <text:p>0,0563326</text:p>
          </table:table-cell>
          <table:table-cell office:value-type="float" office:value="35122647822">
            <text:p>35122647822</text:p>
          </table:table-cell>
          <table:table-cell office:value-type="float" office:value="37560442934">
            <text:p>37560442934</text:p>
          </table:table-cell>
          <table:table-cell office:value-type="string">
            <text:p>0,9350967422</text:p>
          </table:table-cell>
          <table:table-cell office:value-type="string">
            <text:p>1,069408068</text:p>
          </table:table-cell>
          <table:table-cell office:value-type="float" office:value="14354340496">
            <text:p>14354340496</text:p>
          </table:table-cell>
          <table:table-cell office:value-type="float" office:value="426000">
            <text:p>426000</text:p>
          </table:table-cell>
          <table:table-cell office:value-type="float" office:value="35122649408">
            <text:p>35122649408</text:p>
          </table:table-cell>
        </table:table-row>
        <table:table-row table:style-name="ro2">
          <table:table-cell office:value-type="string">
            <text:p>security_blowfish_e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02,02079</text:p>
          </table:table-cell>
          <table:table-cell office:value-type="string">
            <text:p>0,2143838976</text:p>
          </table:table-cell>
          <table:table-cell office:value-type="string">
            <text:p>21,87</text:p>
          </table:table-cell>
          <table:table-cell office:value-type="string">
            <text:p>0,00</text:p>
          </table:table-cell>
          <table:table-cell office:value-type="string">
            <text:p>0,0570216</text:p>
          </table:table-cell>
          <table:table-cell office:value-type="float" office:value="35409037415">
            <text:p>35409037415</text:p>
          </table:table-cell>
          <table:table-cell office:value-type="float" office:value="38270878883">
            <text:p>38270878883</text:p>
          </table:table-cell>
          <table:table-cell office:value-type="string">
            <text:p>0,9252214333</text:p>
          </table:table-cell>
          <table:table-cell office:value-type="string">
            <text:p>1,080822346</text:p>
          </table:table-cell>
          <table:table-cell office:value-type="float" office:value="14353790840">
            <text:p>14353790840</text:p>
          </table:table-cell>
          <table:table-cell office:value-type="float" office:value="444000">
            <text:p>444000</text:p>
          </table:table-cell>
          <table:table-cell office:value-type="float" office:value="35409039070">
            <text:p>35409039070</text:p>
          </table:table-cell>
        </table:table-row>
        <table:table-row table:style-name="ro2">
          <table:table-cell office:value-type="string">
            <text:p>security_pgp_d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413,0012001</text:p>
          </table:table-cell>
          <table:table-cell office:value-type="string">
            <text:p>0,2065184294</text:p>
          </table:table-cell>
          <table:table-cell office:value-type="string">
            <text:p>85,29</text:p>
          </table:table-cell>
          <table:table-cell office:value-type="string">
            <text:p>0,00</text:p>
          </table:table-cell>
          <table:table-cell office:value-type="string">
            <text:p>0,2223254</text:p>
          </table:table-cell>
          <table:table-cell office:value-type="float" office:value="109630654577">
            <text:p>109630654577</text:p>
          </table:table-cell>
          <table:table-cell office:value-type="float" office:value="43645413245">
            <text:p>43645413245</text:p>
          </table:table-cell>
          <table:table-cell office:value-type="string">
            <text:p>2,511848243</text:p>
          </table:table-cell>
          <table:table-cell office:value-type="string">
            <text:p>0,3981132231</text:p>
          </table:table-cell>
          <table:table-cell office:value-type="float" office:value="18987625034">
            <text:p>18987625034</text:p>
          </table:table-cell>
          <table:table-cell office:value-type="float" office:value="341000000">
            <text:p>341000000</text:p>
          </table:table-cell>
          <table:table-cell office:value-type="float" office:value="109630656926">
            <text:p>109630656926</text:p>
          </table:table-cell>
        </table:table-row>
        <table:table-row table:style-name="ro2">
          <table:table-cell office:value-type="string">
            <text:p>security_pgp_e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37,7704599</text:p>
          </table:table-cell>
          <table:table-cell office:value-type="string">
            <text:p>0,210044448</text:p>
          </table:table-cell>
          <table:table-cell office:value-type="string">
            <text:p>28,94</text:p>
          </table:table-cell>
          <table:table-cell office:value-type="string">
            <text:p>0,00</text:p>
          </table:table-cell>
          <table:table-cell office:value-type="string">
            <text:p>0,0763092</text:p>
          </table:table-cell>
          <table:table-cell office:value-type="float" office:value="43590141500">
            <text:p>43590141500</text:p>
          </table:table-cell>
          <table:table-cell office:value-type="float" office:value="39590893881">
            <text:p>39590893881</text:p>
          </table:table-cell>
          <table:table-cell office:value-type="string">
            <text:p>1,10101433</text:p>
          </table:table-cell>
          <table:table-cell office:value-type="string">
            <text:p>0,9082533921</text:p>
          </table:table-cell>
          <table:table-cell office:value-type="float" office:value="11969711599">
            <text:p>11969711599</text:p>
          </table:table-cell>
          <table:table-cell office:value-type="float" office:value="20100000">
            <text:p>20100000</text:p>
          </table:table-cell>
          <table:table-cell office:value-type="float" office:value="43590143099">
            <text:p>43590143099</text:p>
          </table:table-cell>
        </table:table-row>
        <table:table-row table:style-name="ro2">
          <table:table-cell office:value-type="string">
            <text:p>security_rijndael_d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828,6621299</text:p>
          </table:table-cell>
          <table:table-cell office:value-type="string">
            <text:p>0,1967416998</text:p>
          </table:table-cell>
          <table:table-cell office:value-type="string">
            <text:p>163,03</text:p>
          </table:table-cell>
          <table:table-cell office:value-type="string">
            <text:p>0,00</text:p>
          </table:table-cell>
          <table:table-cell office:value-type="string">
            <text:p>0,4337552</text:p>
          </table:table-cell>
          <table:table-cell office:value-type="float" office:value="103575625125">
            <text:p>103575625125</text:p>
          </table:table-cell>
          <table:table-cell office:value-type="float" office:value="67238170313">
            <text:p>67238170313</text:p>
          </table:table-cell>
          <table:table-cell office:value-type="string">
            <text:p>1,540428965</text:p>
          </table:table-cell>
          <table:table-cell office:value-type="string">
            <text:p>0,6491698238</text:p>
          </table:table-cell>
          <table:table-cell office:value-type="float" office:value="27426592652">
            <text:p>27426592652</text:p>
          </table:table-cell>
          <table:table-cell office:value-type="float" office:value="274000000">
            <text:p>274000000</text:p>
          </table:table-cell>
          <table:table-cell office:value-type="float" office:value="103575627436">
            <text:p>103575627436</text:p>
          </table:table-cell>
        </table:table-row>
        <table:table-row table:style-name="ro2">
          <table:table-cell office:value-type="string">
            <text:p>security_rijndael_e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845,3922399</text:p>
          </table:table-cell>
          <table:table-cell office:value-type="string">
            <text:p>0,1966453262</text:p>
          </table:table-cell>
          <table:table-cell office:value-type="string">
            <text:p>166,24</text:p>
          </table:table-cell>
          <table:table-cell office:value-type="string">
            <text:p>0,00</text:p>
          </table:table-cell>
          <table:table-cell office:value-type="string">
            <text:p>0,4785034</text:p>
          </table:table-cell>
          <table:table-cell office:value-type="float" office:value="108736502453">
            <text:p>108736502453</text:p>
          </table:table-cell>
          <table:table-cell office:value-type="float" office:value="68717643130">
            <text:p>68717643130</text:p>
          </table:table-cell>
          <table:table-cell office:value-type="string">
            <text:p>1,582366587</text:p>
          </table:table-cell>
          <table:table-cell office:value-type="string">
            <text:p>0,6319648102</text:p>
          </table:table-cell>
          <table:table-cell office:value-type="float" office:value="28119836441">
            <text:p>28119836441</text:p>
          </table:table-cell>
          <table:table-cell office:value-type="float" office:value="257000000">
            <text:p>257000000</text:p>
          </table:table-cell>
          <table:table-cell office:value-type="float" office:value="108736504935">
            <text:p>108736504935</text:p>
          </table:table-cell>
        </table:table-row>
        <table:table-row table:style-name="ro2">
          <table:table-cell office:value-type="string">
            <text:p>security_sha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54,9227602</text:p>
          </table:table-cell>
          <table:table-cell office:value-type="string">
            <text:p>0,2102243477</text:p>
          </table:table-cell>
          <table:table-cell office:value-type="string">
            <text:p>32,57</text:p>
          </table:table-cell>
          <table:table-cell office:value-type="string">
            <text:p>0,00</text:p>
          </table:table-cell>
          <table:table-cell office:value-type="string">
            <text:p>0,0816756</text:p>
          </table:table-cell>
          <table:table-cell office:value-type="float" office:value="53155329785">
            <text:p>53155329785</text:p>
          </table:table-cell>
          <table:table-cell office:value-type="float" office:value="49268311961">
            <text:p>49268311961</text:p>
          </table:table-cell>
          <table:table-cell office:value-type="string">
            <text:p>1,078894885</text:p>
          </table:table-cell>
          <table:table-cell office:value-type="string">
            <text:p>0,9268743541</text:p>
          </table:table-cell>
          <table:table-cell office:value-type="float" office:value="12732157224">
            <text:p>12732157224</text:p>
          </table:table-cell>
          <table:table-cell office:value-type="float" office:value="45700000">
            <text:p>45700000</text:p>
          </table:table-cell>
          <table:table-cell office:value-type="float" office:value="53155331863">
            <text:p>53155331863</text:p>
          </table:table-cell>
        </table:table-row>
        <table:table-row table:style-name="ro2">
          <table:table-cell office:value-type="string">
            <text:p>telecom_adpcm_c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72,55824998</text:p>
          </table:table-cell>
          <table:table-cell office:value-type="string">
            <text:p>0,207012716</text:p>
          </table:table-cell>
          <table:table-cell office:value-type="string">
            <text:p>15,02</text:p>
          </table:table-cell>
          <table:table-cell office:value-type="string">
            <text:p>0,00</text:p>
          </table:table-cell>
          <table:table-cell office:value-type="string">
            <text:p>0,037636</text:p>
          </table:table-cell>
          <table:table-cell office:value-type="float" office:value="24797000522">
            <text:p>24797000522</text:p>
          </table:table-cell>
          <table:table-cell office:value-type="float" office:value="28491110993">
            <text:p>28491110993</text:p>
          </table:table-cell>
          <table:table-cell office:value-type="string">
            <text:p>0,870341649</text:p>
          </table:table-cell>
          <table:table-cell office:value-type="string">
            <text:p>1,148974085</text:p>
          </table:table-cell>
          <table:table-cell office:value-type="float" office:value="2355330022">
            <text:p>2355330022</text:p>
          </table:table-cell>
          <table:table-cell office:value-type="float" office:value="343000">
            <text:p>343000</text:p>
          </table:table-cell>
          <table:table-cell office:value-type="float" office:value="24797001871">
            <text:p>24797001871</text:p>
          </table:table-cell>
        </table:table-row>
        <table:table-row table:style-name="ro2">
          <table:table-cell office:value-type="string">
            <text:p>telecom_adpcm_d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08,7593001</text:p>
          </table:table-cell>
          <table:table-cell office:value-type="string">
            <text:p>0,2068921387</text:p>
          </table:table-cell>
          <table:table-cell office:value-type="string">
            <text:p>22,50</text:p>
          </table:table-cell>
          <table:table-cell office:value-type="string">
            <text:p>0,00</text:p>
          </table:table-cell>
          <table:table-cell office:value-type="string">
            <text:p>0,0584212</text:p>
          </table:table-cell>
          <table:table-cell office:value-type="float" office:value="37590361241">
            <text:p>37590361241</text:p>
          </table:table-cell>
          <table:table-cell office:value-type="float" office:value="42997372680">
            <text:p>42997372680</text:p>
          </table:table-cell>
          <table:table-cell office:value-type="string">
            <text:p>0,8742478644</text:p>
          </table:table-cell>
          <table:table-cell office:value-type="string">
            <text:p>1,143840369</text:p>
          </table:table-cell>
          <table:table-cell office:value-type="float" office:value="3930453724">
            <text:p>3930453724</text:p>
          </table:table-cell>
          <table:table-cell office:value-type="float" office:value="416000">
            <text:p>416000</text:p>
          </table:table-cell>
          <table:table-cell office:value-type="float" office:value="37590362987">
            <text:p>37590362987</text:p>
          </table:table-cell>
        </table:table-row>
        <table:table-row table:style-name="ro2">
          <table:table-cell office:value-type="string">
            <text:p>telecom_CRC32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241,4152799</text:p>
          </table:table-cell>
          <table:table-cell office:value-type="string">
            <text:p>0,1989085489</text:p>
          </table:table-cell>
          <table:table-cell office:value-type="string">
            <text:p>48,02</text:p>
          </table:table-cell>
          <table:table-cell office:value-type="string">
            <text:p>0,00</text:p>
          </table:table-cell>
          <table:table-cell office:value-type="string">
            <text:p>0,1391486</text:p>
          </table:table-cell>
          <table:table-cell office:value-type="float" office:value="83843045283">
            <text:p>83843045283</text:p>
          </table:table-cell>
          <table:table-cell office:value-type="float" office:value="37688772630">
            <text:p>37688772630</text:p>
          </table:table-cell>
          <table:table-cell office:value-type="string">
            <text:p>2,224615965</text:p>
          </table:table-cell>
          <table:table-cell office:value-type="string">
            <text:p>0,4495157887</text:p>
          </table:table-cell>
          <table:table-cell office:value-type="float" office:value="15784307521">
            <text:p>15784307521</text:p>
          </table:table-cell>
          <table:table-cell office:value-type="float" office:value="17800000">
            <text:p>17800000</text:p>
          </table:table-cell>
          <table:table-cell office:value-type="float" office:value="83843047341">
            <text:p>83843047341</text:p>
          </table:table-cell>
        </table:table-row>
        <table:table-row table:style-name="ro2">
          <table:table-cell office:value-type="string">
            <text:p>telecom_gsm</text:p>
          </table:table-cell>
          <table:table-cell office:value-type="string">
            <text:p>175,00</text:p>
          </table:table-cell>
          <table:table-cell office:value-type="string">
            <text:p>none</text:p>
          </table:table-cell>
          <table:table-cell table:number-columns-repeated="2" office:value-type="string">
            <text:p>1,40792E+18</text:p>
          </table:table-cell>
          <table:table-cell office:value-type="string">
            <text:p>116,31138</text:p>
          </table:table-cell>
          <table:table-cell office:value-type="string">
            <text:p>0,2109465454</text:p>
          </table:table-cell>
          <table:table-cell office:value-type="string">
            <text:p>24,54</text:p>
          </table:table-cell>
          <table:table-cell office:value-type="string">
            <text:p>0,00</text:p>
          </table:table-cell>
          <table:table-cell office:value-type="string">
            <text:p>0,0697922</text:p>
          </table:table-cell>
          <table:table-cell office:value-type="float" office:value="38810423107">
            <text:p>38810423107</text:p>
          </table:table-cell>
          <table:table-cell office:value-type="float" office:value="38261983333">
            <text:p>38261983333</text:p>
          </table:table-cell>
          <table:table-cell office:value-type="string">
            <text:p>1,014333804</text:p>
          </table:table-cell>
          <table:table-cell office:value-type="string">
            <text:p>0,9858687504</text:p>
          </table:table-cell>
          <table:table-cell office:value-type="float" office:value="15784831575">
            <text:p>15784831575</text:p>
          </table:table-cell>
          <table:table-cell office:value-type="float" office:value="6170000">
            <text:p>6170000</text:p>
          </table:table-cell>
          <table:table-cell office:value-type="float" office:value="38810425958">
            <text:p>38810425958</text:p>
          </table:table-cell>
        </table:table-row>
      </table:table>
      <table:table table:name="Sheet5" table:style-name="ta1">
        <table:table-column table:style-name="co1" table:number-columns-repeated="14" table:default-cell-style-name="Default"/>
        <table:table-row table:style-name="ro2">
          <table:table-cell table:style-name="ce2" office:value-type="string">
            <text:p>#Name</text:p>
          </table:table-cell>
          <table:table-cell table:style-name="ce2" office:value-type="string">
            <text:p>Average Power(CPU)</text:p>
          </table:table-cell>
          <table:table-cell table:style-name="ce2" office:value-type="string">
            <text:p>Cycles</text:p>
          </table:table-cell>
          <table:table-cell table:style-name="ce2" office:value-type="string">
            <text:p>Instructions</text:p>
          </table:table-cell>
          <table:table-cell table:style-name="ce2" office:value-type="string">
            <text:p>CPI</text:p>
          </table:table-cell>
          <table:table-cell table:style-name="ce2" office:value-type="string">
            <text:p>ICP</text:p>
          </table:table-cell>
          <table:table-cell table:style-name="ce2" office:value-type="string">
            <text:p>Cache References</text:p>
          </table:table-cell>
          <table:table-cell table:style-name="ce2" office:value-type="string">
            <text:p>Cache Misses</text:p>
          </table:table-cell>
          <table:table-cell table:style-name="ce2" office:value-type="string">
            <text:p>Bus Cycle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utomotive_qsort1</text:p>
          </table:table-cell>
          <table:table-cell table:style-name="ce2" office:value-type="string">
            <text:p>0,2105794202</text:p>
          </table:table-cell>
          <table:table-cell table:style-name="ce2" office:value-type="float" office:value="39238061991">
            <text:p>39238061991</text:p>
          </table:table-cell>
          <table:table-cell table:style-name="ce2" office:value-type="float" office:value="32501559294">
            <text:p>32501559294</text:p>
          </table:table-cell>
          <table:table-cell table:style-name="ce2" office:value-type="string">
            <text:p>1,207267062</text:p>
          </table:table-cell>
          <table:table-cell table:style-name="ce2" office:value-type="string">
            <text:p>0,8283171402</text:p>
          </table:table-cell>
          <table:table-cell table:style-name="ce2" office:value-type="float" office:value="9958338302">
            <text:p>9958338302</text:p>
          </table:table-cell>
          <table:table-cell table:style-name="ce2" office:value-type="float" office:value="34700000">
            <text:p>34700000</text:p>
          </table:table-cell>
          <table:table-cell table:style-name="ce2" office:value-type="float" office:value="39238064991">
            <text:p>39238064991</text:p>
          </table:table-cell>
          <table:table-cell/>
          <table:table-cell table:style-name="ce2" office:value-type="string">
            <text:p>0,2105794202</text:p>
          </table:table-cell>
          <table:table-cell table:style-name="ce2" office:value-type="float" office:value="39238061991">
            <text:p>39238061991</text:p>
          </table:table-cell>
          <table:table-cell table:style-name="ce2" office:value-type="float" office:value="9958338302">
            <text:p>9958338302</text:p>
          </table:table-cell>
          <table:table-cell table:style-name="ce2" office:value-type="float" office:value="34700000">
            <text:p>34700000</text:p>
          </table:table-cell>
        </table:table-row>
        <table:table-row table:style-name="ro2">
          <table:table-cell table:style-name="ce2" office:value-type="string">
            <text:p>automotive_susan_c</text:p>
          </table:table-cell>
          <table:table-cell table:style-name="ce2" office:value-type="string">
            <text:p>0,1761719054</text:p>
          </table:table-cell>
          <table:table-cell table:style-name="ce2" office:value-type="float" office:value="39270652638">
            <text:p>39270652638</text:p>
          </table:table-cell>
          <table:table-cell table:style-name="ce2" office:value-type="float" office:value="33986793636">
            <text:p>33986793636</text:p>
          </table:table-cell>
          <table:table-cell table:style-name="ce2" office:value-type="string">
            <text:p>1,155468005</text:p>
          </table:table-cell>
          <table:table-cell table:style-name="ce2" office:value-type="string">
            <text:p>0,8654501862</text:p>
          </table:table-cell>
          <table:table-cell table:style-name="ce2" office:value-type="float" office:value="17501313043">
            <text:p>17501313043</text:p>
          </table:table-cell>
          <table:table-cell table:style-name="ce2" office:value-type="float" office:value="64100000">
            <text:p>64100000</text:p>
          </table:table-cell>
          <table:table-cell table:style-name="ce2" office:value-type="float" office:value="39270656091">
            <text:p>39270656091</text:p>
          </table:table-cell>
          <table:table-cell/>
          <table:table-cell table:style-name="ce2" office:value-type="string">
            <text:p>0,1761719054</text:p>
          </table:table-cell>
          <table:table-cell table:style-name="ce2" office:value-type="float" office:value="39270652638">
            <text:p>39270652638</text:p>
          </table:table-cell>
          <table:table-cell table:style-name="ce2" office:value-type="float" office:value="17501313043">
            <text:p>17501313043</text:p>
          </table:table-cell>
          <table:table-cell table:style-name="ce2" office:value-type="float" office:value="64100000">
            <text:p>64100000</text:p>
          </table:table-cell>
        </table:table-row>
        <table:table-row table:style-name="ro2">
          <table:table-cell table:style-name="ce2" office:value-type="string">
            <text:p>automotive_susan_e</text:p>
          </table:table-cell>
          <table:table-cell table:style-name="ce2" office:value-type="string">
            <text:p>0,1981144765</text:p>
          </table:table-cell>
          <table:table-cell table:style-name="ce2" office:value-type="float" office:value="37989762413">
            <text:p>37989762413</text:p>
          </table:table-cell>
          <table:table-cell table:style-name="ce2" office:value-type="float" office:value="35060955654">
            <text:p>35060955654</text:p>
          </table:table-cell>
          <table:table-cell table:style-name="ce2" office:value-type="string">
            <text:p>1,08353471</text:p>
          </table:table-cell>
          <table:table-cell table:style-name="ce2" office:value-type="string">
            <text:p>0,9229053678</text:p>
          </table:table-cell>
          <table:table-cell table:style-name="ce2" office:value-type="float" office:value="16786645128">
            <text:p>16786645128</text:p>
          </table:table-cell>
          <table:table-cell table:style-name="ce2" office:value-type="float" office:value="42800000">
            <text:p>42800000</text:p>
          </table:table-cell>
          <table:table-cell table:style-name="ce2" office:value-type="float" office:value="37989765357">
            <text:p>37989765357</text:p>
          </table:table-cell>
          <table:table-cell/>
          <table:table-cell table:style-name="ce2" office:value-type="string">
            <text:p>0,1981144765</text:p>
          </table:table-cell>
          <table:table-cell table:style-name="ce2" office:value-type="float" office:value="37989762413">
            <text:p>37989762413</text:p>
          </table:table-cell>
          <table:table-cell table:style-name="ce2" office:value-type="float" office:value="16786645128">
            <text:p>16786645128</text:p>
          </table:table-cell>
          <table:table-cell table:style-name="ce2" office:value-type="float" office:value="42800000">
            <text:p>42800000</text:p>
          </table:table-cell>
        </table:table-row>
        <table:table-row table:style-name="ro2">
          <table:table-cell table:style-name="ce2" office:value-type="string">
            <text:p>automotive_susan_s</text:p>
          </table:table-cell>
          <table:table-cell table:style-name="ce2" office:value-type="string">
            <text:p>0,2061201245</text:p>
          </table:table-cell>
          <table:table-cell table:style-name="ce2" office:value-type="float" office:value="42710916493">
            <text:p>42710916493</text:p>
          </table:table-cell>
          <table:table-cell table:style-name="ce2" office:value-type="float" office:value="29967423324">
            <text:p>29967423324</text:p>
          </table:table-cell>
          <table:table-cell table:style-name="ce2" office:value-type="string">
            <text:p>1,425244874</text:p>
          </table:table-cell>
          <table:table-cell table:style-name="ce2" office:value-type="string">
            <text:p>0,701633816</text:p>
          </table:table-cell>
          <table:table-cell table:style-name="ce2" office:value-type="float" office:value="9430806646">
            <text:p>9430806646</text:p>
          </table:table-cell>
          <table:table-cell table:style-name="ce2" office:value-type="float" office:value="3960000">
            <text:p>3960000</text:p>
          </table:table-cell>
          <table:table-cell table:style-name="ce2" office:value-type="float" office:value="42710918692">
            <text:p>42710918692</text:p>
          </table:table-cell>
          <table:table-cell/>
          <table:table-cell table:style-name="ce2" office:value-type="string">
            <text:p>0,2061201245</text:p>
          </table:table-cell>
          <table:table-cell table:style-name="ce2" office:value-type="float" office:value="42710916493">
            <text:p>42710916493</text:p>
          </table:table-cell>
          <table:table-cell table:style-name="ce2" office:value-type="float" office:value="9430806646">
            <text:p>9430806646</text:p>
          </table:table-cell>
          <table:table-cell table:style-name="ce2" office:value-type="float" office:value="3960000">
            <text:p>3960000</text:p>
          </table:table-cell>
        </table:table-row>
        <table:table-row table:style-name="ro2">
          <table:table-cell table:style-name="ce2" office:value-type="string">
            <text:p>bzip2e</text:p>
          </table:table-cell>
          <table:table-cell table:style-name="ce2" office:value-type="string">
            <text:p>0,2097232677</text:p>
          </table:table-cell>
          <table:table-cell table:style-name="ce2" office:value-type="float" office:value="28889324358">
            <text:p>28889324358</text:p>
          </table:table-cell>
          <table:table-cell table:style-name="ce2" office:value-type="float" office:value="17636714540">
            <text:p>17636714540</text:p>
          </table:table-cell>
          <table:table-cell table:style-name="ce2" office:value-type="string">
            <text:p>1,638021883</text:p>
          </table:table-cell>
          <table:table-cell table:style-name="ce2" office:value-type="string">
            <text:p>0,6104924546</text:p>
          </table:table-cell>
          <table:table-cell table:style-name="ce2" office:value-type="float" office:value="8042929520">
            <text:p>8042929520</text:p>
          </table:table-cell>
          <table:table-cell table:style-name="ce2" office:value-type="float" office:value="271000000">
            <text:p>271000000</text:p>
          </table:table-cell>
          <table:table-cell table:style-name="ce2" office:value-type="float" office:value="28889328112">
            <text:p>28889328112</text:p>
          </table:table-cell>
          <table:table-cell/>
          <table:table-cell table:style-name="ce2" office:value-type="string">
            <text:p>0,2097232677</text:p>
          </table:table-cell>
          <table:table-cell table:style-name="ce2" office:value-type="float" office:value="28889324358">
            <text:p>28889324358</text:p>
          </table:table-cell>
          <table:table-cell table:style-name="ce2" office:value-type="float" office:value="8042929520">
            <text:p>8042929520</text:p>
          </table:table-cell>
          <table:table-cell table:style-name="ce2" office:value-type="float" office:value="271000000">
            <text:p>271000000</text:p>
          </table:table-cell>
        </table:table-row>
        <table:table-row table:style-name="ro2">
          <table:table-cell table:style-name="ce2" office:value-type="string">
            <text:p>consumer_jpeg_d</text:p>
          </table:table-cell>
          <table:table-cell table:style-name="ce2" office:value-type="string">
            <text:p>0,1834391663</text:p>
          </table:table-cell>
          <table:table-cell table:style-name="ce2" office:value-type="float" office:value="50666076505">
            <text:p>50666076505</text:p>
          </table:table-cell>
          <table:table-cell table:style-name="ce2" office:value-type="float" office:value="35437604157">
            <text:p>35437604157</text:p>
          </table:table-cell>
          <table:table-cell table:style-name="ce2" office:value-type="string">
            <text:p>1,429726352</text:p>
          </table:table-cell>
          <table:table-cell table:style-name="ce2" office:value-type="string">
            <text:p>0,6994345448</text:p>
          </table:table-cell>
          <table:table-cell table:style-name="ce2" office:value-type="float" office:value="15710727814">
            <text:p>15710727814</text:p>
          </table:table-cell>
          <table:table-cell table:style-name="ce2" office:value-type="float" office:value="118000000">
            <text:p>118000000</text:p>
          </table:table-cell>
          <table:table-cell table:style-name="ce2" office:value-type="float" office:value="50666079408">
            <text:p>50666079408</text:p>
          </table:table-cell>
          <table:table-cell/>
          <table:table-cell table:style-name="ce2" office:value-type="string">
            <text:p>0,1834391663</text:p>
          </table:table-cell>
          <table:table-cell table:style-name="ce2" office:value-type="float" office:value="50666076505">
            <text:p>50666076505</text:p>
          </table:table-cell>
          <table:table-cell table:style-name="ce2" office:value-type="float" office:value="15710727814">
            <text:p>15710727814</text:p>
          </table:table-cell>
          <table:table-cell table:style-name="ce2" office:value-type="float" office:value="118000000">
            <text:p>118000000</text:p>
          </table:table-cell>
        </table:table-row>
        <table:table-row table:style-name="ro2">
          <table:table-cell table:style-name="ce2" office:value-type="string">
            <text:p>consumer_mad</text:p>
          </table:table-cell>
          <table:table-cell table:style-name="ce2" office:value-type="string">
            <text:p>0,2023152258</text:p>
          </table:table-cell>
          <table:table-cell table:style-name="ce2" office:value-type="float" office:value="52493039314">
            <text:p>52493039314</text:p>
          </table:table-cell>
          <table:table-cell table:style-name="ce2" office:value-type="float" office:value="41668314860">
            <text:p>41668314860</text:p>
          </table:table-cell>
          <table:table-cell table:style-name="ce2" office:value-type="string">
            <text:p>1,259783111</text:p>
          </table:table-cell>
          <table:table-cell table:style-name="ce2" office:value-type="string">
            <text:p>0,7937874317</text:p>
          </table:table-cell>
          <table:table-cell table:style-name="ce2" office:value-type="float" office:value="17372546496">
            <text:p>17372546496</text:p>
          </table:table-cell>
          <table:table-cell table:style-name="ce2" office:value-type="float" office:value="81700000">
            <text:p>81700000</text:p>
          </table:table-cell>
          <table:table-cell table:style-name="ce2" office:value-type="float" office:value="52493041622">
            <text:p>52493041622</text:p>
          </table:table-cell>
          <table:table-cell/>
          <table:table-cell table:style-name="ce2" office:value-type="string">
            <text:p>0,2023152258</text:p>
          </table:table-cell>
          <table:table-cell table:style-name="ce2" office:value-type="float" office:value="52493039314">
            <text:p>52493039314</text:p>
          </table:table-cell>
          <table:table-cell table:style-name="ce2" office:value-type="float" office:value="17372546496">
            <text:p>17372546496</text:p>
          </table:table-cell>
          <table:table-cell table:style-name="ce2" office:value-type="float" office:value="81700000">
            <text:p>81700000</text:p>
          </table:table-cell>
        </table:table-row>
        <table:table-row table:style-name="ro2">
          <table:table-cell table:style-name="ce2" office:value-type="string">
            <text:p>consumer_tiff2bw</text:p>
          </table:table-cell>
          <table:table-cell table:style-name="ce2" office:value-type="string">
            <text:p>0,1923175621</text:p>
          </table:table-cell>
          <table:table-cell table:style-name="ce2" office:value-type="float" office:value="34906712212">
            <text:p>34906712212</text:p>
          </table:table-cell>
          <table:table-cell table:style-name="ce2" office:value-type="float" office:value="30671444702">
            <text:p>30671444702</text:p>
          </table:table-cell>
          <table:table-cell table:style-name="ce2" office:value-type="string">
            <text:p>1,138085035</text:p>
          </table:table-cell>
          <table:table-cell table:style-name="ce2" office:value-type="string">
            <text:p>0,8786689653</text:p>
          </table:table-cell>
          <table:table-cell table:style-name="ce2" office:value-type="float" office:value="10223668648">
            <text:p>10223668648</text:p>
          </table:table-cell>
          <table:table-cell table:style-name="ce2" office:value-type="float" office:value="160000000">
            <text:p>160000000</text:p>
          </table:table-cell>
          <table:table-cell table:style-name="ce2" office:value-type="float" office:value="34906715108">
            <text:p>34906715108</text:p>
          </table:table-cell>
          <table:table-cell/>
          <table:table-cell table:style-name="ce2" office:value-type="string">
            <text:p>0,1923175621</text:p>
          </table:table-cell>
          <table:table-cell table:style-name="ce2" office:value-type="float" office:value="34906712212">
            <text:p>34906712212</text:p>
          </table:table-cell>
          <table:table-cell table:style-name="ce2" office:value-type="float" office:value="10223668648">
            <text:p>10223668648</text:p>
          </table:table-cell>
          <table:table-cell table:style-name="ce2" office:value-type="float" office:value="160000000">
            <text:p>160000000</text:p>
          </table:table-cell>
        </table:table-row>
        <table:table-row table:style-name="ro2">
          <table:table-cell table:style-name="ce2" office:value-type="string">
            <text:p>consumer_tiff2rgba</text:p>
          </table:table-cell>
          <table:table-cell table:style-name="ce2" office:value-type="string">
            <text:p>0,1650261542</text:p>
          </table:table-cell>
          <table:table-cell table:style-name="ce2" office:value-type="float" office:value="43678134830">
            <text:p>43678134830</text:p>
          </table:table-cell>
          <table:table-cell table:style-name="ce2" office:value-type="float" office:value="32949233608">
            <text:p>32949233608</text:p>
          </table:table-cell>
          <table:table-cell table:style-name="ce2" office:value-type="string">
            <text:p>1,325619143</text:p>
          </table:table-cell>
          <table:table-cell table:style-name="ce2" office:value-type="string">
            <text:p>0,7543644832</text:p>
          </table:table-cell>
          <table:table-cell table:style-name="ce2" office:value-type="float" office:value="12208174444">
            <text:p>12208174444</text:p>
          </table:table-cell>
          <table:table-cell table:style-name="ce2" office:value-type="float" office:value="260000000">
            <text:p>260000000</text:p>
          </table:table-cell>
          <table:table-cell table:style-name="ce2" office:value-type="float" office:value="43678138150">
            <text:p>43678138150</text:p>
          </table:table-cell>
          <table:table-cell/>
          <table:table-cell table:style-name="ce2" office:value-type="string">
            <text:p>0,1650261542</text:p>
          </table:table-cell>
          <table:table-cell table:style-name="ce2" office:value-type="float" office:value="43678134830">
            <text:p>43678134830</text:p>
          </table:table-cell>
          <table:table-cell table:style-name="ce2" office:value-type="float" office:value="12208174444">
            <text:p>12208174444</text:p>
          </table:table-cell>
          <table:table-cell table:style-name="ce2" office:value-type="float" office:value="260000000">
            <text:p>260000000</text:p>
          </table:table-cell>
        </table:table-row>
        <table:table-row table:style-name="ro2">
          <table:table-cell table:style-name="ce2" office:value-type="string">
            <text:p>consumer_tiffdither</text:p>
          </table:table-cell>
          <table:table-cell table:style-name="ce2" office:value-type="string">
            <text:p>0,1976633907</text:p>
          </table:table-cell>
          <table:table-cell table:style-name="ce2" office:value-type="float" office:value="36897734290">
            <text:p>36897734290</text:p>
          </table:table-cell>
          <table:table-cell table:style-name="ce2" office:value-type="float" office:value="31444236257">
            <text:p>31444236257</text:p>
          </table:table-cell>
          <table:table-cell table:style-name="ce2" office:value-type="string">
            <text:p>1,173433948</text:p>
          </table:table-cell>
          <table:table-cell table:style-name="ce2" office:value-type="string">
            <text:p>0,8521996502</text:p>
          </table:table-cell>
          <table:table-cell table:style-name="ce2" office:value-type="float" office:value="7848492512">
            <text:p>7848492512</text:p>
          </table:table-cell>
          <table:table-cell table:style-name="ce2" office:value-type="float" office:value="47100000">
            <text:p>47100000</text:p>
          </table:table-cell>
          <table:table-cell table:style-name="ce2" office:value-type="float" office:value="36897737108">
            <text:p>36897737108</text:p>
          </table:table-cell>
          <table:table-cell/>
          <table:table-cell table:style-name="ce2" office:value-type="string">
            <text:p>0,1976633907</text:p>
          </table:table-cell>
          <table:table-cell table:style-name="ce2" office:value-type="float" office:value="36897734290">
            <text:p>36897734290</text:p>
          </table:table-cell>
          <table:table-cell table:style-name="ce2" office:value-type="float" office:value="7848492512">
            <text:p>7848492512</text:p>
          </table:table-cell>
          <table:table-cell table:style-name="ce2" office:value-type="float" office:value="47100000">
            <text:p>47100000</text:p>
          </table:table-cell>
        </table:table-row>
        <table:table-row table:style-name="ro2">
          <table:table-cell table:style-name="ce2" office:value-type="string">
            <text:p>consumer_tiffmedian</text:p>
          </table:table-cell>
          <table:table-cell table:style-name="ce2" office:value-type="string">
            <text:p>0,2056252801</text:p>
          </table:table-cell>
          <table:table-cell table:style-name="ce2" office:value-type="float" office:value="42243445271">
            <text:p>42243445271</text:p>
          </table:table-cell>
          <table:table-cell table:style-name="ce2" office:value-type="float" office:value="32280270620">
            <text:p>32280270620</text:p>
          </table:table-cell>
          <table:table-cell table:style-name="ce2" office:value-type="string">
            <text:p>1,308645946</text:p>
          </table:table-cell>
          <table:table-cell table:style-name="ce2" office:value-type="string">
            <text:p>0,764148625</text:p>
          </table:table-cell>
          <table:table-cell table:style-name="ce2" office:value-type="float" office:value="13394174444">
            <text:p>13394174444</text:p>
          </table:table-cell>
          <table:table-cell table:style-name="ce2" office:value-type="float" office:value="170000000">
            <text:p>170000000</text:p>
          </table:table-cell>
          <table:table-cell table:style-name="ce2" office:value-type="float" office:value="42243447538">
            <text:p>42243447538</text:p>
          </table:table-cell>
          <table:table-cell/>
          <table:table-cell table:style-name="ce2" office:value-type="string">
            <text:p>0,2056252801</text:p>
          </table:table-cell>
          <table:table-cell table:style-name="ce2" office:value-type="float" office:value="42243445271">
            <text:p>42243445271</text:p>
          </table:table-cell>
          <table:table-cell table:style-name="ce2" office:value-type="float" office:value="13394174444">
            <text:p>13394174444</text:p>
          </table:table-cell>
          <table:table-cell table:style-name="ce2" office:value-type="float" office:value="170000000">
            <text:p>170000000</text:p>
          </table:table-cell>
        </table:table-row>
        <table:table-row table:style-name="ro2">
          <table:table-cell table:style-name="ce2" office:value-type="string">
            <text:p>network_patricia</text:p>
          </table:table-cell>
          <table:table-cell table:style-name="ce2" office:value-type="string">
            <text:p>0,2089138992</text:p>
          </table:table-cell>
          <table:table-cell table:style-name="ce2" office:value-type="float" office:value="26595129951">
            <text:p>26595129951</text:p>
          </table:table-cell>
          <table:table-cell table:style-name="ce2" office:value-type="float" office:value="16260551054">
            <text:p>16260551054</text:p>
          </table:table-cell>
          <table:table-cell table:style-name="ce2" office:value-type="string">
            <text:p>1,635561419</text:p>
          </table:table-cell>
          <table:table-cell table:style-name="ce2" office:value-type="string">
            <text:p>0,6114108517</text:p>
          </table:table-cell>
          <table:table-cell table:style-name="ce2" office:value-type="float" office:value="5794515628">
            <text:p>5794515628</text:p>
          </table:table-cell>
          <table:table-cell table:style-name="ce2" office:value-type="float" office:value="21600000">
            <text:p>21600000</text:p>
          </table:table-cell>
          <table:table-cell table:style-name="ce2" office:value-type="float" office:value="26595132962">
            <text:p>26595132962</text:p>
          </table:table-cell>
          <table:table-cell/>
          <table:table-cell table:style-name="ce2" office:value-type="string">
            <text:p>0,2089138992</text:p>
          </table:table-cell>
          <table:table-cell table:style-name="ce2" office:value-type="float" office:value="26595129951">
            <text:p>26595129951</text:p>
          </table:table-cell>
          <table:table-cell table:style-name="ce2" office:value-type="float" office:value="5794515628">
            <text:p>5794515628</text:p>
          </table:table-cell>
          <table:table-cell table:style-name="ce2" office:value-type="float" office:value="21600000">
            <text:p>21600000</text:p>
          </table:table-cell>
        </table:table-row>
        <table:table-row table:style-name="ro2">
          <table:table-cell table:style-name="ce2" office:value-type="string">
            <text:p>office_ispell</text:p>
          </table:table-cell>
          <table:table-cell table:style-name="ce2" office:value-type="string">
            <text:p>0,205285168</text:p>
          </table:table-cell>
          <table:table-cell table:style-name="ce2" office:value-type="float" office:value="47200372863">
            <text:p>47200372863</text:p>
          </table:table-cell>
          <table:table-cell table:style-name="ce2" office:value-type="float" office:value="30396616148">
            <text:p>30396616148</text:p>
          </table:table-cell>
          <table:table-cell table:style-name="ce2" office:value-type="string">
            <text:p>1,55281669</text:p>
          </table:table-cell>
          <table:table-cell table:style-name="ce2" office:value-type="string">
            <text:p>0,6439910175</text:p>
          </table:table-cell>
          <table:table-cell table:style-name="ce2" office:value-type="float" office:value="12178092595">
            <text:p>12178092595</text:p>
          </table:table-cell>
          <table:table-cell table:style-name="ce2" office:value-type="float" office:value="133000000">
            <text:p>133000000</text:p>
          </table:table-cell>
          <table:table-cell table:style-name="ce2" office:value-type="float" office:value="47200376502">
            <text:p>47200376502</text:p>
          </table:table-cell>
          <table:table-cell/>
          <table:table-cell table:style-name="ce2" office:value-type="string">
            <text:p>0,205285168</text:p>
          </table:table-cell>
          <table:table-cell table:style-name="ce2" office:value-type="float" office:value="47200372863">
            <text:p>47200372863</text:p>
          </table:table-cell>
          <table:table-cell table:style-name="ce2" office:value-type="float" office:value="12178092595">
            <text:p>12178092595</text:p>
          </table:table-cell>
          <table:table-cell table:style-name="ce2" office:value-type="float" office:value="133000000">
            <text:p>133000000</text:p>
          </table:table-cell>
        </table:table-row>
        <table:table-row table:style-name="ro2">
          <table:table-cell table:style-name="ce2" office:value-type="string">
            <text:p>office_rsynth</text:p>
          </table:table-cell>
          <table:table-cell table:style-name="ce2" office:value-type="string">
            <text:p>0,2088123351</text:p>
          </table:table-cell>
          <table:table-cell table:style-name="ce2" office:value-type="float" office:value="23389818508">
            <text:p>23389818508</text:p>
          </table:table-cell>
          <table:table-cell table:style-name="ce2" office:value-type="float" office:value="15491550008">
            <text:p>15491550008</text:p>
          </table:table-cell>
          <table:table-cell table:style-name="ce2" office:value-type="string">
            <text:p>1,509843656</text:p>
          </table:table-cell>
          <table:table-cell table:style-name="ce2" office:value-type="string">
            <text:p>0,6623202315</text:p>
          </table:table-cell>
          <table:table-cell table:style-name="ce2" office:value-type="float" office:value="6599634713">
            <text:p>6599634713</text:p>
          </table:table-cell>
          <table:table-cell table:style-name="ce2" office:value-type="float" office:value="4250000">
            <text:p>4250000</text:p>
          </table:table-cell>
          <table:table-cell table:style-name="ce2" office:value-type="float" office:value="23389820383">
            <text:p>23389820383</text:p>
          </table:table-cell>
          <table:table-cell/>
          <table:table-cell table:style-name="ce2" office:value-type="string">
            <text:p>0,2088123351</text:p>
          </table:table-cell>
          <table:table-cell table:style-name="ce2" office:value-type="float" office:value="23389818508">
            <text:p>23389818508</text:p>
          </table:table-cell>
          <table:table-cell table:style-name="ce2" office:value-type="float" office:value="6599634713">
            <text:p>6599634713</text:p>
          </table:table-cell>
          <table:table-cell table:style-name="ce2" office:value-type="float" office:value="4250000">
            <text:p>4250000</text:p>
          </table:table-cell>
        </table:table-row>
        <table:table-row table:style-name="ro2">
          <table:table-cell table:style-name="ce2" office:value-type="string">
            <text:p>office_stringsearch1</text:p>
          </table:table-cell>
          <table:table-cell table:style-name="ce2" office:value-type="string">
            <text:p>0,2035819379</text:p>
          </table:table-cell>
          <table:table-cell table:style-name="ce2" office:value-type="float" office:value="19881934744">
            <text:p>19881934744</text:p>
          </table:table-cell>
          <table:table-cell table:style-name="ce2" office:value-type="float" office:value="14493231122">
            <text:p>14493231122</text:p>
          </table:table-cell>
          <table:table-cell table:style-name="ce2" office:value-type="string">
            <text:p>1,3718083</text:p>
          </table:table-cell>
          <table:table-cell table:style-name="ce2" office:value-type="string">
            <text:p>0,7289648271</text:p>
          </table:table-cell>
          <table:table-cell table:style-name="ce2" office:value-type="float" office:value="3650261772">
            <text:p>3650261772</text:p>
          </table:table-cell>
          <table:table-cell table:style-name="ce2" office:value-type="float" office:value="288000">
            <text:p>288000</text:p>
          </table:table-cell>
          <table:table-cell table:style-name="ce2" office:value-type="float" office:value="19881936042">
            <text:p>19881936042</text:p>
          </table:table-cell>
          <table:table-cell/>
          <table:table-cell table:style-name="ce2" office:value-type="string">
            <text:p>0,2035819379</text:p>
          </table:table-cell>
          <table:table-cell table:style-name="ce2" office:value-type="float" office:value="19881934744">
            <text:p>19881934744</text:p>
          </table:table-cell>
          <table:table-cell table:style-name="ce2" office:value-type="float" office:value="3650261772">
            <text:p>3650261772</text:p>
          </table:table-cell>
          <table:table-cell table:style-name="ce2" office:value-type="float" office:value="288000">
            <text:p>288000</text:p>
          </table:table-cell>
        </table:table-row>
        <table:table-row table:style-name="ro2">
          <table:table-cell table:style-name="ce2" office:value-type="string">
            <text:p>security_blowfish_e</text:p>
          </table:table-cell>
          <table:table-cell table:style-name="ce2" office:value-type="string">
            <text:p>0,2143838976</text:p>
          </table:table-cell>
          <table:table-cell table:style-name="ce2" office:value-type="float" office:value="35409037415">
            <text:p>35409037415</text:p>
          </table:table-cell>
          <table:table-cell table:style-name="ce2" office:value-type="float" office:value="38270878883">
            <text:p>38270878883</text:p>
          </table:table-cell>
          <table:table-cell table:style-name="ce2" office:value-type="string">
            <text:p>0,9252214333</text:p>
          </table:table-cell>
          <table:table-cell table:style-name="ce2" office:value-type="string">
            <text:p>1,080822346</text:p>
          </table:table-cell>
          <table:table-cell table:style-name="ce2" office:value-type="float" office:value="14353790840">
            <text:p>14353790840</text:p>
          </table:table-cell>
          <table:table-cell table:style-name="ce2" office:value-type="float" office:value="444000">
            <text:p>444000</text:p>
          </table:table-cell>
          <table:table-cell table:style-name="ce2" office:value-type="float" office:value="35409039070">
            <text:p>35409039070</text:p>
          </table:table-cell>
          <table:table-cell/>
          <table:table-cell table:style-name="ce2" office:value-type="string">
            <text:p>0,2143838976</text:p>
          </table:table-cell>
          <table:table-cell table:style-name="ce2" office:value-type="float" office:value="35409037415">
            <text:p>35409037415</text:p>
          </table:table-cell>
          <table:table-cell table:style-name="ce2" office:value-type="float" office:value="14353790840">
            <text:p>14353790840</text:p>
          </table:table-cell>
          <table:table-cell table:style-name="ce2" office:value-type="float" office:value="444000">
            <text:p>444000</text:p>
          </table:table-cell>
        </table:table-row>
        <table:table-row table:style-name="ro2">
          <table:table-cell table:style-name="ce2" office:value-type="string">
            <text:p>security_pgp_d</text:p>
          </table:table-cell>
          <table:table-cell table:style-name="ce2" office:value-type="string">
            <text:p>0,2065184294</text:p>
          </table:table-cell>
          <table:table-cell table:style-name="ce2" office:value-type="float" office:value="109630654577">
            <text:p>109630654577</text:p>
          </table:table-cell>
          <table:table-cell table:style-name="ce2" office:value-type="float" office:value="43645413245">
            <text:p>43645413245</text:p>
          </table:table-cell>
          <table:table-cell table:style-name="ce2" office:value-type="string">
            <text:p>2,511848243</text:p>
          </table:table-cell>
          <table:table-cell table:style-name="ce2" office:value-type="string">
            <text:p>0,3981132231</text:p>
          </table:table-cell>
          <table:table-cell table:style-name="ce2" office:value-type="float" office:value="18987625034">
            <text:p>18987625034</text:p>
          </table:table-cell>
          <table:table-cell table:style-name="ce2" office:value-type="float" office:value="341000000">
            <text:p>341000000</text:p>
          </table:table-cell>
          <table:table-cell table:style-name="ce2" office:value-type="float" office:value="109630656926">
            <text:p>109630656926</text:p>
          </table:table-cell>
          <table:table-cell/>
          <table:table-cell table:style-name="ce2" office:value-type="string">
            <text:p>0,2065184294</text:p>
          </table:table-cell>
          <table:table-cell table:style-name="ce2" office:value-type="float" office:value="109630654577">
            <text:p>109630654577</text:p>
          </table:table-cell>
          <table:table-cell table:style-name="ce2" office:value-type="float" office:value="18987625034">
            <text:p>18987625034</text:p>
          </table:table-cell>
          <table:table-cell table:style-name="ce2" office:value-type="float" office:value="341000000">
            <text:p>341000000</text:p>
          </table:table-cell>
        </table:table-row>
        <table:table-row table:style-name="ro2">
          <table:table-cell table:style-name="ce2" office:value-type="string">
            <text:p>security_pgp_e</text:p>
          </table:table-cell>
          <table:table-cell table:style-name="ce2" office:value-type="string">
            <text:p>0,210044448</text:p>
          </table:table-cell>
          <table:table-cell table:style-name="ce2" office:value-type="float" office:value="43590141500">
            <text:p>43590141500</text:p>
          </table:table-cell>
          <table:table-cell table:style-name="ce2" office:value-type="float" office:value="39590893881">
            <text:p>39590893881</text:p>
          </table:table-cell>
          <table:table-cell table:style-name="ce2" office:value-type="string">
            <text:p>1,10101433</text:p>
          </table:table-cell>
          <table:table-cell table:style-name="ce2" office:value-type="string">
            <text:p>0,9082533921</text:p>
          </table:table-cell>
          <table:table-cell table:style-name="ce2" office:value-type="float" office:value="11969711599">
            <text:p>11969711599</text:p>
          </table:table-cell>
          <table:table-cell table:style-name="ce2" office:value-type="float" office:value="20100000">
            <text:p>20100000</text:p>
          </table:table-cell>
          <table:table-cell table:style-name="ce2" office:value-type="float" office:value="43590143099">
            <text:p>43590143099</text:p>
          </table:table-cell>
          <table:table-cell/>
          <table:table-cell table:style-name="ce2" office:value-type="string">
            <text:p>0,210044448</text:p>
          </table:table-cell>
          <table:table-cell table:style-name="ce2" office:value-type="float" office:value="43590141500">
            <text:p>43590141500</text:p>
          </table:table-cell>
          <table:table-cell table:style-name="ce2" office:value-type="float" office:value="11969711599">
            <text:p>11969711599</text:p>
          </table:table-cell>
          <table:table-cell table:style-name="ce2" office:value-type="float" office:value="20100000">
            <text:p>20100000</text:p>
          </table:table-cell>
        </table:table-row>
        <table:table-row table:style-name="ro2">
          <table:table-cell table:style-name="ce2" office:value-type="string">
            <text:p>security_rijndael_d</text:p>
          </table:table-cell>
          <table:table-cell table:style-name="ce2" office:value-type="string">
            <text:p>0,1967416998</text:p>
          </table:table-cell>
          <table:table-cell table:style-name="ce2" office:value-type="float" office:value="103575625125">
            <text:p>103575625125</text:p>
          </table:table-cell>
          <table:table-cell table:style-name="ce2" office:value-type="float" office:value="67238170313">
            <text:p>67238170313</text:p>
          </table:table-cell>
          <table:table-cell table:style-name="ce2" office:value-type="string">
            <text:p>1,540428965</text:p>
          </table:table-cell>
          <table:table-cell table:style-name="ce2" office:value-type="string">
            <text:p>0,6491698238</text:p>
          </table:table-cell>
          <table:table-cell table:style-name="ce2" office:value-type="float" office:value="27426592652">
            <text:p>27426592652</text:p>
          </table:table-cell>
          <table:table-cell table:style-name="ce2" office:value-type="float" office:value="274000000">
            <text:p>274000000</text:p>
          </table:table-cell>
          <table:table-cell table:style-name="ce2" office:value-type="float" office:value="103575627436">
            <text:p>103575627436</text:p>
          </table:table-cell>
          <table:table-cell/>
          <table:table-cell table:style-name="ce2" office:value-type="string">
            <text:p>0,1967416998</text:p>
          </table:table-cell>
          <table:table-cell table:style-name="ce2" office:value-type="float" office:value="103575625125">
            <text:p>103575625125</text:p>
          </table:table-cell>
          <table:table-cell table:style-name="ce2" office:value-type="float" office:value="27426592652">
            <text:p>27426592652</text:p>
          </table:table-cell>
          <table:table-cell table:style-name="ce2" office:value-type="float" office:value="274000000">
            <text:p>274000000</text:p>
          </table:table-cell>
        </table:table-row>
        <table:table-row table:style-name="ro2">
          <table:table-cell table:style-name="ce2" office:value-type="string">
            <text:p>security_rijndael_e</text:p>
          </table:table-cell>
          <table:table-cell table:style-name="ce2" office:value-type="string">
            <text:p>0,1966453262</text:p>
          </table:table-cell>
          <table:table-cell table:style-name="ce2" office:value-type="float" office:value="108736502453">
            <text:p>108736502453</text:p>
          </table:table-cell>
          <table:table-cell table:style-name="ce2" office:value-type="float" office:value="68717643130">
            <text:p>68717643130</text:p>
          </table:table-cell>
          <table:table-cell table:style-name="ce2" office:value-type="string">
            <text:p>1,582366587</text:p>
          </table:table-cell>
          <table:table-cell table:style-name="ce2" office:value-type="string">
            <text:p>0,6319648102</text:p>
          </table:table-cell>
          <table:table-cell table:style-name="ce2" office:value-type="float" office:value="28119836441">
            <text:p>28119836441</text:p>
          </table:table-cell>
          <table:table-cell table:style-name="ce2" office:value-type="float" office:value="257000000">
            <text:p>257000000</text:p>
          </table:table-cell>
          <table:table-cell table:style-name="ce2" office:value-type="float" office:value="108736504935">
            <text:p>108736504935</text:p>
          </table:table-cell>
          <table:table-cell/>
          <table:table-cell table:style-name="ce2" office:value-type="string">
            <text:p>0,1966453262</text:p>
          </table:table-cell>
          <table:table-cell table:style-name="ce2" office:value-type="float" office:value="108736502453">
            <text:p>108736502453</text:p>
          </table:table-cell>
          <table:table-cell table:style-name="ce2" office:value-type="float" office:value="28119836441">
            <text:p>28119836441</text:p>
          </table:table-cell>
          <table:table-cell table:style-name="ce2" office:value-type="float" office:value="257000000">
            <text:p>257000000</text:p>
          </table:table-cell>
        </table:table-row>
        <table:table-row table:style-name="ro2">
          <table:table-cell table:style-name="ce2" office:value-type="string">
            <text:p>security_sha</text:p>
          </table:table-cell>
          <table:table-cell table:style-name="ce2" office:value-type="string">
            <text:p>0,2102243477</text:p>
          </table:table-cell>
          <table:table-cell table:style-name="ce2" office:value-type="float" office:value="53155329785">
            <text:p>53155329785</text:p>
          </table:table-cell>
          <table:table-cell table:style-name="ce2" office:value-type="float" office:value="49268311961">
            <text:p>49268311961</text:p>
          </table:table-cell>
          <table:table-cell table:style-name="ce2" office:value-type="string">
            <text:p>1,078894885</text:p>
          </table:table-cell>
          <table:table-cell table:style-name="ce2" office:value-type="string">
            <text:p>0,9268743541</text:p>
          </table:table-cell>
          <table:table-cell table:style-name="ce2" office:value-type="float" office:value="12732157224">
            <text:p>12732157224</text:p>
          </table:table-cell>
          <table:table-cell table:style-name="ce2" office:value-type="float" office:value="45700000">
            <text:p>45700000</text:p>
          </table:table-cell>
          <table:table-cell table:style-name="ce2" office:value-type="float" office:value="53155331863">
            <text:p>53155331863</text:p>
          </table:table-cell>
          <table:table-cell/>
          <table:table-cell table:style-name="ce2" office:value-type="string">
            <text:p>0,2102243477</text:p>
          </table:table-cell>
          <table:table-cell table:style-name="ce2" office:value-type="float" office:value="53155329785">
            <text:p>53155329785</text:p>
          </table:table-cell>
          <table:table-cell table:style-name="ce2" office:value-type="float" office:value="12732157224">
            <text:p>12732157224</text:p>
          </table:table-cell>
          <table:table-cell table:style-name="ce2" office:value-type="float" office:value="45700000">
            <text:p>45700000</text:p>
          </table:table-cell>
        </table:table-row>
        <table:table-row table:style-name="ro2">
          <table:table-cell table:style-name="ce2" office:value-type="string">
            <text:p>telecom_adpcm_d</text:p>
          </table:table-cell>
          <table:table-cell table:style-name="ce2" office:value-type="string">
            <text:p>0,2068921387</text:p>
          </table:table-cell>
          <table:table-cell table:style-name="ce2" office:value-type="float" office:value="37590361241">
            <text:p>37590361241</text:p>
          </table:table-cell>
          <table:table-cell table:style-name="ce2" office:value-type="float" office:value="42997372680">
            <text:p>42997372680</text:p>
          </table:table-cell>
          <table:table-cell table:style-name="ce2" office:value-type="string">
            <text:p>0,8742478644</text:p>
          </table:table-cell>
          <table:table-cell table:style-name="ce2" office:value-type="string">
            <text:p>1,143840369</text:p>
          </table:table-cell>
          <table:table-cell table:style-name="ce2" office:value-type="float" office:value="3930453724">
            <text:p>3930453724</text:p>
          </table:table-cell>
          <table:table-cell table:style-name="ce2" office:value-type="float" office:value="416000">
            <text:p>416000</text:p>
          </table:table-cell>
          <table:table-cell table:style-name="ce2" office:value-type="float" office:value="37590362987">
            <text:p>37590362987</text:p>
          </table:table-cell>
          <table:table-cell/>
          <table:table-cell table:style-name="ce2" office:value-type="string">
            <text:p>0,2068921387</text:p>
          </table:table-cell>
          <table:table-cell table:style-name="ce2" office:value-type="float" office:value="37590361241">
            <text:p>37590361241</text:p>
          </table:table-cell>
          <table:table-cell table:style-name="ce2" office:value-type="float" office:value="3930453724">
            <text:p>3930453724</text:p>
          </table:table-cell>
          <table:table-cell table:style-name="ce2" office:value-type="float" office:value="416000">
            <text:p>416000</text:p>
          </table:table-cell>
        </table:table-row>
        <table:table-row table:style-name="ro2">
          <table:table-cell table:style-name="ce2" office:value-type="string">
            <text:p>telecom_CRC32</text:p>
          </table:table-cell>
          <table:table-cell table:style-name="ce2" office:value-type="string">
            <text:p>0,1989085489</text:p>
          </table:table-cell>
          <table:table-cell table:style-name="ce2" office:value-type="float" office:value="83843045283">
            <text:p>83843045283</text:p>
          </table:table-cell>
          <table:table-cell table:style-name="ce2" office:value-type="float" office:value="37688772630">
            <text:p>37688772630</text:p>
          </table:table-cell>
          <table:table-cell table:style-name="ce2" office:value-type="string">
            <text:p>2,224615965</text:p>
          </table:table-cell>
          <table:table-cell table:style-name="ce2" office:value-type="string">
            <text:p>0,4495157887</text:p>
          </table:table-cell>
          <table:table-cell table:style-name="ce2" office:value-type="float" office:value="15784307521">
            <text:p>15784307521</text:p>
          </table:table-cell>
          <table:table-cell table:style-name="ce2" office:value-type="float" office:value="17800000">
            <text:p>17800000</text:p>
          </table:table-cell>
          <table:table-cell table:style-name="ce2" office:value-type="float" office:value="83843047341">
            <text:p>83843047341</text:p>
          </table:table-cell>
          <table:table-cell/>
          <table:table-cell table:style-name="ce2" office:value-type="string">
            <text:p>0,1989085489</text:p>
          </table:table-cell>
          <table:table-cell table:style-name="ce2" office:value-type="float" office:value="83843045283">
            <text:p>83843045283</text:p>
          </table:table-cell>
          <table:table-cell table:style-name="ce2" office:value-type="float" office:value="15784307521">
            <text:p>15784307521</text:p>
          </table:table-cell>
          <table:table-cell table:style-name="ce2" office:value-type="float" office:value="17800000">
            <text:p>17800000</text:p>
          </table:table-cell>
        </table:table-row>
        <table:table-row table:style-name="ro2">
          <table:table-cell table:style-name="ce2" office:value-type="string">
            <text:p>telecom_gsm</text:p>
          </table:table-cell>
          <table:table-cell table:style-name="ce2" office:value-type="string">
            <text:p>0,2109465454</text:p>
          </table:table-cell>
          <table:table-cell table:style-name="ce2" office:value-type="float" office:value="38810423107">
            <text:p>38810423107</text:p>
          </table:table-cell>
          <table:table-cell table:style-name="ce2" office:value-type="float" office:value="38261983333">
            <text:p>38261983333</text:p>
          </table:table-cell>
          <table:table-cell table:style-name="ce2" office:value-type="string">
            <text:p>1,014333804</text:p>
          </table:table-cell>
          <table:table-cell table:style-name="ce2" office:value-type="string">
            <text:p>0,9858687504</text:p>
          </table:table-cell>
          <table:table-cell table:style-name="ce2" office:value-type="float" office:value="15784831575">
            <text:p>15784831575</text:p>
          </table:table-cell>
          <table:table-cell table:style-name="ce2" office:value-type="float" office:value="6170000">
            <text:p>6170000</text:p>
          </table:table-cell>
          <table:table-cell table:style-name="ce2" office:value-type="float" office:value="38810425958">
            <text:p>38810425958</text:p>
          </table:table-cell>
          <table:table-cell/>
          <table:table-cell table:style-name="ce2" office:value-type="string">
            <text:p>0,2109465454</text:p>
          </table:table-cell>
          <table:table-cell table:style-name="ce2" office:value-type="float" office:value="38810423107">
            <text:p>38810423107</text:p>
          </table:table-cell>
          <table:table-cell table:style-name="ce2" office:value-type="float" office:value="15784831575">
            <text:p>15784831575</text:p>
          </table:table-cell>
          <table:table-cell table:style-name="ce2" office:value-type="float" office:value="6170000">
            <text:p>6170000</text:p>
          </table:table-cell>
        </table:table-row>
        <table:table-row table:style-name="ro4" table:number-rows-repeated="1048543">
          <table:table-cell table:number-columns-repeated="14"/>
        </table:table-row>
        <table:table-row table:style-name="ro4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6:12:12</meta:creation-date>
    <dc:date>2014-10-22T22:52:59</dc:date>
    <meta:editing-duration>PT3M32S</meta:editing-duration>
    <meta:editing-cycles>4</meta:editing-cycles>
    <meta:generator>LibreOffice/3.5$Linux_X86_64 LibreOffice_project/350m1$Build-2</meta:generator>
    <meta:document-statistic meta:table-count="5" meta:cell-count="2277" meta:object-count="0"/>
  </office:meta>
</office:document-meta>
</file>